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29"/>
    <style:style style:name="ce2" style:family="table-cell" style:parent-style-name="Default" style:data-style-name="N135"/>
    <style:style style:name="ce3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tual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count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38" calcext:value-type="float">
            <text:p>2238</text:p>
          </table:table-cell>
          <table:table-cell table:style-name="Default" table:number-columns-repeated="2"/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Logistic Regression GLM</text:p>
          </table:table-cell>
          <table:table-cell table:number-columns-repeated="4"/>
          <table:table-cell office:value-type="string" calcext:value-type="string">
            <text:p>Model</text:p>
          </table:table-cell>
          <table:table-cell office:value-type="string" calcext:value-type="string">
            <text:p>Logistic Regression GL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21" calcext:value-type="float">
            <text:p>521</text:p>
          </table:table-cell>
          <table:table-cell table:style-name="Default" table:number-columns-repeated="2"/>
          <table:table-cell/>
          <table:table-cell office:value-type="string" calcext:value-type="string">
            <text:p>Training Data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office:value-type="string" calcext:value-type="string">
            <text:p>Training Data</text:p>
          </table:table-cell>
          <table:table-cell office:value-type="string" calcext:value-type="string">
            <text:p>Synthe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28" calcext:value-type="float">
            <text:p>728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09" calcext:value-type="float">
            <text:p>2209</text:p>
          </table:table-cell>
          <table:table-cell table:style-name="Default" table:number-columns-repeated="2"/>
          <table:table-cell/>
          <table:table-cell office:value-type="string" calcext:value-type="string">
            <text:p>Confusion Matrix on Validation Data</text:p>
          </table:table-cell>
          <table:table-cell table:number-columns-repeated="5"/>
          <table:table-cell office:value-type="string" calcext:value-type="string">
            <text:p>Confusion Matrix on Validation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table:number-columns-repeated="2"/>
          <table:table-cell table:number-columns-repeated="3"/>
          <table:table-cell table:number-columns-repeated="2" office:value-type="string" calcext:value-type="string">
            <text:p>Predicted</text:p>
          </table:table-cell>
          <table:table-cell table:number-columns-repeated="4"/>
          <table:table-cell table:number-columns-repeated="2" office:value-type="string" calcext:value-type="string">
            <text:p>Predi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&lt;=50k</text:p>
          </table:table-cell>
          <table:table-cell office:value-type="string" calcext:value-type="string">
            <text:p>&gt;50k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&lt;=50k</text:p>
          </table:table-cell>
          <table:table-cell office:value-type="string" calcext:value-type="string">
            <text:p>&gt;50k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table:number-columns-repeated="2"/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&lt;=50k</text:p>
          </table:table-cell>
          <table:table-cell table:formula="of:=[.D2]" office:value-type="float" office:value="2238" calcext:value-type="float">
            <text:p>2238</text:p>
          </table:table-cell>
          <table:table-cell table:formula="of:=[.D3]" office:value-type="float" office:value="521" calcext:value-type="float">
            <text:p>521</text:p>
          </table:table-cell>
          <table:table-cell table:formula="of:=SUM([.J9:.K9])" office:value-type="float" office:value="2759" calcext:value-type="float">
            <text:p>2759</text:p>
          </table:table-cell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&lt;=50k</text:p>
          </table:table-cell>
          <table:table-cell table:formula="of:=[.D6]" office:value-type="float" office:value="2209" calcext:value-type="float">
            <text:p>2209</text:p>
          </table:table-cell>
          <table:table-cell table:formula="of:=[.D7]" office:value-type="float" office:value="550" calcext:value-type="float">
            <text:p>550</text:p>
          </table:table-cell>
          <table:table-cell table:formula="of:=SUM([.P9:.Q9])" office:value-type="float" office:value="2759" calcext:value-type="float">
            <text:p>27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&gt;50k</text:p>
          </table:table-cell>
          <table:table-cell table:formula="of:=[.D4]" office:value-type="float" office:value="171" calcext:value-type="float">
            <text:p>171</text:p>
          </table:table-cell>
          <table:table-cell table:formula="of:=[.D5]" office:value-type="float" office:value="728" calcext:value-type="float">
            <text:p>728</text:p>
          </table:table-cell>
          <table:table-cell table:formula="of:=SUM([.J10:.K10])" office:value-type="float" office:value="899" calcext:value-type="float">
            <text:p>899</text:p>
          </table:table-cell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&gt;50k</text:p>
          </table:table-cell>
          <table:table-cell table:formula="of:=[.D8]" office:value-type="float" office:value="179" calcext:value-type="float">
            <text:p>179</text:p>
          </table:table-cell>
          <table:table-cell table:formula="of:=[.D9]" office:value-type="float" office:value="720" calcext:value-type="float">
            <text:p>720</text:p>
          </table:table-cell>
          <table:table-cell table:formula="of:=SUM([.P10:.Q10])"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Total</text:p>
          </table:table-cell>
          <table:table-cell table:formula="of:=SUM([.J9:.J10])" office:value-type="float" office:value="2409" calcext:value-type="float">
            <text:p>2409</text:p>
          </table:table-cell>
          <table:table-cell table:formula="of:=SUM([.K9:.K10])" office:value-type="float" office:value="1249" calcext:value-type="float">
            <text:p>1249</text:p>
          </table:table-cell>
          <table:table-cell table:formula="of:=SUM([.J11:.K11])" office:value-type="float" office:value="3658" calcext:value-type="float">
            <text:p>3658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P9:.P10])" office:value-type="float" office:value="2388" calcext:value-type="float">
            <text:p>2388</text:p>
          </table:table-cell>
          <table:table-cell table:formula="of:=SUM([.Q9:.Q10])" office:value-type="float" office:value="1270" calcext:value-type="float">
            <text:p>1270</text:p>
          </table:table-cell>
          <table:table-cell table:formula="of:=SUM([.P11:.Q11])"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Accuracy</text:p>
          </table:table-cell>
          <table:table-cell table:style-name="ce2" table:formula="of:=SUM([.J9];[.K10])/[.L11]" office:value-type="float" office:value="0.81082558775287" calcext:value-type="float">
            <text:p>0.8108</text:p>
          </table:table-cell>
          <table:table-cell table:number-columns-repeated="4"/>
          <table:table-cell office:value-type="string" calcext:value-type="string">
            <text:p>Accuracy</text:p>
          </table:table-cell>
          <table:table-cell table:style-name="ce2" table:formula="of:=SUM([.P9];[.Q10])/[.R11]" office:value-type="float" office:value="0.800710770913067" calcext:value-type="float">
            <text:p>0.80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Sensitivity</text:p>
          </table:table-cell>
          <table:table-cell table:style-name="ce2" table:formula="of:=[.K10]/[.L10]" office:value-type="float" office:value="0.809788654060067" calcext:value-type="float">
            <text:p>0.8098</text:p>
          </table:table-cell>
          <table:table-cell office:value-type="string" calcext:value-type="string">
            <text:p>(True Positive Rate)</text:p>
          </table:table-cell>
          <table:table-cell table:number-columns-repeated="3"/>
          <table:table-cell office:value-type="string" calcext:value-type="string">
            <text:p>Sensitivity</text:p>
          </table:table-cell>
          <table:table-cell table:style-name="ce2" table:formula="of:=[.Q10]/[.R10]" office:value-type="float" office:value="0.800889877641824" calcext:value-type="float">
            <text:p>0.8009</text:p>
          </table:table-cell>
          <table:table-cell office:value-type="string" calcext:value-type="string">
            <text:p>(True Positive Rate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Specificity</text:p>
          </table:table-cell>
          <table:table-cell table:style-name="ce2" table:formula="of:=[.J9]/[.L9]" office:value-type="float" office:value="0.811163465023559" calcext:value-type="float">
            <text:p>0.8112</text:p>
          </table:table-cell>
          <table:table-cell office:value-type="string" calcext:value-type="string">
            <text:p>(True Negative Rate)</text:p>
          </table:table-cell>
          <table:table-cell table:number-columns-repeated="3"/>
          <table:table-cell office:value-type="string" calcext:value-type="string">
            <text:p>Specificity</text:p>
          </table:table-cell>
          <table:table-cell table:style-name="ce2" table:formula="of:=[.P9]/[.R9]" office:value-type="float" office:value="0.800652410293585" calcext:value-type="float">
            <text:p>0.8007</text:p>
          </table:table-cell>
          <table:table-cell office:value-type="string" calcext:value-type="string">
            <text:p>(True Negative Rat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.error</text:p>
          </table:table-cell>
          <table:table-cell table:style-name="Default" office:value-type="string" calcext:value-type="string">
            <text:p>statistic</text:p>
          </table:table-cell>
          <table:table-cell table:style-name="Default" office:value-type="string" calcext:value-type="string">
            <text:p>p.value</text:p>
          </table:table-cell>
          <table:table-cell table:number-columns-repeated="2"/>
          <table:table-cell table:style-name="ce2" table:formula="of:=[.K9]/[.L9]" office:value-type="float" office:value="0.188836534976441" calcext:value-type="float">
            <text:p>0.1888</text:p>
          </table:table-cell>
          <table:table-cell office:value-type="string" calcext:value-type="string">
            <text:p>(False Positive Rate)</text:p>
          </table:table-cell>
          <table:table-cell table:number-columns-repeated="4"/>
          <table:table-cell table:style-name="ce2" table:formula="of:=[.Q9]/[.R9]" office:value-type="float" office:value="0.199347589706415" calcext:value-type="float">
            <text:p>0.1993</text:p>
          </table:table-cell>
          <table:table-cell office:value-type="string" calcext:value-type="string">
            <text:p>(False Positive Rat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(Intercept)</text:p>
          </table:table-cell>
          <table:table-cell office:value-type="float" office:value="-8.64216451376343" calcext:value-type="float">
            <text:p>-8.642</text:p>
          </table:table-cell>
          <table:table-cell office:value-type="float" office:value="0.447655096038714" calcext:value-type="float">
            <text:p>0.448</text:p>
          </table:table-cell>
          <table:table-cell office:value-type="float" office:value="-19.3054085393815" calcext:value-type="float">
            <text:p>-19.305</text:p>
          </table:table-cell>
          <table:table-cell office:value-type="float" office:value="4.8371285516153E-08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age</text:p>
          </table:table-cell>
          <table:table-cell office:value-type="float" office:value="0.0256596831424744" calcext:value-type="float">
            <text:p>0.026</text:p>
          </table:table-cell>
          <table:table-cell office:value-type="float" office:value="0.00170953049609179" calcext:value-type="float">
            <text:p>0.002</text:p>
          </table:table-cell>
          <table:table-cell office:value-type="float" office:value="15.0097837980286" calcext:value-type="float">
            <text:p>15.010</text:p>
          </table:table-cell>
          <table:table-cell office:value-type="float" office:value="6.33538682043893E-0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Federal-gov</text:p>
          </table:table-cell>
          <table:table-cell office:value-type="float" office:value="0.944431905971955" calcext:value-type="float">
            <text:p>0.944</text:p>
          </table:table-cell>
          <table:table-cell office:value-type="float" office:value="0.15970239662781" calcext:value-type="float">
            <text:p>0.160</text:p>
          </table:table-cell>
          <table:table-cell office:value-type="float" office:value="5.91369901713482" calcext:value-type="float">
            <text:p>5.914</text:p>
          </table:table-cell>
          <table:table-cell office:value-type="float" office:value="0.00000000334508906450552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Local-gov</text:p>
          </table:table-cell>
          <table:table-cell office:value-type="float" office:value="0.313144449294592" calcext:value-type="float">
            <text:p>0.313</text:p>
          </table:table-cell>
          <table:table-cell office:value-type="float" office:value="0.145822852103643" calcext:value-type="float">
            <text:p>0.146</text:p>
          </table:table-cell>
          <table:table-cell office:value-type="float" office:value="2.14743056233755" calcext:value-type="float">
            <text:p>2.147</text:p>
          </table:table-cell>
          <table:table-cell office:value-type="float" office:value="0.03175901971162" calcext:value-type="float">
            <text:p>0.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Never-worked</text:p>
          </table:table-cell>
          <table:table-cell office:value-type="float" office:value="-11.9473990723788" calcext:value-type="float">
            <text:p>-11.947</text:p>
          </table:table-cell>
          <table:table-cell office:value-type="float" office:value="538.357853897663" calcext:value-type="float">
            <text:p>538.358</text:p>
          </table:table-cell>
          <table:table-cell office:value-type="float" office:value="-0.0221923001324876" calcext:value-type="float">
            <text:p>-0.022</text:p>
          </table:table-cell>
          <table:table-cell office:value-type="float" office:value="0.982294559683716" calcext:value-type="float">
            <text:p>0.982</text:p>
          </table:table-cell>
          <table:table-cell table:number-columns-repeated="9"/>
          <table:table-cell office:value-type="string" calcext:value-type="string">
            <text:p>Models Agr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Private</text:p>
          </table:table-cell>
          <table:table-cell office:value-type="float" office:value="0.506615776955633" calcext:value-type="float">
            <text:p>0.507</text:p>
          </table:table-cell>
          <table:table-cell office:value-type="float" office:value="0.129879974298346" calcext:value-type="float">
            <text:p>0.130</text:p>
          </table:table-cell>
          <table:table-cell office:value-type="float" office:value="3.90064580542563" calcext:value-type="float">
            <text:p>3.901</text:p>
          </table:table-cell>
          <table:table-cell office:value-type="float" office:value="0.0000959364253428674" calcext:value-type="float">
            <text:p>0.000</text:p>
          </table:table-cell>
          <table:table-cell/>
          <table:table-cell office:value-type="string" calcext:value-type="string">
            <text:p>actual</text:p>
          </table:table-cell>
          <table:table-cell office:value-type="string" calcext:value-type="string">
            <text:p>models_agree</text:p>
          </table:table-cell>
          <table:table-cell office:value-type="string" calcext:value-type="string">
            <text:p>count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Self-emp-inc</text:p>
          </table:table-cell>
          <table:table-cell office:value-type="float" office:value="0.638944391019485" calcext:value-type="float">
            <text:p>0.639</text:p>
          </table:table-cell>
          <table:table-cell office:value-type="float" office:value="0.154979069018165" calcext:value-type="float">
            <text:p>0.155</text:p>
          </table:table-cell>
          <table:table-cell office:value-type="float" office:value="4.12277861176591" calcext:value-type="float">
            <text:p>4.123</text:p>
          </table:table-cell>
          <table:table-cell office:value-type="float" office:value="0.0000374329430321346" calcext:value-type="float">
            <text:p>0.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string" calcext:value-type="string">
            <text:p>Actual</text:p>
          </table:table-cell>
          <table:table-cell office:value-type="string" calcext:value-type="string">
            <text:p>&lt;=50k</text:p>
          </table:table-cell>
          <table:table-cell table:formula="of:=[.J24]" office:value-type="float" office:value="2566" calcext:value-type="float">
            <text:p>2566</text:p>
          </table:table-cell>
          <table:table-cell table:formula="of:=[.J23]" office:value-type="float" office:value="193" calcext:value-type="float">
            <text:p>193</text:p>
          </table:table-cell>
          <table:table-cell table:formula="of:=SUM([.P23:.Q23])" office:value-type="float" office:value="2759" calcext:value-type="float">
            <text:p>2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Self-emp-not-inc</text:p>
          </table:table-cell>
          <table:table-cell office:value-type="float" office:value="0.0663135348298511" calcext:value-type="float">
            <text:p>0.066</text:p>
          </table:table-cell>
          <table:table-cell office:value-type="float" office:value="0.142146420346911" calcext:value-type="float">
            <text:p>0.142</text:p>
          </table:table-cell>
          <table:table-cell office:value-type="float" office:value="0.466515686205899" calcext:value-type="float">
            <text:p>0.467</text:p>
          </table:table-cell>
          <table:table-cell office:value-type="float" office:value="0.640846422222199" calcext:value-type="float">
            <text:p>0.6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6" calcext:value-type="float">
            <text:p>2566</text:p>
          </table:table-cell>
          <table:table-cell table:number-columns-repeated="3"/>
          <table:table-cell office:value-type="string" calcext:value-type="string">
            <text:p>Actual</text:p>
          </table:table-cell>
          <table:table-cell office:value-type="string" calcext:value-type="string">
            <text:p>&gt;50k</text:p>
          </table:table-cell>
          <table:table-cell table:formula="of:=[.J26]" office:value-type="float" office:value="803" calcext:value-type="float">
            <text:p>803</text:p>
          </table:table-cell>
          <table:table-cell table:formula="of:=[.J25]" office:value-type="float" office:value="96" calcext:value-type="float">
            <text:p>96</text:p>
          </table:table-cell>
          <table:table-cell table:formula="of:=SUM([.P24:.Q24])" office:value-type="float" office:value="899" calcext:value-type="float">
            <text:p>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State-gov</text:p>
          </table:table-cell>
          <table:table-cell office:value-type="float" office:value="0.157698801513809" calcext:value-type="float">
            <text:p>0.158</text:p>
          </table:table-cell>
          <table:table-cell office:value-type="float" office:value="0.158649628571184" calcext:value-type="float">
            <text:p>0.159</text:p>
          </table:table-cell>
          <table:table-cell office:value-type="float" office:value="0.994006748922531" calcext:value-type="float">
            <text:p>0.994</text:p>
          </table:table-cell>
          <table:table-cell office:value-type="float" office:value="0.320219581782306" calcext:value-type="float">
            <text:p>0.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P23:.P24])" office:value-type="float" office:value="3369" calcext:value-type="float">
            <text:p>3369</text:p>
          </table:table-cell>
          <table:table-cell table:formula="of:=SUM([.Q23:.Q24])" office:value-type="float" office:value="289" calcext:value-type="float">
            <text:p>289</text:p>
          </table:table-cell>
          <table:table-cell table:formula="of:=SUM([.R23:.R24])" office:value-type="float" office:value="3658" calcext:value-type="float">
            <text:p>3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workclassWithout-pay</text:p>
          </table:table-cell>
          <table:table-cell office:value-type="float" office:value="-13.4684981572902" calcext:value-type="float">
            <text:p>-13.468</text:p>
          </table:table-cell>
          <table:table-cell office:value-type="float" office:value="358.221397004566" calcext:value-type="float">
            <text:p>358.221</text:p>
          </table:table-cell>
          <table:table-cell office:value-type="float" office:value="-0.0375982514442557" calcext:value-type="float">
            <text:p>-0.038</text:p>
          </table:table-cell>
          <table:table-cell office:value-type="float" office:value="0.970008002083097" calcext:value-type="float">
            <text:p>0.9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11th</text:p>
          </table:table-cell>
          <table:table-cell office:value-type="float" office:value="-0.106311958551758" calcext:value-type="float">
            <text:p>-0.106</text:p>
          </table:table-cell>
          <table:table-cell office:value-type="float" office:value="0.222868504214352" calcext:value-type="float">
            <text:p>0.223</text:p>
          </table:table-cell>
          <table:table-cell office:value-type="float" office:value="-0.477016521138889" calcext:value-type="float">
            <text:p>-0.477</text:p>
          </table:table-cell>
          <table:table-cell office:value-type="float" office:value="0.63335035720425" calcext:value-type="float">
            <text:p>0.633</text:p>
          </table:table-cell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12th</text:p>
          </table:table-cell>
          <table:table-cell office:value-type="float" office:value="0.325768252721098" calcext:value-type="float">
            <text:p>0.326</text:p>
          </table:table-cell>
          <table:table-cell office:value-type="float" office:value="0.279665862002711" calcext:value-type="float">
            <text:p>0.280</text:p>
          </table:table-cell>
          <table:table-cell office:value-type="float" office:value="1.16484811692154" calcext:value-type="float">
            <text:p>1.165</text:p>
          </table:table-cell>
          <table:table-cell office:value-type="float" office:value="0.244080477984526" calcext:value-type="float">
            <text:p>0.244</text:p>
          </table:table-cell>
          <table:table-cell table:number-columns-repeated="7"/>
          <table:table-cell office:value-type="string" calcext:value-type="string">
            <text:p>Actual</text:p>
          </table:table-cell>
          <table:table-cell office:value-type="string" calcext:value-type="string">
            <text:p>&lt;=50k</text:p>
          </table:table-cell>
          <table:table-cell table:style-name="ce3" table:formula="of:=[.P23]/[.$R23]" office:value-type="percentage" office:value="0.930047118521203" calcext:value-type="percentage">
            <text:p>93%</text:p>
          </table:table-cell>
          <table:table-cell table:style-name="ce3" table:formula="of:=[.Q23]/[.$R23]" office:value-type="percentage" office:value="0.0699528814787967" calcext:value-type="percentage">
            <text:p>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1st-4th</text:p>
          </table:table-cell>
          <table:table-cell office:value-type="float" office:value="-0.620537387459792" calcext:value-type="float">
            <text:p>-0.621</text:p>
          </table:table-cell>
          <table:table-cell office:value-type="float" office:value="0.528973738042682" calcext:value-type="float">
            <text:p>0.529</text:p>
          </table:table-cell>
          <table:table-cell office:value-type="float" office:value="-1.1730967774618" calcext:value-type="float">
            <text:p>-1.173</text:p>
          </table:table-cell>
          <table:table-cell office:value-type="float" office:value="0.240756998659514" calcext:value-type="float">
            <text:p>0.241</text:p>
          </table:table-cell>
          <table:table-cell table:number-columns-repeated="7"/>
          <table:table-cell office:value-type="string" calcext:value-type="string">
            <text:p>Actual</text:p>
          </table:table-cell>
          <table:table-cell office:value-type="string" calcext:value-type="string">
            <text:p>&gt;50k</text:p>
          </table:table-cell>
          <table:table-cell table:style-name="ce3" table:formula="of:=[.P24]/[.$R24]" office:value-type="percentage" office:value="0.89321468298109" calcext:value-type="percentage">
            <text:p>89%</text:p>
          </table:table-cell>
          <table:table-cell table:style-name="ce3" table:formula="of:=[.Q24]/[.$R24]" office:value-type="percentage" office:value="0.10678531701891" calcext:value-type="percentage">
            <text:p>1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5th-6th</text:p>
          </table:table-cell>
          <table:table-cell office:value-type="float" office:value="-0.300049291723206" calcext:value-type="float">
            <text:p>-0.300</text:p>
          </table:table-cell>
          <table:table-cell office:value-type="float" office:value="0.333754521672412" calcext:value-type="float">
            <text:p>0.334</text:p>
          </table:table-cell>
          <table:table-cell office:value-type="float" office:value="-0.899011915163538" calcext:value-type="float">
            <text:p>-0.899</text:p>
          </table:table-cell>
          <table:table-cell office:value-type="float" office:value="0.368646314082398" calcext:value-type="float">
            <text:p>0.369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style-name="ce3" table:formula="of:=[.P25]/[.$R25]" office:value-type="percentage" office:value="0.920995079278294" calcext:value-type="percentage">
            <text:p>92%</text:p>
          </table:table-cell>
          <table:table-cell table:style-name="ce3" table:formula="of:=[.Q25]/[.$R25]" office:value-type="percentage" office:value="0.0790049207217059" calcext:value-type="percentage">
            <text:p>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7th-8th</text:p>
          </table:table-cell>
          <table:table-cell office:value-type="float" office:value="-0.629020128609961" calcext:value-type="float">
            <text:p>-0.629</text:p>
          </table:table-cell>
          <table:table-cell office:value-type="float" office:value="0.241103950861866" calcext:value-type="float">
            <text:p>0.241</text:p>
          </table:table-cell>
          <table:table-cell office:value-type="float" office:value="-2.60891671978591" calcext:value-type="float">
            <text:p>-2.609</text:p>
          </table:table-cell>
          <table:table-cell office:value-type="float" office:value="0.00908293444578307" calcext:value-type="float">
            <text:p>0.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9th</text:p>
          </table:table-cell>
          <table:table-cell office:value-type="float" office:value="-0.410935300909432" calcext:value-type="float">
            <text:p>-0.411</text:p>
          </table:table-cell>
          <table:table-cell office:value-type="float" office:value="0.277718152933795" calcext:value-type="float">
            <text:p>0.278</text:p>
          </table:table-cell>
          <table:table-cell office:value-type="float" office:value="-1.47968469676303" calcext:value-type="float">
            <text:p>-1.480</text:p>
          </table:table-cell>
          <table:table-cell office:value-type="float" office:value="0.138957411467966" calcext:value-type="float">
            <text:p>0.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Assoc-acdm</text:p>
          </table:table-cell>
          <table:table-cell office:value-type="float" office:value="1.24074890420126" calcext:value-type="float">
            <text:p>1.241</text:p>
          </table:table-cell>
          <table:table-cell office:value-type="float" office:value="0.180534113007495" calcext:value-type="float">
            <text:p>0.181</text:p>
          </table:table-cell>
          <table:table-cell office:value-type="float" office:value="6.87265627272201" calcext:value-type="float">
            <text:p>6.873</text:p>
          </table:table-cell>
          <table:table-cell office:value-type="float" office:value="0.0000000000063017284428203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Assoc-voc</text:p>
          </table:table-cell>
          <table:table-cell office:value-type="float" office:value="1.2804008101483" calcext:value-type="float">
            <text:p>1.280</text:p>
          </table:table-cell>
          <table:table-cell office:value-type="float" office:value="0.172769187753997" calcext:value-type="float">
            <text:p>0.173</text:p>
          </table:table-cell>
          <table:table-cell office:value-type="float" office:value="7.41104838654122" calcext:value-type="float">
            <text:p>7.411</text:p>
          </table:table-cell>
          <table:table-cell office:value-type="float" office:value="0.00000000000012530485178453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Bachelors</text:p>
          </table:table-cell>
          <table:table-cell office:value-type="float" office:value="1.88824446038824" calcext:value-type="float">
            <text:p>1.888</text:p>
          </table:table-cell>
          <table:table-cell office:value-type="float" office:value="0.159958090043133" calcext:value-type="float">
            <text:p>0.160</text:p>
          </table:table-cell>
          <table:table-cell office:value-type="float" office:value="11.8046199468816" calcext:value-type="float">
            <text:p>11.805</text:p>
          </table:table-cell>
          <table:table-cell office:value-type="float" office:value="3.69456486961107E-032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Doctorate</text:p>
          </table:table-cell>
          <table:table-cell office:value-type="float" office:value="2.82939576417075" calcext:value-type="float">
            <text:p>2.829</text:p>
          </table:table-cell>
          <table:table-cell office:value-type="float" office:value="0.218543879691798" calcext:value-type="float">
            <text:p>0.219</text:p>
          </table:table-cell>
          <table:table-cell office:value-type="float" office:value="12.9465797356618" calcext:value-type="float">
            <text:p>12.947</text:p>
          </table:table-cell>
          <table:table-cell office:value-type="float" office:value="2.45657350839318E-03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HS-grad</text:p>
          </table:table-cell>
          <table:table-cell office:value-type="float" office:value="0.722079364387673" calcext:value-type="float">
            <text:p>0.722</text:p>
          </table:table-cell>
          <table:table-cell office:value-type="float" office:value="0.155765149965125" calcext:value-type="float">
            <text:p>0.156</text:p>
          </table:table-cell>
          <table:table-cell office:value-type="float" office:value="4.63569267290754" calcext:value-type="float">
            <text:p>4.636</text:p>
          </table:table-cell>
          <table:table-cell office:value-type="float" office:value="0.0000035574418381080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Masters</text:p>
          </table:table-cell>
          <table:table-cell office:value-type="float" office:value="2.24018483261006" calcext:value-type="float">
            <text:p>2.240</text:p>
          </table:table-cell>
          <table:table-cell office:value-type="float" office:value="0.170863594533476" calcext:value-type="float">
            <text:p>0.171</text:p>
          </table:table-cell>
          <table:table-cell office:value-type="float" office:value="13.1109546110547" calcext:value-type="float">
            <text:p>13.111</text:p>
          </table:table-cell>
          <table:table-cell office:value-type="float" office:value="2.84988487382112E-03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Preschool</text:p>
          </table:table-cell>
          <table:table-cell office:value-type="float" office:value="-12.6568129828474" calcext:value-type="float">
            <text:p>-12.657</text:p>
          </table:table-cell>
          <table:table-cell office:value-type="float" office:value="176.871956149242" calcext:value-type="float">
            <text:p>176.872</text:p>
          </table:table-cell>
          <table:table-cell office:value-type="float" office:value="-0.0715591847255187" calcext:value-type="float">
            <text:p>-0.072</text:p>
          </table:table-cell>
          <table:table-cell office:value-type="float" office:value="0.942952722633244" calcext:value-type="float">
            <text:p>0.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Prof-school</text:p>
          </table:table-cell>
          <table:table-cell office:value-type="float" office:value="2.7168675547118" calcext:value-type="float">
            <text:p>2.717</text:p>
          </table:table-cell>
          <table:table-cell office:value-type="float" office:value="0.20349535690682" calcext:value-type="float">
            <text:p>0.203</text:p>
          </table:table-cell>
          <table:table-cell office:value-type="float" office:value="13.3510051335267" calcext:value-type="float">
            <text:p>13.351</text:p>
          </table:table-cell>
          <table:table-cell office:value-type="float" office:value="1.16861364392082E-040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Some-college</text:p>
          </table:table-cell>
          <table:table-cell office:value-type="float" office:value="1.05989422320531" calcext:value-type="float">
            <text:p>1.060</text:p>
          </table:table-cell>
          <table:table-cell office:value-type="float" office:value="0.158132891034858" calcext:value-type="float">
            <text:p>0.158</text:p>
          </table:table-cell>
          <table:table-cell office:value-type="float" office:value="6.70255388533734" calcext:value-type="float">
            <text:p>6.703</text:p>
          </table:table-cell>
          <table:table-cell office:value-type="float" office:value="0.000000000020480801144061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education_nu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arital_statusMarried-AF-spouse</text:p>
          </table:table-cell>
          <table:table-cell office:value-type="float" office:value="2.48262941355084" calcext:value-type="float">
            <text:p>2.483</text:p>
          </table:table-cell>
          <table:table-cell office:value-type="float" office:value="0.579851540159536" calcext:value-type="float">
            <text:p>0.580</text:p>
          </table:table-cell>
          <table:table-cell office:value-type="float" office:value="4.28149145360172" calcext:value-type="float">
            <text:p>4.281</text:p>
          </table:table-cell>
          <table:table-cell office:value-type="float" office:value="0.00001856448545767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arital_statusMarried-civ-spouse</text:p>
          </table:table-cell>
          <table:table-cell office:value-type="float" office:value="2.14464731004081" calcext:value-type="float">
            <text:p>2.145</text:p>
          </table:table-cell>
          <table:table-cell office:value-type="float" office:value="0.274344415013678" calcext:value-type="float">
            <text:p>0.274</text:p>
          </table:table-cell>
          <table:table-cell office:value-type="float" office:value="7.81735363533421" calcext:value-type="float">
            <text:p>7.817</text:p>
          </table:table-cell>
          <table:table-cell office:value-type="float" office:value="5.39453962793646E-015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arital_statusMarried-spouse-absent</text:p>
          </table:table-cell>
          <table:table-cell office:value-type="float" office:value="0.0827984323177974" calcext:value-type="float">
            <text:p>0.083</text:p>
          </table:table-cell>
          <table:table-cell office:value-type="float" office:value="0.229920410832536" calcext:value-type="float">
            <text:p>0.230</text:p>
          </table:table-cell>
          <table:table-cell office:value-type="float" office:value="0.360117799102682" calcext:value-type="float">
            <text:p>0.360</text:p>
          </table:table-cell>
          <table:table-cell office:value-type="float" office:value="0.718759042764505" calcext:value-type="float">
            <text:p>0.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arital_statusNever-married</text:p>
          </table:table-cell>
          <table:table-cell office:value-type="float" office:value="-0.426683416159756" calcext:value-type="float">
            <text:p>-0.427</text:p>
          </table:table-cell>
          <table:table-cell office:value-type="float" office:value="0.0883442977247044" calcext:value-type="float">
            <text:p>0.088</text:p>
          </table:table-cell>
          <table:table-cell office:value-type="float" office:value="-4.82977879895964" calcext:value-type="float">
            <text:p>-4.830</text:p>
          </table:table-cell>
          <table:table-cell office:value-type="float" office:value="0.0000013668480899466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arital_statusSeparated</text:p>
          </table:table-cell>
          <table:table-cell office:value-type="float" office:value="-0.0658532466268745" calcext:value-type="float">
            <text:p>-0.066</text:p>
          </table:table-cell>
          <table:table-cell office:value-type="float" office:value="0.165653940441209" calcext:value-type="float">
            <text:p>0.166</text:p>
          </table:table-cell>
          <table:table-cell office:value-type="float" office:value="-0.39753504475341" calcext:value-type="float">
            <text:p>-0.398</text:p>
          </table:table-cell>
          <table:table-cell office:value-type="float" office:value="0.690972949107094" calcext:value-type="float">
            <text:p>0.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arital_statusWidowed</text:p>
          </table:table-cell>
          <table:table-cell office:value-type="float" office:value="0.21783385440888" calcext:value-type="float">
            <text:p>0.218</text:p>
          </table:table-cell>
          <table:table-cell office:value-type="float" office:value="0.152025838541595" calcext:value-type="float">
            <text:p>0.152</text:p>
          </table:table-cell>
          <table:table-cell office:value-type="float" office:value="1.43287388840338" calcext:value-type="float">
            <text:p>1.433</text:p>
          </table:table-cell>
          <table:table-cell office:value-type="float" office:value="0.151893880648686" calcext:value-type="float">
            <text:p>0.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Adm-clerical</text:p>
          </table:table-cell>
          <table:table-cell office:value-type="float" office:value="0.194291945351849" calcext:value-type="float">
            <text:p>0.194</text:p>
          </table:table-cell>
          <table:table-cell office:value-type="float" office:value="0.103804731606657" calcext:value-type="float">
            <text:p>0.104</text:p>
          </table:table-cell>
          <table:table-cell office:value-type="float" office:value="1.87170606141608" calcext:value-type="float">
            <text:p>1.872</text:p>
          </table:table-cell>
          <table:table-cell office:value-type="float" office:value="0.0612472805034505" calcext:value-type="float">
            <text:p>0.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Armed-Forces</text:p>
          </table:table-cell>
          <table:table-cell office:value-type="float" office:value="-0.967572170562547" calcext:value-type="float">
            <text:p>-0.968</text:p>
          </table:table-cell>
          <table:table-cell office:value-type="float" office:value="1.58523649912134" calcext:value-type="float">
            <text:p>1.585</text:p>
          </table:table-cell>
          <table:table-cell office:value-type="float" office:value="-0.610364555130324" calcext:value-type="float">
            <text:p>-0.610</text:p>
          </table:table-cell>
          <table:table-cell office:value-type="float" office:value="0.541620342398897" calcext:value-type="float">
            <text:p>0.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Craft-repair</text:p>
          </table:table-cell>
          <table:table-cell office:value-type="float" office:value="0.241197644123447" calcext:value-type="float">
            <text:p>0.241</text:p>
          </table:table-cell>
          <table:table-cell office:value-type="float" office:value="0.0894408631435797" calcext:value-type="float">
            <text:p>0.089</text:p>
          </table:table-cell>
          <table:table-cell office:value-type="float" office:value="2.69672759906455" calcext:value-type="float">
            <text:p>2.697</text:p>
          </table:table-cell>
          <table:table-cell office:value-type="float" office:value="0.00700245262956762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Exec-managerial</text:p>
          </table:table-cell>
          <table:table-cell office:value-type="float" office:value="0.969030540646358" calcext:value-type="float">
            <text:p>0.969</text:p>
          </table:table-cell>
          <table:table-cell office:value-type="float" office:value="0.0916483632265185" calcext:value-type="float">
            <text:p>0.092</text:p>
          </table:table-cell>
          <table:table-cell office:value-type="float" office:value="10.5733534842439" calcext:value-type="float">
            <text:p>10.573</text:p>
          </table:table-cell>
          <table:table-cell office:value-type="float" office:value="3.96073234249658E-02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Farming-fishing</text:p>
          </table:table-cell>
          <table:table-cell office:value-type="float" office:value="-0.828761407862609" calcext:value-type="float">
            <text:p>-0.829</text:p>
          </table:table-cell>
          <table:table-cell office:value-type="float" office:value="0.146763321033148" calcext:value-type="float">
            <text:p>0.147</text:p>
          </table:table-cell>
          <table:table-cell office:value-type="float" office:value="-5.64692459961046" calcext:value-type="float">
            <text:p>-5.647</text:p>
          </table:table-cell>
          <table:table-cell office:value-type="float" office:value="0.0000000163343425601015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Handlers-cleaners</text:p>
          </table:table-cell>
          <table:table-cell office:value-type="float" office:value="-0.516837258606727" calcext:value-type="float">
            <text:p>-0.517</text:p>
          </table:table-cell>
          <table:table-cell office:value-type="float" office:value="0.152029649199346" calcext:value-type="float">
            <text:p>0.152</text:p>
          </table:table-cell>
          <table:table-cell office:value-type="float" office:value="-3.39958199817348" calcext:value-type="float">
            <text:p>-3.400</text:p>
          </table:table-cell>
          <table:table-cell office:value-type="float" office:value="0.000674889403417312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Machine-op-inspct</text:p>
          </table:table-cell>
          <table:table-cell office:value-type="float" office:value="-0.190132699298933" calcext:value-type="float">
            <text:p>-0.190</text:p>
          </table:table-cell>
          <table:table-cell office:value-type="float" office:value="0.113055740882902" calcext:value-type="float">
            <text:p>0.113</text:p>
          </table:table-cell>
          <table:table-cell office:value-type="float" office:value="-1.68176067676089" calcext:value-type="float">
            <text:p>-1.682</text:p>
          </table:table-cell>
          <table:table-cell office:value-type="float" office:value="0.0926152567863749" calcext:value-type="float">
            <text:p>0.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Other-service</text:p>
          </table:table-cell>
          <table:table-cell office:value-type="float" office:value="-0.697427001275617" calcext:value-type="float">
            <text:p>-0.697</text:p>
          </table:table-cell>
          <table:table-cell office:value-type="float" office:value="0.130691516305154" calcext:value-type="float">
            <text:p>0.131</text:p>
          </table:table-cell>
          <table:table-cell office:value-type="float" office:value="-5.33643667923467" calcext:value-type="float">
            <text:p>-5.336</text:p>
          </table:table-cell>
          <table:table-cell office:value-type="float" office:value="0.000000094790954061783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Priv-house-serv</text:p>
          </table:table-cell>
          <table:table-cell office:value-type="float" office:value="-1.81210626886183" calcext:value-type="float">
            <text:p>-1.812</text:p>
          </table:table-cell>
          <table:table-cell office:value-type="float" office:value="1.04075698198024" calcext:value-type="float">
            <text:p>1.041</text:p>
          </table:table-cell>
          <table:table-cell office:value-type="float" office:value="-1.74114255319618" calcext:value-type="float">
            <text:p>-1.741</text:p>
          </table:table-cell>
          <table:table-cell office:value-type="float" office:value="0.0816585939308259" calcext:value-type="float">
            <text:p>0.0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Prof-specialty</text:p>
          </table:table-cell>
          <table:table-cell office:value-type="float" office:value="0.71865936733242" calcext:value-type="float">
            <text:p>0.719</text:p>
          </table:table-cell>
          <table:table-cell office:value-type="float" office:value="0.0982004908051259" calcext:value-type="float">
            <text:p>0.098</text:p>
          </table:table-cell>
          <table:table-cell office:value-type="float" office:value="7.31828691934508" calcext:value-type="float">
            <text:p>7.318</text:p>
          </table:table-cell>
          <table:table-cell office:value-type="float" office:value="0.000000000000251156423025072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Protective-serv</text:p>
          </table:table-cell>
          <table:table-cell office:value-type="float" office:value="0.731845464044133" calcext:value-type="float">
            <text:p>0.732</text:p>
          </table:table-cell>
          <table:table-cell office:value-type="float" office:value="0.13672590055427" calcext:value-type="float">
            <text:p>0.137</text:p>
          </table:table-cell>
          <table:table-cell office:value-type="float" office:value="5.35264687288453" calcext:value-type="float">
            <text:p>5.353</text:p>
          </table:table-cell>
          <table:table-cell office:value-type="float" office:value="0.000000086676898112095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Sales</text:p>
          </table:table-cell>
          <table:table-cell office:value-type="float" office:value="0.435845032110583" calcext:value-type="float">
            <text:p>0.436</text:p>
          </table:table-cell>
          <table:table-cell office:value-type="float" office:value="0.0945820950625902" calcext:value-type="float">
            <text:p>0.095</text:p>
          </table:table-cell>
          <table:table-cell office:value-type="float" office:value="4.60811353165903" calcext:value-type="float">
            <text:p>4.608</text:p>
          </table:table-cell>
          <table:table-cell office:value-type="float" office:value="0.000004063387867143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Tech-support</text:p>
          </table:table-cell>
          <table:table-cell office:value-type="float" office:value="0.759983525535092" calcext:value-type="float">
            <text:p>0.760</text:p>
          </table:table-cell>
          <table:table-cell office:value-type="float" office:value="0.125645885199779" calcext:value-type="float">
            <text:p>0.126</text:p>
          </table:table-cell>
          <table:table-cell office:value-type="float" office:value="6.04861451950222" calcext:value-type="float">
            <text:p>6.049</text:p>
          </table:table-cell>
          <table:table-cell office:value-type="float" office:value="0.0000000014609675511026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occupationTransport-mov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elationshipNot-in-family</text:p>
          </table:table-cell>
          <table:table-cell office:value-type="float" office:value="0.559723610456652" calcext:value-type="float">
            <text:p>0.560</text:p>
          </table:table-cell>
          <table:table-cell office:value-type="float" office:value="0.271927172571933" calcext:value-type="float">
            <text:p>0.272</text:p>
          </table:table-cell>
          <table:table-cell office:value-type="float" office:value="2.05835851254839" calcext:value-type="float">
            <text:p>2.058</text:p>
          </table:table-cell>
          <table:table-cell office:value-type="float" office:value="0.0395557311699336" calcext:value-type="float">
            <text:p>0.0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elationshipOther-relative</text:p>
          </table:table-cell>
          <table:table-cell office:value-type="float" office:value="-0.18340674207495" calcext:value-type="float">
            <text:p>-0.183</text:p>
          </table:table-cell>
          <table:table-cell office:value-type="float" office:value="0.252965384742282" calcext:value-type="float">
            <text:p>0.253</text:p>
          </table:table-cell>
          <table:table-cell office:value-type="float" office:value="-0.725027031907162" calcext:value-type="float">
            <text:p>-0.725</text:p>
          </table:table-cell>
          <table:table-cell office:value-type="float" office:value="0.468435446991092" calcext:value-type="float">
            <text:p>0.4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elationshipOwn-child</text:p>
          </table:table-cell>
          <table:table-cell office:value-type="float" office:value="-0.650225035842961" calcext:value-type="float">
            <text:p>-0.650</text:p>
          </table:table-cell>
          <table:table-cell office:value-type="float" office:value="0.269704600970438" calcext:value-type="float">
            <text:p>0.270</text:p>
          </table:table-cell>
          <table:table-cell office:value-type="float" office:value="-2.41087854453856" calcext:value-type="float">
            <text:p>-2.411</text:p>
          </table:table-cell>
          <table:table-cell office:value-type="float" office:value="0.0159141470388521" calcext:value-type="float">
            <text:p>0.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elationshipUnmarried</text:p>
          </table:table-cell>
          <table:table-cell office:value-type="float" office:value="0.401179309921592" calcext:value-type="float">
            <text:p>0.401</text:p>
          </table:table-cell>
          <table:table-cell office:value-type="float" office:value="0.287381328604611" calcext:value-type="float">
            <text:p>0.287</text:p>
          </table:table-cell>
          <table:table-cell office:value-type="float" office:value="1.39598251518124" calcext:value-type="float">
            <text:p>1.396</text:p>
          </table:table-cell>
          <table:table-cell office:value-type="float" office:value="0.162719760490327" calcext:value-type="float">
            <text:p>0.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elationshipWife</text:p>
          </table:table-cell>
          <table:table-cell office:value-type="float" office:value="1.37578479593186" calcext:value-type="float">
            <text:p>1.376</text:p>
          </table:table-cell>
          <table:table-cell office:value-type="float" office:value="0.104866676382498" calcext:value-type="float">
            <text:p>0.105</text:p>
          </table:table-cell>
          <table:table-cell office:value-type="float" office:value="13.1193706465314" calcext:value-type="float">
            <text:p>13.119</text:p>
          </table:table-cell>
          <table:table-cell office:value-type="float" office:value="2.55044148332814E-03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aceAsian-Pac-Islander</text:p>
          </table:table-cell>
          <table:table-cell office:value-type="float" office:value="0.304179528828375" calcext:value-type="float">
            <text:p>0.304</text:p>
          </table:table-cell>
          <table:table-cell office:value-type="float" office:value="0.271723768539152" calcext:value-type="float">
            <text:p>0.272</text:p>
          </table:table-cell>
          <table:table-cell office:value-type="float" office:value="1.11944395024297" calcext:value-type="float">
            <text:p>1.119</text:p>
          </table:table-cell>
          <table:table-cell office:value-type="float" office:value="0.262950789967783" calcext:value-type="float">
            <text:p>0.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aceBlack</text:p>
          </table:table-cell>
          <table:table-cell office:value-type="float" office:value="0.289814607330549" calcext:value-type="float">
            <text:p>0.290</text:p>
          </table:table-cell>
          <table:table-cell office:value-type="float" office:value="0.229100350763063" calcext:value-type="float">
            <text:p>0.229</text:p>
          </table:table-cell>
          <table:table-cell office:value-type="float" office:value="1.2650116264129" calcext:value-type="float">
            <text:p>1.265</text:p>
          </table:table-cell>
          <table:table-cell office:value-type="float" office:value="0.20586716015273" calcext:value-type="float">
            <text:p>0.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aceOther</text:p>
          </table:table-cell>
          <table:table-cell office:value-type="float" office:value="-0.0515538769867333" calcext:value-type="float">
            <text:p>-0.052</text:p>
          </table:table-cell>
          <table:table-cell office:value-type="float" office:value="0.359402402709403" calcext:value-type="float">
            <text:p>0.359</text:p>
          </table:table-cell>
          <table:table-cell office:value-type="float" office:value="-0.143443328698104" calcext:value-type="float">
            <text:p>-0.143</text:p>
          </table:table-cell>
          <table:table-cell office:value-type="float" office:value="0.88594006541511" calcext:value-type="float">
            <text:p>0.8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raceWhite</text:p>
          </table:table-cell>
          <table:table-cell office:value-type="float" office:value="0.359048711625721" calcext:value-type="float">
            <text:p>0.359</text:p>
          </table:table-cell>
          <table:table-cell office:value-type="float" office:value="0.217654583174071" calcext:value-type="float">
            <text:p>0.218</text:p>
          </table:table-cell>
          <table:table-cell office:value-type="float" office:value="1.64962623984154" calcext:value-type="float">
            <text:p>1.650</text:p>
          </table:table-cell>
          <table:table-cell office:value-type="float" office:value="0.0990194047511942" calcext:value-type="float">
            <text:p>0.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sexMale</text:p>
          </table:table-cell>
          <table:table-cell office:value-type="float" office:value="0.862838057998313" calcext:value-type="float">
            <text:p>0.863</text:p>
          </table:table-cell>
          <table:table-cell office:value-type="float" office:value="0.0793235432924787" calcext:value-type="float">
            <text:p>0.079</text:p>
          </table:table-cell>
          <table:table-cell office:value-type="float" office:value="10.8774522945463" calcext:value-type="float">
            <text:p>10.877</text:p>
          </table:table-cell>
          <table:table-cell office:value-type="float" office:value="1.47631588807061E-02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Cambodia</text:p>
          </table:table-cell>
          <table:table-cell office:value-type="float" office:value="1.62979339018559" calcext:value-type="float">
            <text:p>1.630</text:p>
          </table:table-cell>
          <table:table-cell office:value-type="float" office:value="0.631848412459903" calcext:value-type="float">
            <text:p>0.632</text:p>
          </table:table-cell>
          <table:table-cell office:value-type="float" office:value="2.57940568979274" calcext:value-type="float">
            <text:p>2.579</text:p>
          </table:table-cell>
          <table:table-cell office:value-type="float" office:value="0.00989704790157372" calcext:value-type="float">
            <text:p>0.0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Canada</text:p>
          </table:table-cell>
          <table:table-cell office:value-type="float" office:value="0.660193181879726" calcext:value-type="float">
            <text:p>0.660</text:p>
          </table:table-cell>
          <table:table-cell office:value-type="float" office:value="0.304368941488857" calcext:value-type="float">
            <text:p>0.304</text:p>
          </table:table-cell>
          <table:table-cell office:value-type="float" office:value="2.16905568173386" calcext:value-type="float">
            <text:p>2.169</text:p>
          </table:table-cell>
          <table:table-cell office:value-type="float" office:value="0.0300784567914346" calcext:value-type="float">
            <text:p>0.03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China</text:p>
          </table:table-cell>
          <table:table-cell office:value-type="float" office:value="-0.442565048333528" calcext:value-type="float">
            <text:p>-0.443</text:p>
          </table:table-cell>
          <table:table-cell office:value-type="float" office:value="0.41554768736399" calcext:value-type="float">
            <text:p>0.416</text:p>
          </table:table-cell>
          <table:table-cell office:value-type="float" office:value="-1.06501627079414" calcext:value-type="float">
            <text:p>-1.065</text:p>
          </table:table-cell>
          <table:table-cell office:value-type="float" office:value="0.286868566814209" calcext:value-type="float">
            <text:p>0.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Columbia</text:p>
          </table:table-cell>
          <table:table-cell office:value-type="float" office:value="-1.81824959929134" calcext:value-type="float">
            <text:p>-1.818</text:p>
          </table:table-cell>
          <table:table-cell office:value-type="float" office:value="0.82855859923433" calcext:value-type="float">
            <text:p>0.829</text:p>
          </table:table-cell>
          <table:table-cell office:value-type="float" office:value="-2.19447315008447" calcext:value-type="float">
            <text:p>-2.194</text:p>
          </table:table-cell>
          <table:table-cell office:value-type="float" office:value="0.0282014121456285" calcext:value-type="float">
            <text:p>0.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Cuba</text:p>
          </table:table-cell>
          <table:table-cell office:value-type="float" office:value="0.703737534477776" calcext:value-type="float">
            <text:p>0.704</text:p>
          </table:table-cell>
          <table:table-cell office:value-type="float" office:value="0.356732808145699" calcext:value-type="float">
            <text:p>0.357</text:p>
          </table:table-cell>
          <table:table-cell office:value-type="float" office:value="1.972730061291" calcext:value-type="float">
            <text:p>1.973</text:p>
          </table:table-cell>
          <table:table-cell office:value-type="float" office:value="0.0485263251134927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Dominican-Republic</text:p>
          </table:table-cell>
          <table:table-cell office:value-type="float" office:value="-1.453937949913" calcext:value-type="float">
            <text:p>-1.454</text:p>
          </table:table-cell>
          <table:table-cell office:value-type="float" office:value="1.05862732255043" calcext:value-type="float">
            <text:p>1.059</text:p>
          </table:table-cell>
          <table:table-cell office:value-type="float" office:value="-1.37341812264036" calcext:value-type="float">
            <text:p>-1.373</text:p>
          </table:table-cell>
          <table:table-cell office:value-type="float" office:value="0.169622399023657" calcext:value-type="float">
            <text:p>0.1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Ecuador</text:p>
          </table:table-cell>
          <table:table-cell office:value-type="float" office:value="0.345123171460241" calcext:value-type="float">
            <text:p>0.345</text:p>
          </table:table-cell>
          <table:table-cell office:value-type="float" office:value="0.718744025167183" calcext:value-type="float">
            <text:p>0.719</text:p>
          </table:table-cell>
          <table:table-cell office:value-type="float" office:value="0.48017536059512" calcext:value-type="float">
            <text:p>0.480</text:p>
          </table:table-cell>
          <table:table-cell office:value-type="float" office:value="0.631102705489259" calcext:value-type="float">
            <text:p>0.6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El-Salvador</text:p>
          </table:table-cell>
          <table:table-cell office:value-type="float" office:value="-0.414443085117289" calcext:value-type="float">
            <text:p>-0.414</text:p>
          </table:table-cell>
          <table:table-cell office:value-type="float" office:value="0.511163966200665" calcext:value-type="float">
            <text:p>0.511</text:p>
          </table:table-cell>
          <table:table-cell office:value-type="float" office:value="-0.810783060859564" calcext:value-type="float">
            <text:p>-0.811</text:p>
          </table:table-cell>
          <table:table-cell office:value-type="float" office:value="0.4174902638182" calcext:value-type="float">
            <text:p>0.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England</text:p>
          </table:table-cell>
          <table:table-cell office:value-type="float" office:value="0.280175153417246" calcext:value-type="float">
            <text:p>0.280</text:p>
          </table:table-cell>
          <table:table-cell office:value-type="float" office:value="0.358956002773523" calcext:value-type="float">
            <text:p>0.359</text:p>
          </table:table-cell>
          <table:table-cell office:value-type="float" office:value="0.780527839769872" calcext:value-type="float">
            <text:p>0.781</text:p>
          </table:table-cell>
          <table:table-cell office:value-type="float" office:value="0.435080247336961" calcext:value-type="float">
            <text:p>0.4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France</text:p>
          </table:table-cell>
          <table:table-cell office:value-type="float" office:value="1.04265921533668" calcext:value-type="float">
            <text:p>1.043</text:p>
          </table:table-cell>
          <table:table-cell office:value-type="float" office:value="0.579463148363991" calcext:value-type="float">
            <text:p>0.579</text:p>
          </table:table-cell>
          <table:table-cell office:value-type="float" office:value="1.79935379545781" calcext:value-type="float">
            <text:p>1.799</text:p>
          </table:table-cell>
          <table:table-cell office:value-type="float" office:value="0.071962733486017" calcext:value-type="float">
            <text:p>0.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Germany</text:p>
          </table:table-cell>
          <table:table-cell office:value-type="float" office:value="0.727836565534016" calcext:value-type="float">
            <text:p>0.728</text:p>
          </table:table-cell>
          <table:table-cell office:value-type="float" office:value="0.290326677979575" calcext:value-type="float">
            <text:p>0.290</text:p>
          </table:table-cell>
          <table:table-cell office:value-type="float" office:value="2.50695723382754" calcext:value-type="float">
            <text:p>2.507</text:p>
          </table:table-cell>
          <table:table-cell office:value-type="float" office:value="0.0121775444396855" calcext:value-type="float">
            <text:p>0.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Greece</text:p>
          </table:table-cell>
          <table:table-cell office:value-type="float" office:value="-0.720750752719239" calcext:value-type="float">
            <text:p>-0.721</text:p>
          </table:table-cell>
          <table:table-cell office:value-type="float" office:value="0.560146399219399" calcext:value-type="float">
            <text:p>0.560</text:p>
          </table:table-cell>
          <table:table-cell office:value-type="float" office:value="-1.28671853237592" calcext:value-type="float">
            <text:p>-1.287</text:p>
          </table:table-cell>
          <table:table-cell office:value-type="float" office:value="0.19819241122748" calcext:value-type="float">
            <text:p>0.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Guatemala</text:p>
          </table:table-cell>
          <table:table-cell office:value-type="float" office:value="0.198884205758017" calcext:value-type="float">
            <text:p>0.199</text:p>
          </table:table-cell>
          <table:table-cell office:value-type="float" office:value="0.756139888996238" calcext:value-type="float">
            <text:p>0.756</text:p>
          </table:table-cell>
          <table:table-cell office:value-type="float" office:value="0.263025676402328" calcext:value-type="float">
            <text:p>0.263</text:p>
          </table:table-cell>
          <table:table-cell office:value-type="float" office:value="0.792530788790683" calcext:value-type="float">
            <text:p>0.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Haiti</text:p>
          </table:table-cell>
          <table:table-cell office:value-type="float" office:value="0.0343228855584864" calcext:value-type="float">
            <text:p>0.034</text:p>
          </table:table-cell>
          <table:table-cell office:value-type="float" office:value="0.697384132467576" calcext:value-type="float">
            <text:p>0.697</text:p>
          </table:table-cell>
          <table:table-cell office:value-type="float" office:value="0.0492166138581914" calcext:value-type="float">
            <text:p>0.049</text:p>
          </table:table-cell>
          <table:table-cell office:value-type="float" office:value="0.96074667136687" calcext:value-type="float">
            <text:p>0.9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Holand-Netherlands</text:p>
          </table:table-cell>
          <table:table-cell office:value-type="float" office:value="-11.5112467066309" calcext:value-type="float">
            <text:p>-11.511</text:p>
          </table:table-cell>
          <table:table-cell office:value-type="float" office:value="1455.39756322331" calcext:value-type="float">
            <text:p>1,455.398</text:p>
          </table:table-cell>
          <table:table-cell office:value-type="float" office:value="-0.00790934861890009" calcext:value-type="float">
            <text:p>-0.008</text:p>
          </table:table-cell>
          <table:table-cell office:value-type="float" office:value="0.993689318648093" calcext:value-type="float">
            <text:p>0.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Honduras</text:p>
          </table:table-cell>
          <table:table-cell office:value-type="float" office:value="-11.7301086344367" calcext:value-type="float">
            <text:p>-11.730</text:p>
          </table:table-cell>
          <table:table-cell office:value-type="float" office:value="422.289959479475" calcext:value-type="float">
            <text:p>422.290</text:p>
          </table:table-cell>
          <table:table-cell office:value-type="float" office:value="-0.0277773799047829" calcext:value-type="float">
            <text:p>-0.028</text:p>
          </table:table-cell>
          <table:table-cell office:value-type="float" office:value="0.97783970722131" calcext:value-type="float">
            <text:p>0.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Hong</text:p>
          </table:table-cell>
          <table:table-cell office:value-type="float" office:value="0.125953328115231" calcext:value-type="float">
            <text:p>0.126</text:p>
          </table:table-cell>
          <table:table-cell office:value-type="float" office:value="0.734970770905782" calcext:value-type="float">
            <text:p>0.735</text:p>
          </table:table-cell>
          <table:table-cell office:value-type="float" office:value="0.171371887292885" calcext:value-type="float">
            <text:p>0.171</text:p>
          </table:table-cell>
          <table:table-cell office:value-type="float" office:value="0.863931358451017" calcext:value-type="float">
            <text:p>0.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Hungary</text:p>
          </table:table-cell>
          <table:table-cell office:value-type="float" office:value="0.0723405666769708" calcext:value-type="float">
            <text:p>0.072</text:p>
          </table:table-cell>
          <table:table-cell office:value-type="float" office:value="0.801119555456051" calcext:value-type="float">
            <text:p>0.801</text:p>
          </table:table-cell>
          <table:table-cell office:value-type="float" office:value="0.0902993394485168" calcext:value-type="float">
            <text:p>0.090</text:p>
          </table:table-cell>
          <table:table-cell office:value-type="float" office:value="0.928049345052066" calcext:value-type="float">
            <text:p>0.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India</text:p>
          </table:table-cell>
          <table:table-cell office:value-type="float" office:value="-0.179523726506147" calcext:value-type="float">
            <text:p>-0.180</text:p>
          </table:table-cell>
          <table:table-cell office:value-type="float" office:value="0.358961290636345" calcext:value-type="float">
            <text:p>0.359</text:p>
          </table:table-cell>
          <table:table-cell office:value-type="float" office:value="-0.500120016249935" calcext:value-type="float">
            <text:p>-0.500</text:p>
          </table:table-cell>
          <table:table-cell office:value-type="float" office:value="0.616990572867182" calcext:value-type="float">
            <text:p>0.6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Iran</text:p>
          </table:table-cell>
          <table:table-cell office:value-type="float" office:value="0.350995615983323" calcext:value-type="float">
            <text:p>0.351</text:p>
          </table:table-cell>
          <table:table-cell office:value-type="float" office:value="0.44116333100385" calcext:value-type="float">
            <text:p>0.441</text:p>
          </table:table-cell>
          <table:table-cell office:value-type="float" office:value="0.795613758706205" calcext:value-type="float">
            <text:p>0.796</text:p>
          </table:table-cell>
          <table:table-cell office:value-type="float" office:value="0.426256567045476" calcext:value-type="float">
            <text:p>0.4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Ireland</text:p>
          </table:table-cell>
          <table:table-cell office:value-type="float" office:value="0.0783630440168642" calcext:value-type="float">
            <text:p>0.078</text:p>
          </table:table-cell>
          <table:table-cell office:value-type="float" office:value="0.78013844794282" calcext:value-type="float">
            <text:p>0.780</text:p>
          </table:table-cell>
          <table:table-cell office:value-type="float" office:value="0.100447611861078" calcext:value-type="float">
            <text:p>0.100</text:p>
          </table:table-cell>
          <table:table-cell office:value-type="float" office:value="0.919988972073815" calcext:value-type="float">
            <text:p>0.9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Italy</text:p>
          </table:table-cell>
          <table:table-cell office:value-type="float" office:value="0.989498402408921" calcext:value-type="float">
            <text:p>0.989</text:p>
          </table:table-cell>
          <table:table-cell office:value-type="float" office:value="0.373718153882374" calcext:value-type="float">
            <text:p>0.374</text:p>
          </table:table-cell>
          <table:table-cell office:value-type="float" office:value="2.64771296799342" calcext:value-type="float">
            <text:p>2.648</text:p>
          </table:table-cell>
          <table:table-cell office:value-type="float" office:value="0.00810382985068372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Jamaica</text:p>
          </table:table-cell>
          <table:table-cell office:value-type="float" office:value="0.250077834039296" calcext:value-type="float">
            <text:p>0.250</text:p>
          </table:table-cell>
          <table:table-cell office:value-type="float" office:value="0.461324656225437" calcext:value-type="float">
            <text:p>0.461</text:p>
          </table:table-cell>
          <table:table-cell office:value-type="float" office:value="0.542086425827389" calcext:value-type="float">
            <text:p>0.542</text:p>
          </table:table-cell>
          <table:table-cell office:value-type="float" office:value="0.58775896937048" calcext:value-type="float">
            <text:p>0.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Japan</text:p>
          </table:table-cell>
          <table:table-cell office:value-type="float" office:value="0.506191092961482" calcext:value-type="float">
            <text:p>0.506</text:p>
          </table:table-cell>
          <table:table-cell office:value-type="float" office:value="0.432998194669029" calcext:value-type="float">
            <text:p>0.433</text:p>
          </table:table-cell>
          <table:table-cell office:value-type="float" office:value="1.16903742138786" calcext:value-type="float">
            <text:p>1.169</text:p>
          </table:table-cell>
          <table:table-cell office:value-type="float" office:value="0.242388554699537" calcext:value-type="float">
            <text:p>0.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Laos</text:p>
          </table:table-cell>
          <table:table-cell office:value-type="float" office:value="0.049582389946925" calcext:value-type="float">
            <text:p>0.050</text:p>
          </table:table-cell>
          <table:table-cell office:value-type="float" office:value="0.893370581756438" calcext:value-type="float">
            <text:p>0.893</text:p>
          </table:table-cell>
          <table:table-cell office:value-type="float" office:value="0.055500361170884" calcext:value-type="float">
            <text:p>0.056</text:p>
          </table:table-cell>
          <table:table-cell office:value-type="float" office:value="0.955739842222583" calcext:value-type="float">
            <text:p>0.9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Mexico</text:p>
          </table:table-cell>
          <table:table-cell office:value-type="float" office:value="-0.226305351285877" calcext:value-type="float">
            <text:p>-0.226</text:p>
          </table:table-cell>
          <table:table-cell office:value-type="float" office:value="0.267499887475418" calcext:value-type="float">
            <text:p>0.267</text:p>
          </table:table-cell>
          <table:table-cell office:value-type="float" office:value="-0.846001669091069" calcext:value-type="float">
            <text:p>-0.846</text:p>
          </table:table-cell>
          <table:table-cell office:value-type="float" office:value="0.397551813155206" calcext:value-type="float">
            <text:p>0.3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Nicaragua</text:p>
          </table:table-cell>
          <table:table-cell office:value-type="float" office:value="-0.310108816110647" calcext:value-type="float">
            <text:p>-0.310</text:p>
          </table:table-cell>
          <table:table-cell office:value-type="float" office:value="0.807958985843943" calcext:value-type="float">
            <text:p>0.808</text:p>
          </table:table-cell>
          <table:table-cell office:value-type="float" office:value="-0.383817522354463" calcext:value-type="float">
            <text:p>-0.384</text:p>
          </table:table-cell>
          <table:table-cell office:value-type="float" office:value="0.701113699991775" calcext:value-type="float">
            <text:p>0.7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Outlying-US(Guam-USVI-etc)</text:p>
          </table:table-cell>
          <table:table-cell office:value-type="float" office:value="-13.0285301780842" calcext:value-type="float">
            <text:p>-13.029</text:p>
          </table:table-cell>
          <table:table-cell office:value-type="float" office:value="347.951383911799" calcext:value-type="float">
            <text:p>347.951</text:p>
          </table:table-cell>
          <table:table-cell office:value-type="float" office:value="-0.0374435360239486" calcext:value-type="float">
            <text:p>-0.037</text:p>
          </table:table-cell>
          <table:table-cell office:value-type="float" office:value="0.970131360264685" calcext:value-type="float">
            <text:p>0.9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Peru</text:p>
          </table:table-cell>
          <table:table-cell office:value-type="float" office:value="-0.513663872769939" calcext:value-type="float">
            <text:p>-0.514</text:p>
          </table:table-cell>
          <table:table-cell office:value-type="float" office:value="0.881775750731448" calcext:value-type="float">
            <text:p>0.882</text:p>
          </table:table-cell>
          <table:table-cell office:value-type="float" office:value="-0.582533452914582" calcext:value-type="float">
            <text:p>-0.583</text:p>
          </table:table-cell>
          <table:table-cell office:value-type="float" office:value="0.560207415192441" calcext:value-type="float">
            <text:p>0.5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Philippines</text:p>
          </table:table-cell>
          <table:table-cell office:value-type="float" office:value="0.793027717915583" calcext:value-type="float">
            <text:p>0.793</text:p>
          </table:table-cell>
          <table:table-cell office:value-type="float" office:value="0.290119648071647" calcext:value-type="float">
            <text:p>0.290</text:p>
          </table:table-cell>
          <table:table-cell office:value-type="float" office:value="2.73345057181284" calcext:value-type="float">
            <text:p>2.733</text:p>
          </table:table-cell>
          <table:table-cell office:value-type="float" office:value="0.00626745295667548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Poland</text:p>
          </table:table-cell>
          <table:table-cell office:value-type="float" office:value="0.409288804430637" calcext:value-type="float">
            <text:p>0.409</text:p>
          </table:table-cell>
          <table:table-cell office:value-type="float" office:value="0.4547295810797" calcext:value-type="float">
            <text:p>0.455</text:p>
          </table:table-cell>
          <table:table-cell office:value-type="float" office:value="0.900070770541978" calcext:value-type="float">
            <text:p>0.900</text:p>
          </table:table-cell>
          <table:table-cell office:value-type="float" office:value="0.368082589898241" calcext:value-type="float">
            <text:p>0.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Portugal</text:p>
          </table:table-cell>
          <table:table-cell office:value-type="float" office:value="0.21386511756276" calcext:value-type="float">
            <text:p>0.214</text:p>
          </table:table-cell>
          <table:table-cell office:value-type="float" office:value="0.642232350467117" calcext:value-type="float">
            <text:p>0.642</text:p>
          </table:table-cell>
          <table:table-cell office:value-type="float" office:value="0.333002716862844" calcext:value-type="float">
            <text:p>0.333</text:p>
          </table:table-cell>
          <table:table-cell office:value-type="float" office:value="0.73913223233125" calcext:value-type="float">
            <text:p>0.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Puerto-Rico</text:p>
          </table:table-cell>
          <table:table-cell office:value-type="float" office:value="-0.150289610311118" calcext:value-type="float">
            <text:p>-0.150</text:p>
          </table:table-cell>
          <table:table-cell office:value-type="float" office:value="0.418018338660182" calcext:value-type="float">
            <text:p>0.418</text:p>
          </table:table-cell>
          <table:table-cell office:value-type="float" office:value="-0.359528748888915" calcext:value-type="float">
            <text:p>-0.360</text:p>
          </table:table-cell>
          <table:table-cell office:value-type="float" office:value="0.719199575022502" calcext:value-type="float">
            <text:p>0.7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Scotland</text:p>
          </table:table-cell>
          <table:table-cell office:value-type="float" office:value="-0.0926340057406007" calcext:value-type="float">
            <text:p>-0.093</text:p>
          </table:table-cell>
          <table:table-cell office:value-type="float" office:value="0.95231987236768" calcext:value-type="float">
            <text:p>0.952</text:p>
          </table:table-cell>
          <table:table-cell office:value-type="float" office:value="-0.0972719444678728" calcext:value-type="float">
            <text:p>-0.097</text:p>
          </table:table-cell>
          <table:table-cell office:value-type="float" office:value="0.922510435395574" calcext:value-type="float">
            <text:p>0.9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South</text:p>
          </table:table-cell>
          <table:table-cell office:value-type="float" office:value="-0.145310739793287" calcext:value-type="float">
            <text:p>-0.145</text:p>
          </table:table-cell>
          <table:table-cell office:value-type="float" office:value="0.441341689439588" calcext:value-type="float">
            <text:p>0.441</text:p>
          </table:table-cell>
          <table:table-cell office:value-type="float" office:value="-0.329247708227612" calcext:value-type="float">
            <text:p>-0.329</text:p>
          </table:table-cell>
          <table:table-cell office:value-type="float" office:value="0.741968465310511" calcext:value-type="float">
            <text:p>0.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Taiwan</text:p>
          </table:table-cell>
          <table:table-cell office:value-type="float" office:value="0.323749159140842" calcext:value-type="float">
            <text:p>0.324</text:p>
          </table:table-cell>
          <table:table-cell office:value-type="float" office:value="0.48609977534875" calcext:value-type="float">
            <text:p>0.486</text:p>
          </table:table-cell>
          <table:table-cell office:value-type="float" office:value="0.666013801196615" calcext:value-type="float">
            <text:p>0.666</text:p>
          </table:table-cell>
          <table:table-cell office:value-type="float" office:value="0.505402278994864" calcext:value-type="float">
            <text:p>0.5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Thailand</text:p>
          </table:table-cell>
          <table:table-cell office:value-type="float" office:value="-0.21039988491277" calcext:value-type="float">
            <text:p>-0.210</text:p>
          </table:table-cell>
          <table:table-cell office:value-type="float" office:value="0.830628173852076" calcext:value-type="float">
            <text:p>0.831</text:p>
          </table:table-cell>
          <table:table-cell office:value-type="float" office:value="-0.253302129082657" calcext:value-type="float">
            <text:p>-0.253</text:p>
          </table:table-cell>
          <table:table-cell office:value-type="float" office:value="0.800034750977231" calcext:value-type="float">
            <text:p>0.8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Trinadad&amp;Tobago</text:p>
          </table:table-cell>
          <table:table-cell office:value-type="float" office:value="-0.210093018036522" calcext:value-type="float">
            <text:p>-0.210</text:p>
          </table:table-cell>
          <table:table-cell office:value-type="float" office:value="1.09090037929471" calcext:value-type="float">
            <text:p>1.091</text:p>
          </table:table-cell>
          <table:table-cell office:value-type="float" office:value="-0.192586804463622" calcext:value-type="float">
            <text:p>-0.193</text:p>
          </table:table-cell>
          <table:table-cell office:value-type="float" office:value="0.847282579978908" calcext:value-type="float">
            <text:p>0.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United-States</text:p>
          </table:table-cell>
          <table:table-cell office:value-type="float" office:value="0.441792864693094" calcext:value-type="float">
            <text:p>0.442</text:p>
          </table:table-cell>
          <table:table-cell office:value-type="float" office:value="0.144693561270135" calcext:value-type="float">
            <text:p>0.145</text:p>
          </table:table-cell>
          <table:table-cell office:value-type="float" office:value="3.05330009721919" calcext:value-type="float">
            <text:p>3.053</text:p>
          </table:table-cell>
          <table:table-cell office:value-type="float" office:value="0.00226339466001939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Vietnam</text:p>
          </table:table-cell>
          <table:table-cell office:value-type="float" office:value="-0.40705292688626" calcext:value-type="float">
            <text:p>-0.407</text:p>
          </table:table-cell>
          <table:table-cell office:value-type="float" office:value="0.627152207321247" calcext:value-type="float">
            <text:p>0.627</text:p>
          </table:table-cell>
          <table:table-cell office:value-type="float" office:value="-0.649049659930088" calcext:value-type="float">
            <text:p>-0.649</text:p>
          </table:table-cell>
          <table:table-cell office:value-type="float" office:value="0.516306278307392" calcext:value-type="float">
            <text:p>0.5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native_countryYugoslavia</text:p>
          </table:table-cell>
          <table:table-cell office:value-type="float" office:value="0.895980396415459" calcext:value-type="float">
            <text:p>0.896</text:p>
          </table:table-cell>
          <table:table-cell office:value-type="float" office:value="0.792061294233827" calcext:value-type="float">
            <text:p>0.792</text:p>
          </table:table-cell>
          <table:table-cell office:value-type="float" office:value="1.13120083374628" calcext:value-type="float">
            <text:p>1.131</text:p>
          </table:table-cell>
          <table:table-cell office:value-type="float" office:value="0.257970571109617" calcext:value-type="float">
            <text:p>0.2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inutes_per_week</text:p>
          </table:table-cell>
          <table:table-cell office:value-type="float" office:value="0.0300596157896007" calcext:value-type="float">
            <text:p>0.030</text:p>
          </table:table-cell>
          <table:table-cell office:value-type="float" office:value="0.00168701319410969" calcext:value-type="float">
            <text:p>0.002</text:p>
          </table:table-cell>
          <table:table-cell office:value-type="float" office:value="17.818245817256" calcext:value-type="float">
            <text:p>17.818</text:p>
          </table:table-cell>
          <table:table-cell office:value-type="float" office:value="5.10111930734042E-07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log(I(1 + abs(capital_gain - capital_loss)))</text:p>
          </table:table-cell>
          <table:table-cell office:value-type="float" office:value="0.186845635276518" calcext:value-type="float">
            <text:p>0.187</text:p>
          </table:table-cell>
          <table:table-cell office:value-type="float" office:value="0.00586077654881729" calcext:value-type="float">
            <text:p>0.006</text:p>
          </table:table-cell>
          <table:table-cell office:value-type="float" office:value="31.8806959658313" calcext:value-type="float">
            <text:p>31.881</text:p>
          </table:table-cell>
          <table:table-cell office:value-type="float" office:value="4.9446915693473E-22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(Intercept)</text:p>
          </table:table-cell>
          <table:table-cell office:value-type="float" office:value="-4.96015453802637" calcext:value-type="float">
            <text:p>-4.960</text:p>
          </table:table-cell>
          <table:table-cell office:value-type="float" office:value="0.253837319165328" calcext:value-type="float">
            <text:p>0.254</text:p>
          </table:table-cell>
          <table:table-cell office:value-type="float" office:value="-19.5406828055718" calcext:value-type="float">
            <text:p>-19.541</text:p>
          </table:table-cell>
          <table:table-cell office:value-type="float" office:value="4.95154043607753E-085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age</text:p>
          </table:table-cell>
          <table:table-cell office:value-type="float" office:value="0.0213810647271109" calcext:value-type="float">
            <text:p>0.021</text:p>
          </table:table-cell>
          <table:table-cell office:value-type="float" office:value="0.00141352716314529" calcext:value-type="float">
            <text:p>0.001</text:p>
          </table:table-cell>
          <table:table-cell office:value-type="float" office:value="15.1260373939579" calcext:value-type="float">
            <text:p>15.126</text:p>
          </table:table-cell>
          <table:table-cell office:value-type="float" office:value="1.09068206765201E-0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Federal-gov</text:p>
          </table:table-cell>
          <table:table-cell office:value-type="float" office:value="0.475829091979629" calcext:value-type="float">
            <text:p>0.476</text:p>
          </table:table-cell>
          <table:table-cell office:value-type="float" office:value="0.155721349390787" calcext:value-type="float">
            <text:p>0.156</text:p>
          </table:table-cell>
          <table:table-cell office:value-type="float" office:value="3.05564454611502" calcext:value-type="float">
            <text:p>3.056</text:p>
          </table:table-cell>
          <table:table-cell office:value-type="float" office:value="0.00224577323285737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Local-gov</text:p>
          </table:table-cell>
          <table:table-cell office:value-type="float" office:value="-0.057464370459988" calcext:value-type="float">
            <text:p>-0.057</text:p>
          </table:table-cell>
          <table:table-cell office:value-type="float" office:value="0.15121229135664" calcext:value-type="float">
            <text:p>0.151</text:p>
          </table:table-cell>
          <table:table-cell office:value-type="float" office:value="-0.380024467220434" calcext:value-type="float">
            <text:p>-0.380</text:p>
          </table:table-cell>
          <table:table-cell office:value-type="float" office:value="0.703927253028546" calcext:value-type="float">
            <text:p>0.7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Never-worked</text:p>
          </table:table-cell>
          <table:table-cell office:value-type="float" office:value="0.380927361018288" calcext:value-type="float">
            <text:p>0.381</text:p>
          </table:table-cell>
          <table:table-cell office:value-type="float" office:value="0.295185430987742" calcext:value-type="float">
            <text:p>0.295</text:p>
          </table:table-cell>
          <table:table-cell office:value-type="float" office:value="1.29046802799054" calcext:value-type="float">
            <text:p>1.290</text:p>
          </table:table-cell>
          <table:table-cell office:value-type="float" office:value="0.196888205729522" calcext:value-type="float">
            <text:p>0.1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Private</text:p>
          </table:table-cell>
          <table:table-cell office:value-type="float" office:value="-0.269983002236028" calcext:value-type="float">
            <text:p>-0.270</text:p>
          </table:table-cell>
          <table:table-cell office:value-type="float" office:value="0.136991372513115" calcext:value-type="float">
            <text:p>0.137</text:p>
          </table:table-cell>
          <table:table-cell office:value-type="float" office:value="-1.97080295848689" calcext:value-type="float">
            <text:p>-1.971</text:p>
          </table:table-cell>
          <table:table-cell office:value-type="float" office:value="0.0487464181886444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Self-emp-inc</text:p>
          </table:table-cell>
          <table:table-cell office:value-type="float" office:value="0.416069827800775" calcext:value-type="float">
            <text:p>0.416</text:p>
          </table:table-cell>
          <table:table-cell office:value-type="float" office:value="0.154216361961567" calcext:value-type="float">
            <text:p>0.154</text:p>
          </table:table-cell>
          <table:table-cell office:value-type="float" office:value="2.69796163330882" calcext:value-type="float">
            <text:p>2.698</text:p>
          </table:table-cell>
          <table:table-cell office:value-type="float" office:value="0.00697654806967009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Self-emp-not-inc</text:p>
          </table:table-cell>
          <table:table-cell office:value-type="float" office:value="-0.239625624741961" calcext:value-type="float">
            <text:p>-0.240</text:p>
          </table:table-cell>
          <table:table-cell office:value-type="float" office:value="0.144233444111763" calcext:value-type="float">
            <text:p>0.144</text:p>
          </table:table-cell>
          <table:table-cell office:value-type="float" office:value="-1.66137351997419" calcext:value-type="float">
            <text:p>-1.661</text:p>
          </table:table-cell>
          <table:table-cell office:value-type="float" office:value="0.0966384526133754" calcext:value-type="float">
            <text:p>0.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State-gov</text:p>
          </table:table-cell>
          <table:table-cell office:value-type="float" office:value="-0.177472175442532" calcext:value-type="float">
            <text:p>-0.177</text:p>
          </table:table-cell>
          <table:table-cell office:value-type="float" office:value="0.144553170962716" calcext:value-type="float">
            <text:p>0.145</text:p>
          </table:table-cell>
          <table:table-cell office:value-type="float" office:value="-1.22772938331672" calcext:value-type="float">
            <text:p>-1.228</text:p>
          </table:table-cell>
          <table:table-cell office:value-type="float" office:value="0.219548572309256" calcext:value-type="float">
            <text:p>0.2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workclassWithout-pay</text:p>
          </table:table-cell>
          <table:table-cell office:value-type="float" office:value="-2.15056792178143" calcext:value-type="float">
            <text:p>-2.151</text:p>
          </table:table-cell>
          <table:table-cell office:value-type="float" office:value="0.335384405466644" calcext:value-type="float">
            <text:p>0.335</text:p>
          </table:table-cell>
          <table:table-cell office:value-type="float" office:value="-6.41224781691682" calcext:value-type="float">
            <text:p>-6.412</text:p>
          </table:table-cell>
          <table:table-cell office:value-type="float" office:value="0.00000000014338949682893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11th</text:p>
          </table:table-cell>
          <table:table-cell office:value-type="float" office:value="0.125131647598516" calcext:value-type="float">
            <text:p>0.125</text:p>
          </table:table-cell>
          <table:table-cell office:value-type="float" office:value="0.166074948613864" calcext:value-type="float">
            <text:p>0.166</text:p>
          </table:table-cell>
          <table:table-cell office:value-type="float" office:value="0.753464918357167" calcext:value-type="float">
            <text:p>0.753</text:p>
          </table:table-cell>
          <table:table-cell office:value-type="float" office:value="0.4511705848556" calcext:value-type="float">
            <text:p>0.4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12th</text:p>
          </table:table-cell>
          <table:table-cell office:value-type="float" office:value="0.0247567276732362" calcext:value-type="float">
            <text:p>0.025</text:p>
          </table:table-cell>
          <table:table-cell office:value-type="float" office:value="0.213669773180722" calcext:value-type="float">
            <text:p>0.214</text:p>
          </table:table-cell>
          <table:table-cell office:value-type="float" office:value="0.11586443559472" calcext:value-type="float">
            <text:p>0.116</text:p>
          </table:table-cell>
          <table:table-cell office:value-type="float" office:value="0.907759982096756" calcext:value-type="float">
            <text:p>0.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1st-4th</text:p>
          </table:table-cell>
          <table:table-cell office:value-type="float" office:value="-0.165457293156083" calcext:value-type="float">
            <text:p>-0.165</text:p>
          </table:table-cell>
          <table:table-cell office:value-type="float" office:value="0.262680636925809" calcext:value-type="float">
            <text:p>0.263</text:p>
          </table:table-cell>
          <table:table-cell office:value-type="float" office:value="-0.62988005165685" calcext:value-type="float">
            <text:p>-0.630</text:p>
          </table:table-cell>
          <table:table-cell office:value-type="float" office:value="0.528773065313603" calcext:value-type="float">
            <text:p>0.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5th-6th</text:p>
          </table:table-cell>
          <table:table-cell office:value-type="float" office:value="-0.105678544497034" calcext:value-type="float">
            <text:p>-0.106</text:p>
          </table:table-cell>
          <table:table-cell office:value-type="float" office:value="0.222506731330878" calcext:value-type="float">
            <text:p>0.223</text:p>
          </table:table-cell>
          <table:table-cell office:value-type="float" office:value="-0.474945381943907" calcext:value-type="float">
            <text:p>-0.475</text:p>
          </table:table-cell>
          <table:table-cell office:value-type="float" office:value="0.634825903612755" calcext:value-type="float">
            <text:p>0.6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7th-8th</text:p>
          </table:table-cell>
          <table:table-cell office:value-type="float" office:value="-0.161715028513153" calcext:value-type="float">
            <text:p>-0.162</text:p>
          </table:table-cell>
          <table:table-cell office:value-type="float" office:value="0.166774923351731" calcext:value-type="float">
            <text:p>0.167</text:p>
          </table:table-cell>
          <table:table-cell office:value-type="float" office:value="-0.969660337796066" calcext:value-type="float">
            <text:p>-0.970</text:p>
          </table:table-cell>
          <table:table-cell office:value-type="float" office:value="0.332215826445206" calcext:value-type="float">
            <text:p>0.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9th</text:p>
          </table:table-cell>
          <table:table-cell office:value-type="float" office:value="0.110517141756254" calcext:value-type="float">
            <text:p>0.111</text:p>
          </table:table-cell>
          <table:table-cell office:value-type="float" office:value="0.18463785021308" calcext:value-type="float">
            <text:p>0.185</text:p>
          </table:table-cell>
          <table:table-cell office:value-type="float" office:value="0.59856167968113" calcext:value-type="float">
            <text:p>0.599</text:p>
          </table:table-cell>
          <table:table-cell office:value-type="float" office:value="0.549465216340712" calcext:value-type="float">
            <text:p>0.5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Assoc-acdm</text:p>
          </table:table-cell>
          <table:table-cell office:value-type="float" office:value="-0.0214080778892959" calcext:value-type="float">
            <text:p>-0.021</text:p>
          </table:table-cell>
          <table:table-cell office:value-type="float" office:value="0.15728497191909" calcext:value-type="float">
            <text:p>0.157</text:p>
          </table:table-cell>
          <table:table-cell office:value-type="float" office:value="-0.136110129455397" calcext:value-type="float">
            <text:p>-0.136</text:p>
          </table:table-cell>
          <table:table-cell office:value-type="float" office:value="0.891734219905895" calcext:value-type="float">
            <text:p>0.8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Assoc-voc</text:p>
          </table:table-cell>
          <table:table-cell office:value-type="float" office:value="0.574211342325409" calcext:value-type="float">
            <text:p>0.574</text:p>
          </table:table-cell>
          <table:table-cell office:value-type="float" office:value="0.155262699903285" calcext:value-type="float">
            <text:p>0.155</text:p>
          </table:table-cell>
          <table:table-cell office:value-type="float" office:value="3.69832124961817" calcext:value-type="float">
            <text:p>3.698</text:p>
          </table:table-cell>
          <table:table-cell office:value-type="float" office:value="0.00021703010488230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Bachelors</text:p>
          </table:table-cell>
          <table:table-cell office:value-type="float" office:value="0.892650222788034" calcext:value-type="float">
            <text:p>0.893</text:p>
          </table:table-cell>
          <table:table-cell office:value-type="float" office:value="0.148831006305542" calcext:value-type="float">
            <text:p>0.149</text:p>
          </table:table-cell>
          <table:table-cell office:value-type="float" office:value="5.99774364862836" calcext:value-type="float">
            <text:p>5.998</text:p>
          </table:table-cell>
          <table:table-cell office:value-type="float" office:value="0.00000000200078035851672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Doctorate</text:p>
          </table:table-cell>
          <table:table-cell office:value-type="float" office:value="1.33090567976881" calcext:value-type="float">
            <text:p>1.331</text:p>
          </table:table-cell>
          <table:table-cell office:value-type="float" office:value="0.203228870346703" calcext:value-type="float">
            <text:p>0.203</text:p>
          </table:table-cell>
          <table:table-cell office:value-type="float" office:value="6.54880223217459" calcext:value-type="float">
            <text:p>6.549</text:p>
          </table:table-cell>
          <table:table-cell office:value-type="float" office:value="0.000000000058000378683709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HS-grad</text:p>
          </table:table-cell>
          <table:table-cell office:value-type="float" office:value="0.718017850611662" calcext:value-type="float">
            <text:p>0.718</text:p>
          </table:table-cell>
          <table:table-cell office:value-type="float" office:value="0.132768867747238" calcext:value-type="float">
            <text:p>0.133</text:p>
          </table:table-cell>
          <table:table-cell office:value-type="float" office:value="5.40802872536809" calcext:value-type="float">
            <text:p>5.408</text:p>
          </table:table-cell>
          <table:table-cell office:value-type="float" office:value="0.0000000637222062876515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Masters</text:p>
          </table:table-cell>
          <table:table-cell office:value-type="float" office:value="1.0771567198438" calcext:value-type="float">
            <text:p>1.077</text:p>
          </table:table-cell>
          <table:table-cell office:value-type="float" office:value="0.160174770167799" calcext:value-type="float">
            <text:p>0.160</text:p>
          </table:table-cell>
          <table:table-cell office:value-type="float" office:value="6.72488381731637" calcext:value-type="float">
            <text:p>6.725</text:p>
          </table:table-cell>
          <table:table-cell office:value-type="float" office:value="0.000000000017573260480061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Preschool</text:p>
          </table:table-cell>
          <table:table-cell office:value-type="float" office:value="-1.13718908341054" calcext:value-type="float">
            <text:p>-1.137</text:p>
          </table:table-cell>
          <table:table-cell office:value-type="float" office:value="0.42991802627199" calcext:value-type="float">
            <text:p>0.430</text:p>
          </table:table-cell>
          <table:table-cell office:value-type="float" office:value="-2.64513003390813" calcext:value-type="float">
            <text:p>-2.645</text:p>
          </table:table-cell>
          <table:table-cell office:value-type="float" office:value="0.0081659529699131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Prof-school</text:p>
          </table:table-cell>
          <table:table-cell office:value-type="float" office:value="1.21657407346999" calcext:value-type="float">
            <text:p>1.217</text:p>
          </table:table-cell>
          <table:table-cell office:value-type="float" office:value="0.17895768361821" calcext:value-type="float">
            <text:p>0.179</text:p>
          </table:table-cell>
          <table:table-cell office:value-type="float" office:value="6.79811030671048" calcext:value-type="float">
            <text:p>6.798</text:p>
          </table:table-cell>
          <table:table-cell office:value-type="float" office:value="0.000000000010600028550686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Some-college</text:p>
          </table:table-cell>
          <table:table-cell office:value-type="float" office:value="1.31815821872391" calcext:value-type="float">
            <text:p>1.318</text:p>
          </table:table-cell>
          <table:table-cell office:value-type="float" office:value="0.136116830912169" calcext:value-type="float">
            <text:p>0.136</text:p>
          </table:table-cell>
          <table:table-cell office:value-type="float" office:value="9.68402077752218" calcext:value-type="float">
            <text:p>9.684</text:p>
          </table:table-cell>
          <table:table-cell office:value-type="float" office:value="3.52570854391876E-022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education_num</text:p>
          </table:table-cell>
          <table:table-cell office:value-type="float" office:value="0.114543214367496" calcext:value-type="float">
            <text:p>0.115</text:p>
          </table:table-cell>
          <table:table-cell office:value-type="float" office:value="0.0113025161707116" calcext:value-type="float">
            <text:p>0.011</text:p>
          </table:table-cell>
          <table:table-cell office:value-type="float" office:value="10.1343110363614" calcext:value-type="float">
            <text:p>10.134</text:p>
          </table:table-cell>
          <table:table-cell office:value-type="float" office:value="3.89106791087407E-02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arital_statusMarried-AF-spouse</text:p>
          </table:table-cell>
          <table:table-cell office:value-type="float" office:value="1.37112805248593" calcext:value-type="float">
            <text:p>1.371</text:p>
          </table:table-cell>
          <table:table-cell office:value-type="float" office:value="0.174841112687117" calcext:value-type="float">
            <text:p>0.175</text:p>
          </table:table-cell>
          <table:table-cell office:value-type="float" office:value="7.84213753512082" calcext:value-type="float">
            <text:p>7.842</text:p>
          </table:table-cell>
          <table:table-cell office:value-type="float" office:value="4.42940828192672E-015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arital_statusMarried-civ-spouse</text:p>
          </table:table-cell>
          <table:table-cell office:value-type="float" office:value="1.17598469906339" calcext:value-type="float">
            <text:p>1.176</text:p>
          </table:table-cell>
          <table:table-cell office:value-type="float" office:value="0.0868289100373121" calcext:value-type="float">
            <text:p>0.087</text:p>
          </table:table-cell>
          <table:table-cell office:value-type="float" office:value="13.5436998870312" calcext:value-type="float">
            <text:p>13.544</text:p>
          </table:table-cell>
          <table:table-cell office:value-type="float" office:value="8.63288295198617E-042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arital_statusMarried-spouse-absent</text:p>
          </table:table-cell>
          <table:table-cell office:value-type="float" office:value="0.00130076754643703" calcext:value-type="float">
            <text:p>0.001</text:p>
          </table:table-cell>
          <table:table-cell office:value-type="float" office:value="0.131037603406142" calcext:value-type="float">
            <text:p>0.131</text:p>
          </table:table-cell>
          <table:table-cell office:value-type="float" office:value="0.00992667381442707" calcext:value-type="float">
            <text:p>0.010</text:p>
          </table:table-cell>
          <table:table-cell office:value-type="float" office:value="0.992079790298286" calcext:value-type="float">
            <text:p>0.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arital_statusNever-married</text:p>
          </table:table-cell>
          <table:table-cell office:value-type="float" office:value="-0.287976781241961" calcext:value-type="float">
            <text:p>-0.288</text:p>
          </table:table-cell>
          <table:table-cell office:value-type="float" office:value="0.0619106031922934" calcext:value-type="float">
            <text:p>0.062</text:p>
          </table:table-cell>
          <table:table-cell office:value-type="float" office:value="-4.65149370855764" calcext:value-type="float">
            <text:p>-4.651</text:p>
          </table:table-cell>
          <table:table-cell office:value-type="float" office:value="0.0000032953933029352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arital_statusSeparated</text:p>
          </table:table-cell>
          <table:table-cell office:value-type="float" office:value="-0.0978735118291309" calcext:value-type="float">
            <text:p>-0.098</text:p>
          </table:table-cell>
          <table:table-cell office:value-type="float" office:value="0.11922621089598" calcext:value-type="float">
            <text:p>0.119</text:p>
          </table:table-cell>
          <table:table-cell office:value-type="float" office:value="-0.820905999558446" calcext:value-type="float">
            <text:p>-0.821</text:p>
          </table:table-cell>
          <table:table-cell office:value-type="float" office:value="0.411699813418538" calcext:value-type="float">
            <text:p>0.4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arital_statusWidowed</text:p>
          </table:table-cell>
          <table:table-cell office:value-type="float" office:value="0.280041500202801" calcext:value-type="float">
            <text:p>0.280</text:p>
          </table:table-cell>
          <table:table-cell office:value-type="float" office:value="0.0830561347120836" calcext:value-type="float">
            <text:p>0.083</text:p>
          </table:table-cell>
          <table:table-cell office:value-type="float" office:value="3.37171361481692" calcext:value-type="float">
            <text:p>3.372</text:p>
          </table:table-cell>
          <table:table-cell office:value-type="float" office:value="0.000747020825445189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Adm-clerical</text:p>
          </table:table-cell>
          <table:table-cell office:value-type="float" office:value="-0.346414635090445" calcext:value-type="float">
            <text:p>-0.346</text:p>
          </table:table-cell>
          <table:table-cell office:value-type="float" office:value="0.145254959139458" calcext:value-type="float">
            <text:p>0.145</text:p>
          </table:table-cell>
          <table:table-cell office:value-type="float" office:value="-2.3848730338897" calcext:value-type="float">
            <text:p>-2.385</text:p>
          </table:table-cell>
          <table:table-cell office:value-type="float" office:value="0.0170850167260836" calcext:value-type="float">
            <text:p>0.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Armed-Forces</text:p>
          </table:table-cell>
          <table:table-cell office:value-type="float" office:value="-0.0368531442045424" calcext:value-type="float">
            <text:p>-0.037</text:p>
          </table:table-cell>
          <table:table-cell office:value-type="float" office:value="0.363150206174745" calcext:value-type="float">
            <text:p>0.363</text:p>
          </table:table-cell>
          <table:table-cell office:value-type="float" office:value="-0.101481820959807" calcext:value-type="float">
            <text:p>-0.101</text:p>
          </table:table-cell>
          <table:table-cell office:value-type="float" office:value="0.919167987824896" calcext:value-type="float">
            <text:p>0.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Craft-repair</text:p>
          </table:table-cell>
          <table:table-cell office:value-type="float" office:value="-0.724957692742409" calcext:value-type="float">
            <text:p>-0.725</text:p>
          </table:table-cell>
          <table:table-cell office:value-type="float" office:value="0.149161055052586" calcext:value-type="float">
            <text:p>0.149</text:p>
          </table:table-cell>
          <table:table-cell office:value-type="float" office:value="-4.86023441230575" calcext:value-type="float">
            <text:p>-4.860</text:p>
          </table:table-cell>
          <table:table-cell office:value-type="float" office:value="0.000001172468401360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Exec-managerial</text:p>
          </table:table-cell>
          <table:table-cell office:value-type="float" office:value="0.359765517247915" calcext:value-type="float">
            <text:p>0.360</text:p>
          </table:table-cell>
          <table:table-cell office:value-type="float" office:value="0.138701846476804" calcext:value-type="float">
            <text:p>0.139</text:p>
          </table:table-cell>
          <table:table-cell office:value-type="float" office:value="2.5938048150504" calcext:value-type="float">
            <text:p>2.594</text:p>
          </table:table-cell>
          <table:table-cell office:value-type="float" office:value="0.00949203570636043" calcext:value-type="float">
            <text:p>0.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Farming-fishing</text:p>
          </table:table-cell>
          <table:table-cell office:value-type="float" office:value="-1.66154333632965" calcext:value-type="float">
            <text:p>-1.662</text:p>
          </table:table-cell>
          <table:table-cell office:value-type="float" office:value="0.174742260126972" calcext:value-type="float">
            <text:p>0.175</text:p>
          </table:table-cell>
          <table:table-cell office:value-type="float" office:value="-9.50853751761208" calcext:value-type="float">
            <text:p>-9.509</text:p>
          </table:table-cell>
          <table:table-cell office:value-type="float" office:value="1.93361742020716E-02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Handlers-cleaners</text:p>
          </table:table-cell>
          <table:table-cell office:value-type="float" office:value="-0.751995586506001" calcext:value-type="float">
            <text:p>-0.752</text:p>
          </table:table-cell>
          <table:table-cell office:value-type="float" office:value="0.145971948698879" calcext:value-type="float">
            <text:p>0.146</text:p>
          </table:table-cell>
          <table:table-cell office:value-type="float" office:value="-5.15164449888429" calcext:value-type="float">
            <text:p>-5.152</text:p>
          </table:table-cell>
          <table:table-cell office:value-type="float" office:value="0.00000025821215780420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Machine-op-inspct</text:p>
          </table:table-cell>
          <table:table-cell office:value-type="float" office:value="-0.519492766288603" calcext:value-type="float">
            <text:p>-0.519</text:p>
          </table:table-cell>
          <table:table-cell office:value-type="float" office:value="0.144535886474336" calcext:value-type="float">
            <text:p>0.145</text:p>
          </table:table-cell>
          <table:table-cell office:value-type="float" office:value="-3.59421302875424" calcext:value-type="float">
            <text:p>-3.594</text:p>
          </table:table-cell>
          <table:table-cell office:value-type="float" office:value="0.00032537354410800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Other-service</text:p>
          </table:table-cell>
          <table:table-cell office:value-type="float" office:value="-1.08157817611759" calcext:value-type="float">
            <text:p>-1.082</text:p>
          </table:table-cell>
          <table:table-cell office:value-type="float" office:value="0.162639644690879" calcext:value-type="float">
            <text:p>0.163</text:p>
          </table:table-cell>
          <table:table-cell office:value-type="float" office:value="-6.65015087910022" calcext:value-type="float">
            <text:p>-6.650</text:p>
          </table:table-cell>
          <table:table-cell office:value-type="float" office:value="0.000000000029279271809777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Priv-house-serv</text:p>
          </table:table-cell>
          <table:table-cell office:value-type="float" office:value="-0.704464897284097" calcext:value-type="float">
            <text:p>-0.704</text:p>
          </table:table-cell>
          <table:table-cell office:value-type="float" office:value="0.273060941027066" calcext:value-type="float">
            <text:p>0.273</text:p>
          </table:table-cell>
          <table:table-cell office:value-type="float" office:value="-2.57988159944952" calcext:value-type="float">
            <text:p>-2.580</text:p>
          </table:table-cell>
          <table:table-cell office:value-type="float" office:value="0.00988341949853564" calcext:value-type="float">
            <text:p>0.0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Prof-specialty</text:p>
          </table:table-cell>
          <table:table-cell office:value-type="float" office:value="0.332843418963657" calcext:value-type="float">
            <text:p>0.333</text:p>
          </table:table-cell>
          <table:table-cell office:value-type="float" office:value="0.138943617310575" calcext:value-type="float">
            <text:p>0.139</text:p>
          </table:table-cell>
          <table:table-cell office:value-type="float" office:value="2.39552867131468" calcext:value-type="float">
            <text:p>2.396</text:p>
          </table:table-cell>
          <table:table-cell office:value-type="float" office:value="0.0165964161913672" calcext:value-type="float">
            <text:p>0.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Protective-serv</text:p>
          </table:table-cell>
          <table:table-cell office:value-type="float" office:value="-0.266575842661152" calcext:value-type="float">
            <text:p>-0.267</text:p>
          </table:table-cell>
          <table:table-cell office:value-type="float" office:value="0.170991340147145" calcext:value-type="float">
            <text:p>0.171</text:p>
          </table:table-cell>
          <table:table-cell office:value-type="float" office:value="-1.55900200812365" calcext:value-type="float">
            <text:p>-1.559</text:p>
          </table:table-cell>
          <table:table-cell office:value-type="float" office:value="0.118995904872732" calcext:value-type="float">
            <text:p>0.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Sales</text:p>
          </table:table-cell>
          <table:table-cell office:value-type="float" office:value="-0.146835718803874" calcext:value-type="float">
            <text:p>-0.147</text:p>
          </table:table-cell>
          <table:table-cell office:value-type="float" office:value="0.145773446336977" calcext:value-type="float">
            <text:p>0.146</text:p>
          </table:table-cell>
          <table:table-cell office:value-type="float" office:value="-1.00728714655234" calcext:value-type="float">
            <text:p>-1.007</text:p>
          </table:table-cell>
          <table:table-cell office:value-type="float" office:value="0.313796804739044" calcext:value-type="float">
            <text:p>0.3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Tech-support</text:p>
          </table:table-cell>
          <table:table-cell office:value-type="float" office:value="0.072754418198189" calcext:value-type="float">
            <text:p>0.073</text:p>
          </table:table-cell>
          <table:table-cell office:value-type="float" office:value="0.163066962952002" calcext:value-type="float">
            <text:p>0.163</text:p>
          </table:table-cell>
          <table:table-cell office:value-type="float" office:value="0.446162833238049" calcext:value-type="float">
            <text:p>0.446</text:p>
          </table:table-cell>
          <table:table-cell office:value-type="float" office:value="0.655479628062191" calcext:value-type="float">
            <text:p>0.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occupationTransport-moving</text:p>
          </table:table-cell>
          <table:table-cell office:value-type="float" office:value="-0.592927640544066" calcext:value-type="float">
            <text:p>-0.593</text:p>
          </table:table-cell>
          <table:table-cell office:value-type="float" office:value="0.154093936840203" calcext:value-type="float">
            <text:p>0.154</text:p>
          </table:table-cell>
          <table:table-cell office:value-type="float" office:value="-3.84783238524782" calcext:value-type="float">
            <text:p>-3.848</text:p>
          </table:table-cell>
          <table:table-cell office:value-type="float" office:value="0.00011916753708082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elationshipNot-in-family</text:p>
          </table:table-cell>
          <table:table-cell office:value-type="float" office:value="-0.951465550599997" calcext:value-type="float">
            <text:p>-0.951</text:p>
          </table:table-cell>
          <table:table-cell office:value-type="float" office:value="0.0831396009898452" calcext:value-type="float">
            <text:p>0.083</text:p>
          </table:table-cell>
          <table:table-cell office:value-type="float" office:value="-11.44419192866" calcext:value-type="float">
            <text:p>-11.444</text:p>
          </table:table-cell>
          <table:table-cell office:value-type="float" office:value="2.51436381328734E-030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elationshipOther-relative</text:p>
          </table:table-cell>
          <table:table-cell office:value-type="float" office:value="-0.848985550507725" calcext:value-type="float">
            <text:p>-0.849</text:p>
          </table:table-cell>
          <table:table-cell office:value-type="float" office:value="0.107087269516512" calcext:value-type="float">
            <text:p>0.107</text:p>
          </table:table-cell>
          <table:table-cell office:value-type="float" office:value="-7.92797831470356" calcext:value-type="float">
            <text:p>-7.928</text:p>
          </table:table-cell>
          <table:table-cell office:value-type="float" office:value="2.22742192894818E-015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elationshipOwn-child</text:p>
          </table:table-cell>
          <table:table-cell office:value-type="float" office:value="-1.36423500944827" calcext:value-type="float">
            <text:p>-1.364</text:p>
          </table:table-cell>
          <table:table-cell office:value-type="float" office:value="0.104156385835202" calcext:value-type="float">
            <text:p>0.104</text:p>
          </table:table-cell>
          <table:table-cell office:value-type="float" office:value="-13.0979488056238" calcext:value-type="float">
            <text:p>-13.098</text:p>
          </table:table-cell>
          <table:table-cell office:value-type="float" office:value="3.38276622298735E-03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elationshipUnmarried</text:p>
          </table:table-cell>
          <table:table-cell office:value-type="float" office:value="-1.0331290895059" calcext:value-type="float">
            <text:p>-1.033</text:p>
          </table:table-cell>
          <table:table-cell office:value-type="float" office:value="0.0968200384147891" calcext:value-type="float">
            <text:p>0.097</text:p>
          </table:table-cell>
          <table:table-cell office:value-type="float" office:value="-10.6706122660254" calcext:value-type="float">
            <text:p>-10.671</text:p>
          </table:table-cell>
          <table:table-cell office:value-type="float" office:value="1.39702776448726E-02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elationshipWife</text:p>
          </table:table-cell>
          <table:table-cell office:value-type="float" office:value="0.409161332024726" calcext:value-type="float">
            <text:p>0.409</text:p>
          </table:table-cell>
          <table:table-cell office:value-type="float" office:value="0.0675678683781212" calcext:value-type="float">
            <text:p>0.068</text:p>
          </table:table-cell>
          <table:table-cell office:value-type="float" office:value="6.05556075463252" calcext:value-type="float">
            <text:p>6.056</text:p>
          </table:table-cell>
          <table:table-cell office:value-type="float" office:value="0.0000000013992934842898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aceAsian-Pac-Islander</text:p>
          </table:table-cell>
          <table:table-cell office:value-type="float" office:value="0.662501255764474" calcext:value-type="float">
            <text:p>0.663</text:p>
          </table:table-cell>
          <table:table-cell office:value-type="float" office:value="0.157809654995767" calcext:value-type="float">
            <text:p>0.158</text:p>
          </table:table-cell>
          <table:table-cell office:value-type="float" office:value="4.19810344165726" calcext:value-type="float">
            <text:p>4.198</text:p>
          </table:table-cell>
          <table:table-cell office:value-type="float" office:value="0.000026915968659877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aceBlack</text:p>
          </table:table-cell>
          <table:table-cell office:value-type="float" office:value="0.742319174290219" calcext:value-type="float">
            <text:p>0.742</text:p>
          </table:table-cell>
          <table:table-cell office:value-type="float" office:value="0.138507013606654" calcext:value-type="float">
            <text:p>0.139</text:p>
          </table:table-cell>
          <table:table-cell office:value-type="float" office:value="5.35943382909353" calcext:value-type="float">
            <text:p>5.359</text:p>
          </table:table-cell>
          <table:table-cell office:value-type="float" office:value="0.0000000834831640362447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aceOther</text:p>
          </table:table-cell>
          <table:table-cell office:value-type="float" office:value="0.663799753856007" calcext:value-type="float">
            <text:p>0.664</text:p>
          </table:table-cell>
          <table:table-cell office:value-type="float" office:value="0.177064686916167" calcext:value-type="float">
            <text:p>0.177</text:p>
          </table:table-cell>
          <table:table-cell office:value-type="float" office:value="3.74891100770584" calcext:value-type="float">
            <text:p>3.749</text:p>
          </table:table-cell>
          <table:table-cell office:value-type="float" office:value="0.00017760408839077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raceWhite</text:p>
          </table:table-cell>
          <table:table-cell office:value-type="float" office:value="0.846862903112906" calcext:value-type="float">
            <text:p>0.847</text:p>
          </table:table-cell>
          <table:table-cell office:value-type="float" office:value="0.127378277335164" calcext:value-type="float">
            <text:p>0.127</text:p>
          </table:table-cell>
          <table:table-cell office:value-type="float" office:value="6.64840913874664" calcext:value-type="float">
            <text:p>6.648</text:p>
          </table:table-cell>
          <table:table-cell office:value-type="float" office:value="0.0000000000296277786032676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sexMale</text:p>
          </table:table-cell>
          <table:table-cell office:value-type="float" office:value="0.114548607110604" calcext:value-type="float">
            <text:p>0.115</text:p>
          </table:table-cell>
          <table:table-cell office:value-type="float" office:value="0.0460287491133751" calcext:value-type="float">
            <text:p>0.046</text:p>
          </table:table-cell>
          <table:table-cell office:value-type="float" office:value="2.48863176421449" calcext:value-type="float">
            <text:p>2.489</text:p>
          </table:table-cell>
          <table:table-cell office:value-type="float" office:value="0.0128235708757237" calcext:value-type="float">
            <text:p>0.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Cambodia</text:p>
          </table:table-cell>
          <table:table-cell office:value-type="float" office:value="0.0522865923036368" calcext:value-type="float">
            <text:p>0.052</text:p>
          </table:table-cell>
          <table:table-cell office:value-type="float" office:value="0.276629966835361" calcext:value-type="float">
            <text:p>0.277</text:p>
          </table:table-cell>
          <table:table-cell office:value-type="float" office:value="0.189012755565834" calcext:value-type="float">
            <text:p>0.189</text:p>
          </table:table-cell>
          <table:table-cell office:value-type="float" office:value="0.850082819494024" calcext:value-type="float">
            <text:p>0.8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Canada</text:p>
          </table:table-cell>
          <table:table-cell office:value-type="float" office:value="0.127495236052857" calcext:value-type="float">
            <text:p>0.127</text:p>
          </table:table-cell>
          <table:table-cell office:value-type="float" office:value="0.203597804197865" calcext:value-type="float">
            <text:p>0.204</text:p>
          </table:table-cell>
          <table:table-cell office:value-type="float" office:value="0.626211252892257" calcext:value-type="float">
            <text:p>0.626</text:p>
          </table:table-cell>
          <table:table-cell office:value-type="float" office:value="0.531176387281179" calcext:value-type="float">
            <text:p>0.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China</text:p>
          </table:table-cell>
          <table:table-cell office:value-type="float" office:value="0.174884392615598" calcext:value-type="float">
            <text:p>0.175</text:p>
          </table:table-cell>
          <table:table-cell office:value-type="float" office:value="0.211885251109406" calcext:value-type="float">
            <text:p>0.212</text:p>
          </table:table-cell>
          <table:table-cell office:value-type="float" office:value="0.82537312861525" calcext:value-type="float">
            <text:p>0.825</text:p>
          </table:table-cell>
          <table:table-cell office:value-type="float" office:value="0.409159785833091" calcext:value-type="float">
            <text:p>0.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Columbia</text:p>
          </table:table-cell>
          <table:table-cell office:value-type="float" office:value="-0.17347535533064" calcext:value-type="float">
            <text:p>-0.173</text:p>
          </table:table-cell>
          <table:table-cell office:value-type="float" office:value="0.29064912131064" calcext:value-type="float">
            <text:p>0.291</text:p>
          </table:table-cell>
          <table:table-cell office:value-type="float" office:value="-0.596854910650954" calcext:value-type="float">
            <text:p>-0.597</text:p>
          </table:table-cell>
          <table:table-cell office:value-type="float" office:value="0.550604253255189" calcext:value-type="float">
            <text:p>0.5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Cuba</text:p>
          </table:table-cell>
          <table:table-cell office:value-type="float" office:value="-0.274658359289736" calcext:value-type="float">
            <text:p>-0.275</text:p>
          </table:table-cell>
          <table:table-cell office:value-type="float" office:value="0.246146856072107" calcext:value-type="float">
            <text:p>0.246</text:p>
          </table:table-cell>
          <table:table-cell office:value-type="float" office:value="-1.11583127110621" calcext:value-type="float">
            <text:p>-1.116</text:p>
          </table:table-cell>
          <table:table-cell office:value-type="float" office:value="0.264494365514248" calcext:value-type="float">
            <text:p>0.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Dominican-Republic</text:p>
          </table:table-cell>
          <table:table-cell office:value-type="float" office:value="-1.04745049113879" calcext:value-type="float">
            <text:p>-1.047</text:p>
          </table:table-cell>
          <table:table-cell office:value-type="float" office:value="0.356031375397969" calcext:value-type="float">
            <text:p>0.356</text:p>
          </table:table-cell>
          <table:table-cell office:value-type="float" office:value="-2.94201737127228" calcext:value-type="float">
            <text:p>-2.942</text:p>
          </table:table-cell>
          <table:table-cell office:value-type="float" office:value="0.00326081634539117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Ecuador</text:p>
          </table:table-cell>
          <table:table-cell office:value-type="float" office:value="-0.440481205885465" calcext:value-type="float">
            <text:p>-0.440</text:p>
          </table:table-cell>
          <table:table-cell office:value-type="float" office:value="0.337633564496124" calcext:value-type="float">
            <text:p>0.338</text:p>
          </table:table-cell>
          <table:table-cell office:value-type="float" office:value="-1.30461320260866" calcext:value-type="float">
            <text:p>-1.305</text:p>
          </table:table-cell>
          <table:table-cell office:value-type="float" office:value="0.192024590324584" calcext:value-type="float">
            <text:p>0.1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El-Salvador</text:p>
          </table:table-cell>
          <table:table-cell office:value-type="float" office:value="-0.357770421462918" calcext:value-type="float">
            <text:p>-0.358</text:p>
          </table:table-cell>
          <table:table-cell office:value-type="float" office:value="0.281360648112183" calcext:value-type="float">
            <text:p>0.281</text:p>
          </table:table-cell>
          <table:table-cell office:value-type="float" office:value="-1.27157235336005" calcext:value-type="float">
            <text:p>-1.272</text:p>
          </table:table-cell>
          <table:table-cell office:value-type="float" office:value="0.203525104881487" calcext:value-type="float">
            <text:p>0.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England</text:p>
          </table:table-cell>
          <table:table-cell office:value-type="float" office:value="0.655652086446115" calcext:value-type="float">
            <text:p>0.656</text:p>
          </table:table-cell>
          <table:table-cell office:value-type="float" office:value="0.206695369549282" calcext:value-type="float">
            <text:p>0.207</text:p>
          </table:table-cell>
          <table:table-cell office:value-type="float" office:value="3.17206954309535" calcext:value-type="float">
            <text:p>3.172</text:p>
          </table:table-cell>
          <table:table-cell office:value-type="float" office:value="0.00151356757592849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France</text:p>
          </table:table-cell>
          <table:table-cell office:value-type="float" office:value="0.606902752023592" calcext:value-type="float">
            <text:p>0.607</text:p>
          </table:table-cell>
          <table:table-cell office:value-type="float" office:value="0.284900087502017" calcext:value-type="float">
            <text:p>0.285</text:p>
          </table:table-cell>
          <table:table-cell office:value-type="float" office:value="2.13023013557093" calcext:value-type="float">
            <text:p>2.130</text:p>
          </table:table-cell>
          <table:table-cell office:value-type="float" office:value="0.0331526182467505" calcext:value-type="float">
            <text:p>0.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Germany</text:p>
          </table:table-cell>
          <table:table-cell office:value-type="float" office:value="0.226371107466453" calcext:value-type="float">
            <text:p>0.226</text:p>
          </table:table-cell>
          <table:table-cell office:value-type="float" office:value="0.183174756526791" calcext:value-type="float">
            <text:p>0.183</text:p>
          </table:table-cell>
          <table:table-cell office:value-type="float" office:value="1.23582043595262" calcext:value-type="float">
            <text:p>1.236</text:p>
          </table:table-cell>
          <table:table-cell office:value-type="float" office:value="0.216525316955335" calcext:value-type="float">
            <text:p>0.2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Greece</text:p>
          </table:table-cell>
          <table:table-cell office:value-type="float" office:value="-0.497524388914475" calcext:value-type="float">
            <text:p>-0.498</text:p>
          </table:table-cell>
          <table:table-cell office:value-type="float" office:value="0.310687493881809" calcext:value-type="float">
            <text:p>0.311</text:p>
          </table:table-cell>
          <table:table-cell office:value-type="float" office:value="-1.60136599867049" calcext:value-type="float">
            <text:p>-1.601</text:p>
          </table:table-cell>
          <table:table-cell office:value-type="float" office:value="0.109295878983463" calcext:value-type="float">
            <text:p>0.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Guatemala</text:p>
          </table:table-cell>
          <table:table-cell office:value-type="float" office:value="0.133612855296161" calcext:value-type="float">
            <text:p>0.134</text:p>
          </table:table-cell>
          <table:table-cell office:value-type="float" office:value="0.244183830201694" calcext:value-type="float">
            <text:p>0.244</text:p>
          </table:table-cell>
          <table:table-cell office:value-type="float" office:value="0.54718142141434" calcext:value-type="float">
            <text:p>0.547</text:p>
          </table:table-cell>
          <table:table-cell office:value-type="float" office:value="0.584254098663253" calcext:value-type="float">
            <text:p>0.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Haiti</text:p>
          </table:table-cell>
          <table:table-cell office:value-type="float" office:value="0.0881470352133224" calcext:value-type="float">
            <text:p>0.088</text:p>
          </table:table-cell>
          <table:table-cell office:value-type="float" office:value="0.277080177778419" calcext:value-type="float">
            <text:p>0.277</text:p>
          </table:table-cell>
          <table:table-cell office:value-type="float" office:value="0.318128261357669" calcext:value-type="float">
            <text:p>0.318</text:p>
          </table:table-cell>
          <table:table-cell office:value-type="float" office:value="0.750387646901439" calcext:value-type="float">
            <text:p>0.75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Holand-Netherlands</text:p>
          </table:table-cell>
          <table:table-cell office:value-type="float" office:value="-1.1430284903368" calcext:value-type="float">
            <text:p>-1.143</text:p>
          </table:table-cell>
          <table:table-cell office:value-type="float" office:value="1.10763695158204" calcext:value-type="float">
            <text:p>1.108</text:p>
          </table:table-cell>
          <table:table-cell office:value-type="float" office:value="-1.03195229150148" calcext:value-type="float">
            <text:p>-1.032</text:p>
          </table:table-cell>
          <table:table-cell office:value-type="float" office:value="0.302094467603453" calcext:value-type="float">
            <text:p>0.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Honduras</text:p>
          </table:table-cell>
          <table:table-cell office:value-type="float" office:value="-0.975486252430645" calcext:value-type="float">
            <text:p>-0.975</text:p>
          </table:table-cell>
          <table:table-cell office:value-type="float" office:value="0.391711569343439" calcext:value-type="float">
            <text:p>0.392</text:p>
          </table:table-cell>
          <table:table-cell office:value-type="float" office:value="-2.49031769489395" calcext:value-type="float">
            <text:p>-2.490</text:p>
          </table:table-cell>
          <table:table-cell office:value-type="float" office:value="0.0127628953709615" calcext:value-type="float">
            <text:p>0.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Hong</text:p>
          </table:table-cell>
          <table:table-cell office:value-type="float" office:value="0.855981423594214" calcext:value-type="float">
            <text:p>0.856</text:p>
          </table:table-cell>
          <table:table-cell office:value-type="float" office:value="0.268893465911356" calcext:value-type="float">
            <text:p>0.269</text:p>
          </table:table-cell>
          <table:table-cell office:value-type="float" office:value="3.18334780167696" calcext:value-type="float">
            <text:p>3.183</text:p>
          </table:table-cell>
          <table:table-cell office:value-type="float" office:value="0.00145582626987529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Hungary</text:p>
          </table:table-cell>
          <table:table-cell office:value-type="float" office:value="-0.286637419686979" calcext:value-type="float">
            <text:p>-0.287</text:p>
          </table:table-cell>
          <table:table-cell office:value-type="float" office:value="0.444293432156413" calcext:value-type="float">
            <text:p>0.444</text:p>
          </table:table-cell>
          <table:table-cell office:value-type="float" office:value="-0.645153403001618" calcext:value-type="float">
            <text:p>-0.645</text:p>
          </table:table-cell>
          <table:table-cell office:value-type="float" office:value="0.518827779445799" calcext:value-type="float">
            <text:p>0.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India</text:p>
          </table:table-cell>
          <table:table-cell office:value-type="float" office:value="0.396863167171268" calcext:value-type="float">
            <text:p>0.397</text:p>
          </table:table-cell>
          <table:table-cell office:value-type="float" office:value="0.187898382250604" calcext:value-type="float">
            <text:p>0.188</text:p>
          </table:table-cell>
          <table:table-cell office:value-type="float" office:value="2.11211593424984" calcext:value-type="float">
            <text:p>2.112</text:p>
          </table:table-cell>
          <table:table-cell office:value-type="float" office:value="0.03467650660815" calcext:value-type="float">
            <text:p>0.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Iran</text:p>
          </table:table-cell>
          <table:table-cell office:value-type="float" office:value="0.134608927211051" calcext:value-type="float">
            <text:p>0.135</text:p>
          </table:table-cell>
          <table:table-cell office:value-type="float" office:value="0.250534666757236" calcext:value-type="float">
            <text:p>0.251</text:p>
          </table:table-cell>
          <table:table-cell office:value-type="float" office:value="0.537286631640022" calcext:value-type="float">
            <text:p>0.537</text:p>
          </table:table-cell>
          <table:table-cell office:value-type="float" office:value="0.591069638198223" calcext:value-type="float">
            <text:p>0.5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Ireland</text:p>
          </table:table-cell>
          <table:table-cell office:value-type="float" office:value="-0.209217219043507" calcext:value-type="float">
            <text:p>-0.209</text:p>
          </table:table-cell>
          <table:table-cell office:value-type="float" office:value="0.292387342284439" calcext:value-type="float">
            <text:p>0.292</text:p>
          </table:table-cell>
          <table:table-cell office:value-type="float" office:value="-0.715548140384196" calcext:value-type="float">
            <text:p>-0.716</text:p>
          </table:table-cell>
          <table:table-cell office:value-type="float" office:value="0.474270405319329" calcext:value-type="float">
            <text:p>0.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Italy</text:p>
          </table:table-cell>
          <table:table-cell office:value-type="float" office:value="-0.351126975763487" calcext:value-type="float">
            <text:p>-0.351</text:p>
          </table:table-cell>
          <table:table-cell office:value-type="float" office:value="0.260732599533496" calcext:value-type="float">
            <text:p>0.261</text:p>
          </table:table-cell>
          <table:table-cell office:value-type="float" office:value="-1.34669380197077" calcext:value-type="float">
            <text:p>-1.347</text:p>
          </table:table-cell>
          <table:table-cell office:value-type="float" office:value="0.178078869283837" calcext:value-type="float">
            <text:p>0.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Jamaica</text:p>
          </table:table-cell>
          <table:table-cell office:value-type="float" office:value="-0.727645409014349" calcext:value-type="float">
            <text:p>-0.728</text:p>
          </table:table-cell>
          <table:table-cell office:value-type="float" office:value="0.297021097014255" calcext:value-type="float">
            <text:p>0.297</text:p>
          </table:table-cell>
          <table:table-cell office:value-type="float" office:value="-2.44981052298594" calcext:value-type="float">
            <text:p>-2.450</text:p>
          </table:table-cell>
          <table:table-cell office:value-type="float" office:value="0.0142931406609913" calcext:value-type="float">
            <text:p>0.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Japan</text:p>
          </table:table-cell>
          <table:table-cell office:value-type="float" office:value="-0.243342803232715" calcext:value-type="float">
            <text:p>-0.243</text:p>
          </table:table-cell>
          <table:table-cell office:value-type="float" office:value="0.2454106433297" calcext:value-type="float">
            <text:p>0.245</text:p>
          </table:table-cell>
          <table:table-cell office:value-type="float" office:value="-0.991573959185598" calcext:value-type="float">
            <text:p>-0.992</text:p>
          </table:table-cell>
          <table:table-cell office:value-type="float" office:value="0.321405397537801" calcext:value-type="float">
            <text:p>0.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Laos</text:p>
          </table:table-cell>
          <table:table-cell office:value-type="float" office:value="-0.559753766974113" calcext:value-type="float">
            <text:p>-0.560</text:p>
          </table:table-cell>
          <table:table-cell office:value-type="float" office:value="0.358924002041275" calcext:value-type="float">
            <text:p>0.359</text:p>
          </table:table-cell>
          <table:table-cell office:value-type="float" office:value="-1.55953283645194" calcext:value-type="float">
            <text:p>-1.560</text:p>
          </table:table-cell>
          <table:table-cell office:value-type="float" office:value="0.118870318985219" calcext:value-type="float">
            <text:p>0.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Mexico</text:p>
          </table:table-cell>
          <table:table-cell office:value-type="float" office:value="-0.562818693386828" calcext:value-type="float">
            <text:p>-0.563</text:p>
          </table:table-cell>
          <table:table-cell office:value-type="float" office:value="0.141599738436023" calcext:value-type="float">
            <text:p>0.142</text:p>
          </table:table-cell>
          <table:table-cell office:value-type="float" office:value="-3.97471562873767" calcext:value-type="float">
            <text:p>-3.975</text:p>
          </table:table-cell>
          <table:table-cell office:value-type="float" office:value="0.000070463397412729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Nicaragua</text:p>
          </table:table-cell>
          <table:table-cell office:value-type="float" office:value="-1.09636440732673" calcext:value-type="float">
            <text:p>-1.096</text:p>
          </table:table-cell>
          <table:table-cell office:value-type="float" office:value="0.39014833732179" calcext:value-type="float">
            <text:p>0.390</text:p>
          </table:table-cell>
          <table:table-cell office:value-type="float" office:value="-2.81012195221137" calcext:value-type="float">
            <text:p>-2.810</text:p>
          </table:table-cell>
          <table:table-cell office:value-type="float" office:value="0.00495227310679638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Outlying-US(Guam-USVI-etc)</text:p>
          </table:table-cell>
          <table:table-cell office:value-type="float" office:value="0.531519415328933" calcext:value-type="float">
            <text:p>0.532</text:p>
          </table:table-cell>
          <table:table-cell office:value-type="float" office:value="0.316790191133365" calcext:value-type="float">
            <text:p>0.317</text:p>
          </table:table-cell>
          <table:table-cell office:value-type="float" office:value="1.67782788168832" calcext:value-type="float">
            <text:p>1.678</text:p>
          </table:table-cell>
          <table:table-cell office:value-type="float" office:value="0.0933807046288718" calcext:value-type="float">
            <text:p>0.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Peru</text:p>
          </table:table-cell>
          <table:table-cell office:value-type="float" office:value="-0.852388193311139" calcext:value-type="float">
            <text:p>-0.852</text:p>
          </table:table-cell>
          <table:table-cell office:value-type="float" office:value="0.303543763164261" calcext:value-type="float">
            <text:p>0.304</text:p>
          </table:table-cell>
          <table:table-cell office:value-type="float" office:value="-2.80812290269286" calcext:value-type="float">
            <text:p>-2.808</text:p>
          </table:table-cell>
          <table:table-cell office:value-type="float" office:value="0.00498312050761042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Philippines</text:p>
          </table:table-cell>
          <table:table-cell office:value-type="float" office:value="-0.0532882989265757" calcext:value-type="float">
            <text:p>-0.053</text:p>
          </table:table-cell>
          <table:table-cell office:value-type="float" office:value="0.17333573911042" calcext:value-type="float">
            <text:p>0.173</text:p>
          </table:table-cell>
          <table:table-cell office:value-type="float" office:value="-0.307428226862261" calcext:value-type="float">
            <text:p>-0.307</text:p>
          </table:table-cell>
          <table:table-cell office:value-type="float" office:value="0.758517445852177" calcext:value-type="float">
            <text:p>0.7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Poland</text:p>
          </table:table-cell>
          <table:table-cell office:value-type="float" office:value="-0.391393089660821" calcext:value-type="float">
            <text:p>-0.391</text:p>
          </table:table-cell>
          <table:table-cell office:value-type="float" office:value="0.281924474977858" calcext:value-type="float">
            <text:p>0.282</text:p>
          </table:table-cell>
          <table:table-cell office:value-type="float" office:value="-1.38829056857004" calcext:value-type="float">
            <text:p>-1.388</text:p>
          </table:table-cell>
          <table:table-cell office:value-type="float" office:value="0.165048582981237" calcext:value-type="float">
            <text:p>0.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Portugal</text:p>
          </table:table-cell>
          <table:table-cell office:value-type="float" office:value="0.281391010484786" calcext:value-type="float">
            <text:p>0.281</text:p>
          </table:table-cell>
          <table:table-cell office:value-type="float" office:value="0.303600606448366" calcext:value-type="float">
            <text:p>0.304</text:p>
          </table:table-cell>
          <table:table-cell office:value-type="float" office:value="0.926846009224434" calcext:value-type="float">
            <text:p>0.927</text:p>
          </table:table-cell>
          <table:table-cell office:value-type="float" office:value="0.354006492820463" calcext:value-type="float">
            <text:p>0.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Puerto-Rico</text:p>
          </table:table-cell>
          <table:table-cell office:value-type="float" office:value="0.0603513249150551" calcext:value-type="float">
            <text:p>0.060</text:p>
          </table:table-cell>
          <table:table-cell office:value-type="float" office:value="0.19435331962483" calcext:value-type="float">
            <text:p>0.194</text:p>
          </table:table-cell>
          <table:table-cell office:value-type="float" office:value="0.310523766877531" calcext:value-type="float">
            <text:p>0.311</text:p>
          </table:table-cell>
          <table:table-cell office:value-type="float" office:value="0.756162688766783" calcext:value-type="float">
            <text:p>0.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Scotland</text:p>
          </table:table-cell>
          <table:table-cell office:value-type="float" office:value="-0.303313703769226" calcext:value-type="float">
            <text:p>-0.303</text:p>
          </table:table-cell>
          <table:table-cell office:value-type="float" office:value="0.385054285855897" calcext:value-type="float">
            <text:p>0.385</text:p>
          </table:table-cell>
          <table:table-cell office:value-type="float" office:value="-0.787716732187571" calcext:value-type="float">
            <text:p>-0.788</text:p>
          </table:table-cell>
          <table:table-cell office:value-type="float" office:value="0.43086241617468" calcext:value-type="float">
            <text:p>0.4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South</text:p>
          </table:table-cell>
          <table:table-cell office:value-type="float" office:value="-0.210888797833746" calcext:value-type="float">
            <text:p>-0.211</text:p>
          </table:table-cell>
          <table:table-cell office:value-type="float" office:value="0.192482404191288" calcext:value-type="float">
            <text:p>0.192</text:p>
          </table:table-cell>
          <table:table-cell office:value-type="float" office:value="-1.09562637021183" calcext:value-type="float">
            <text:p>-1.096</text:p>
          </table:table-cell>
          <table:table-cell office:value-type="float" office:value="0.273242316634116" calcext:value-type="float">
            <text:p>0.2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Taiwan</text:p>
          </table:table-cell>
          <table:table-cell office:value-type="float" office:value="-0.123272442595098" calcext:value-type="float">
            <text:p>-0.123</text:p>
          </table:table-cell>
          <table:table-cell office:value-type="float" office:value="0.22713381624334" calcext:value-type="float">
            <text:p>0.227</text:p>
          </table:table-cell>
          <table:table-cell office:value-type="float" office:value="-0.542730468910143" calcext:value-type="float">
            <text:p>-0.543</text:p>
          </table:table-cell>
          <table:table-cell office:value-type="float" office:value="0.587315392640973" calcext:value-type="float">
            <text:p>0.5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Thailand</text:p>
          </table:table-cell>
          <table:table-cell office:value-type="float" office:value="0.213421591480915" calcext:value-type="float">
            <text:p>0.213</text:p>
          </table:table-cell>
          <table:table-cell office:value-type="float" office:value="0.296596893695183" calcext:value-type="float">
            <text:p>0.297</text:p>
          </table:table-cell>
          <table:table-cell office:value-type="float" office:value="0.719567857983877" calcext:value-type="float">
            <text:p>0.720</text:p>
          </table:table-cell>
          <table:table-cell office:value-type="float" office:value="0.471791107876198" calcext:value-type="float">
            <text:p>0.4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Trinadad&amp;Tobago</text:p>
          </table:table-cell>
          <table:table-cell office:value-type="float" office:value="-1.26617163024804" calcext:value-type="float">
            <text:p>-1.266</text:p>
          </table:table-cell>
          <table:table-cell office:value-type="float" office:value="0.411900174852435" calcext:value-type="float">
            <text:p>0.412</text:p>
          </table:table-cell>
          <table:table-cell office:value-type="float" office:value="-3.07397691856201" calcext:value-type="float">
            <text:p>-3.074</text:p>
          </table:table-cell>
          <table:table-cell office:value-type="float" office:value="0.00211225774011578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United-States</text:p>
          </table:table-cell>
          <table:table-cell office:value-type="float" office:value="0.0325956658774509" calcext:value-type="float">
            <text:p>0.033</text:p>
          </table:table-cell>
          <table:table-cell office:value-type="float" office:value="0.074678469494397" calcext:value-type="float">
            <text:p>0.075</text:p>
          </table:table-cell>
          <table:table-cell office:value-type="float" office:value="0.436480100598426" calcext:value-type="float">
            <text:p>0.436</text:p>
          </table:table-cell>
          <table:table-cell office:value-type="float" office:value="0.662488433947555" calcext:value-type="float">
            <text:p>0.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Vietnam</text:p>
          </table:table-cell>
          <table:table-cell office:value-type="float" office:value="-0.494052349388348" calcext:value-type="float">
            <text:p>-0.494</text:p>
          </table:table-cell>
          <table:table-cell office:value-type="float" office:value="0.232957235245628" calcext:value-type="float">
            <text:p>0.233</text:p>
          </table:table-cell>
          <table:table-cell office:value-type="float" office:value="-2.12078559769746" calcext:value-type="float">
            <text:p>-2.121</text:p>
          </table:table-cell>
          <table:table-cell office:value-type="float" office:value="0.0339398492479684" calcext:value-type="float">
            <text:p>0.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native_countryYugoslavia</text:p>
          </table:table-cell>
          <table:table-cell office:value-type="float" office:value="-0.837394656837935" calcext:value-type="float">
            <text:p>-0.837</text:p>
          </table:table-cell>
          <table:table-cell office:value-type="float" office:value="0.453270512829473" calcext:value-type="float">
            <text:p>0.453</text:p>
          </table:table-cell>
          <table:table-cell office:value-type="float" office:value="-1.84745010570095" calcext:value-type="float">
            <text:p>-1.847</text:p>
          </table:table-cell>
          <table:table-cell office:value-type="float" office:value="0.0646819330222238" calcext:value-type="float">
            <text:p>0.0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minutes_per_week</text:p>
          </table:table-cell>
          <table:table-cell office:value-type="float" office:value="0.012093173937588" calcext:value-type="float">
            <text:p>0.012</text:p>
          </table:table-cell>
          <table:table-cell office:value-type="float" office:value="0.00133790537335812" calcext:value-type="float">
            <text:p>0.001</text:p>
          </table:table-cell>
          <table:table-cell office:value-type="float" office:value="9.0388858423031" calcext:value-type="float">
            <text:p>9.039</text:p>
          </table:table-cell>
          <table:table-cell office:value-type="float" office:value="1.58276745573837E-01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2</text:p>
          </table:table-cell>
          <table:table-cell office:value-type="string" calcext:value-type="string">
            <text:p>log(I(1 + abs(capital_gain - capital_loss)))</text:p>
          </table:table-cell>
          <table:table-cell office:value-type="float" office:value="0.119414260990489" calcext:value-type="float">
            <text:p>0.119</text:p>
          </table:table-cell>
          <table:table-cell office:value-type="float" office:value="0.00641630091540266" calcext:value-type="float">
            <text:p>0.006</text:p>
          </table:table-cell>
          <table:table-cell office:value-type="float" office:value="18.611075534788" calcext:value-type="float">
            <text:p>18.611</text:p>
          </table:table-cell>
          <table:table-cell office:value-type="float" office:value="2.61318855305006E-077" calcext:value-type="float">
            <text:p>0.000</text:p>
          </table:table-cell>
          <table:table-cell table:number-columns-repeated="14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8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Coefficient</text:p>
          </table:table-cell>
          <table:table-cell table:style-name="Default"/>
          <table:table-cell table:style-name="Default" office:value-type="string" calcext:value-type="string">
            <text:p>SE</text:p>
          </table:table-cell>
          <table:table-cell table:style-name="Default" table:number-columns-repeated="2"/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P-value</text:p>
          </table:table-cell>
          <table:table-cell table:style-name="Default"/>
          <table:table-cell office:value-type="string" calcext:value-type="string">
            <text:p>P-Value &lt; .05</text:p>
          </table:table-cell>
          <table:table-cell table:number-columns-repeated="3"/>
          <table:table-cell office:value-type="string" calcext:value-type="string">
            <text:p>Count of significant v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 Var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Synthetic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Synthetic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w/in 2SE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Syntheti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Synthetic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table:formula="of:=[Sheet1.C18]" office:value-type="float" office:value="0.0256596831424744" calcext:value-type="float">
            <text:p>0.026</text:p>
          </table:table-cell>
          <table:table-cell table:formula="of:=[Sheet1.C117]" office:value-type="float" office:value="0.0213810647271109" calcext:value-type="float">
            <text:p>0.021</text:p>
          </table:table-cell>
          <table:table-cell table:formula="of:=[$Sheet1.D18]" office:value-type="float" office:value="0.00170953049609179" calcext:value-type="float">
            <text:p>0.002</text:p>
          </table:table-cell>
          <table:table-cell table:formula="of:=[$Sheet1.D117]" office:value-type="float" office:value="0.00141352716314529" calcext:value-type="float">
            <text:p>0.001</text:p>
          </table:table-cell>
          <table:table-cell table:formula="of:=[.B4]-[.C4]" office:value-type="float" office:value="0.0042786184153635" calcext:value-type="float">
            <text:p>0.004</text:p>
          </table:table-cell>
          <table:table-cell table:formula="of:=IF(ABS([.F4])&lt;2*[.D4];&quot;Y&quot;;&quot;N&quot;)" office:value-type="string" office:string-value="N" calcext:value-type="string">
            <text:p>N</text:p>
          </table:table-cell>
          <table:table-cell table:formula="of:=[Sheet1.F18]" office:value-type="float" office:value="6.33538682043893E-051" calcext:value-type="float">
            <text:p>0.000</text:p>
          </table:table-cell>
          <table:table-cell table:formula="of:=[Sheet1.F117]" office:value-type="float" office:value="1.09068206765201E-051" calcext:value-type="float">
            <text:p>0.000</text:p>
          </table:table-cell>
          <table:table-cell table:formula="of:=IF([.H4]&lt;0.05;&quot;Y&quot;;&quot;N&quot;)" office:value-type="string" office:string-value="Y" calcext:value-type="string">
            <text:p>Y</text:p>
          </table:table-cell>
          <table:table-cell table:formula="of:=IF([.I4]&lt;0.05;&quot;Y&quot;;&quot;N&quot;)" office:value-type="string" office:string-value="Y" calcext:value-type="string">
            <text:p>Y</text:p>
          </table:table-cell>
          <table:table-cell/>
          <table:table-cell office:value-type="string" calcext:value-type="string">
            <text:p>Real</text:p>
          </table:table-cell>
          <table:table-cell table:formula="of:=COUNTIFS([.$J:.$J];&quot;Y&quot;)" office:value-type="float" office:value="42" calcext:value-type="float">
            <text:p>42</text:p>
          </table:table-cell>
          <table:table-cell table:formula="of:=COUNTIFS([.$J:.$J];&quot;N&quot;)" office:value-type="float" office:value="56" calcext:value-type="float">
            <text:p>56</text:p>
          </table:table-cell>
          <table:table-cell table:formula="of:=SUM([.N4:.O4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workclassFederal-gov</text:p>
          </table:table-cell>
          <table:table-cell table:formula="of:=[Sheet1.C19]" office:value-type="float" office:value="0.944431905971955" calcext:value-type="float">
            <text:p>0.944</text:p>
          </table:table-cell>
          <table:table-cell table:formula="of:=[Sheet1.C118]" office:value-type="float" office:value="0.475829091979629" calcext:value-type="float">
            <text:p>0.476</text:p>
          </table:table-cell>
          <table:table-cell table:formula="of:=[$Sheet1.D19]" office:value-type="float" office:value="0.15970239662781" calcext:value-type="float">
            <text:p>0.160</text:p>
          </table:table-cell>
          <table:table-cell table:formula="of:=[$Sheet1.D118]" office:value-type="float" office:value="0.155721349390787" calcext:value-type="float">
            <text:p>0.156</text:p>
          </table:table-cell>
          <table:table-cell table:formula="of:=[.B5]-[.C5]" office:value-type="float" office:value="0.468602813992326" calcext:value-type="float">
            <text:p>0.469</text:p>
          </table:table-cell>
          <table:table-cell table:formula="of:=IF(ABS([.F5])&lt;2*[.D5];&quot;Y&quot;;&quot;N&quot;)" office:value-type="string" office:string-value="N" calcext:value-type="string">
            <text:p>N</text:p>
          </table:table-cell>
          <table:table-cell table:formula="of:=[Sheet1.F19]" office:value-type="float" office:value="0.00000000334508906450552" calcext:value-type="float">
            <text:p>0.000</text:p>
          </table:table-cell>
          <table:table-cell table:formula="of:=[Sheet1.F118]" office:value-type="float" office:value="0.00224577323285737" calcext:value-type="float">
            <text:p>0.002</text:p>
          </table:table-cell>
          <table:table-cell table:formula="of:=IF([.H5]&lt;0.05;&quot;Y&quot;;&quot;N&quot;)" office:value-type="string" office:string-value="Y" calcext:value-type="string">
            <text:p>Y</text:p>
          </table:table-cell>
          <table:table-cell table:formula="of:=IF([.I5]&lt;0.05;&quot;Y&quot;;&quot;N&quot;)" office:value-type="string" office:string-value="Y" calcext:value-type="string">
            <text:p>Y</text:p>
          </table:table-cell>
          <table:table-cell/>
          <table:table-cell office:value-type="string" calcext:value-type="string">
            <text:p>Synthetic</text:p>
          </table:table-cell>
          <table:table-cell table:formula="of:=COUNTIFS([.$K:.$K];&quot;Y&quot;)" office:value-type="float" office:value="52" calcext:value-type="float">
            <text:p>52</text:p>
          </table:table-cell>
          <table:table-cell table:formula="of:=COUNTIFS([.$K:.$K];&quot;N&quot;)" office:value-type="float" office:value="46" calcext:value-type="float">
            <text:p>46</text:p>
          </table:table-cell>
          <table:table-cell table:formula="of:=SUM([.N5:.O5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workclassLocal-gov</text:p>
          </table:table-cell>
          <table:table-cell table:formula="of:=[Sheet1.C20]" office:value-type="float" office:value="0.313144449294592" calcext:value-type="float">
            <text:p>0.313</text:p>
          </table:table-cell>
          <table:table-cell table:formula="of:=[Sheet1.C119]" office:value-type="float" office:value="-0.057464370459988" calcext:value-type="float">
            <text:p>-0.057</text:p>
          </table:table-cell>
          <table:table-cell table:formula="of:=[$Sheet1.D20]" office:value-type="float" office:value="0.145822852103643" calcext:value-type="float">
            <text:p>0.146</text:p>
          </table:table-cell>
          <table:table-cell table:formula="of:=[$Sheet1.D119]" office:value-type="float" office:value="0.15121229135664" calcext:value-type="float">
            <text:p>0.151</text:p>
          </table:table-cell>
          <table:table-cell table:formula="of:=[.B6]-[.C6]" office:value-type="float" office:value="0.37060881975458" calcext:value-type="float">
            <text:p>0.371</text:p>
          </table:table-cell>
          <table:table-cell table:formula="of:=IF(ABS([.F6])&lt;2*[.D6];&quot;Y&quot;;&quot;N&quot;)" office:value-type="string" office:string-value="N" calcext:value-type="string">
            <text:p>N</text:p>
          </table:table-cell>
          <table:table-cell table:formula="of:=[Sheet1.F20]" office:value-type="float" office:value="0.03175901971162" calcext:value-type="float">
            <text:p>0.032</text:p>
          </table:table-cell>
          <table:table-cell table:formula="of:=[Sheet1.F119]" office:value-type="float" office:value="0.703927253028546" calcext:value-type="float">
            <text:p>0.704</text:p>
          </table:table-cell>
          <table:table-cell table:formula="of:=IF([.H6]&lt;0.05;&quot;Y&quot;;&quot;N&quot;)" office:value-type="string" office:string-value="Y" calcext:value-type="string">
            <text:p>Y</text:p>
          </table:table-cell>
          <table:table-cell table:formula="of:=IF([.I6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classNever-worked</text:p>
          </table:table-cell>
          <table:table-cell table:formula="of:=[Sheet1.C21]" office:value-type="float" office:value="-11.9473990723788" calcext:value-type="float">
            <text:p>-11.947</text:p>
          </table:table-cell>
          <table:table-cell table:formula="of:=[Sheet1.C120]" office:value-type="float" office:value="0.380927361018288" calcext:value-type="float">
            <text:p>0.381</text:p>
          </table:table-cell>
          <table:table-cell table:formula="of:=[$Sheet1.D21]" office:value-type="float" office:value="538.357853897663" calcext:value-type="float">
            <text:p>538.358</text:p>
          </table:table-cell>
          <table:table-cell table:formula="of:=[$Sheet1.D120]" office:value-type="float" office:value="0.295185430987742" calcext:value-type="float">
            <text:p>0.295</text:p>
          </table:table-cell>
          <table:table-cell table:formula="of:=[.B7]-[.C7]" office:value-type="float" office:value="-12.3283264333971" calcext:value-type="float">
            <text:p>-12.328</text:p>
          </table:table-cell>
          <table:table-cell table:formula="of:=IF(ABS([.F7])&lt;2*[.D7];&quot;Y&quot;;&quot;N&quot;)" office:value-type="string" office:string-value="Y" calcext:value-type="string">
            <text:p>Y</text:p>
          </table:table-cell>
          <table:table-cell table:formula="of:=[Sheet1.F21]" office:value-type="float" office:value="0.982294559683716" calcext:value-type="float">
            <text:p>0.982</text:p>
          </table:table-cell>
          <table:table-cell table:formula="of:=[Sheet1.F120]" office:value-type="float" office:value="0.196888205729522" calcext:value-type="float">
            <text:p>0.197</text:p>
          </table:table-cell>
          <table:table-cell table:formula="of:=IF([.H7]&lt;0.05;&quot;Y&quot;;&quot;N&quot;)" office:value-type="string" office:string-value="N" calcext:value-type="string">
            <text:p>N</text:p>
          </table:table-cell>
          <table:table-cell table:formula="of:=IF([.I7]&lt;0.05;&quot;Y&quot;;&quot;N&quot;)" office:value-type="string" office:string-value="N" calcext:value-type="string">
            <text:p>N</text:p>
          </table:table-cell>
          <table:table-cell table:number-columns-repeated="2"/>
          <table:table-cell table:formula="of:=COUNTIFS([.$J:.$J];&quot;Y&quot;;[.$K:.$K];&quot;Y&quot;)" office:value-type="float" office:value="28" calcext:value-type="float">
            <text:p>28</text:p>
          </table:table-cell>
          <table:table-cell office:value-type="string" calcext:value-type="string">
            <text:p>Count of significant vars that appear in both</text:p>
          </table:table-cell>
          <table:table-cell/>
        </table:table-row>
        <table:table-row table:style-name="ro1">
          <table:table-cell office:value-type="string" calcext:value-type="string">
            <text:p>workclassPrivate</text:p>
          </table:table-cell>
          <table:table-cell table:formula="of:=[Sheet1.C22]" office:value-type="float" office:value="0.506615776955633" calcext:value-type="float">
            <text:p>0.507</text:p>
          </table:table-cell>
          <table:table-cell table:formula="of:=[Sheet1.C121]" office:value-type="float" office:value="-0.269983002236028" calcext:value-type="float">
            <text:p>-0.270</text:p>
          </table:table-cell>
          <table:table-cell table:formula="of:=[$Sheet1.D22]" office:value-type="float" office:value="0.129879974298346" calcext:value-type="float">
            <text:p>0.130</text:p>
          </table:table-cell>
          <table:table-cell table:formula="of:=[$Sheet1.D121]" office:value-type="float" office:value="0.136991372513115" calcext:value-type="float">
            <text:p>0.137</text:p>
          </table:table-cell>
          <table:table-cell table:formula="of:=[.B8]-[.C8]" office:value-type="float" office:value="0.776598779191661" calcext:value-type="float">
            <text:p>0.777</text:p>
          </table:table-cell>
          <table:table-cell table:formula="of:=IF(ABS([.F8])&lt;2*[.D8];&quot;Y&quot;;&quot;N&quot;)" office:value-type="string" office:string-value="N" calcext:value-type="string">
            <text:p>N</text:p>
          </table:table-cell>
          <table:table-cell table:formula="of:=[Sheet1.F22]" office:value-type="float" office:value="0.0000959364253428674" calcext:value-type="float">
            <text:p>0.000</text:p>
          </table:table-cell>
          <table:table-cell table:formula="of:=[Sheet1.F121]" office:value-type="float" office:value="0.0487464181886444" calcext:value-type="float">
            <text:p>0.049</text:p>
          </table:table-cell>
          <table:table-cell table:formula="of:=IF([.H8]&lt;0.05;&quot;Y&quot;;&quot;N&quot;)" office:value-type="string" office:string-value="Y" calcext:value-type="string">
            <text:p>Y</text:p>
          </table:table-cell>
          <table:table-cell table:formula="of:=IF([.I8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classSelf-emp-inc</text:p>
          </table:table-cell>
          <table:table-cell table:formula="of:=[Sheet1.C23]" office:value-type="float" office:value="0.638944391019485" calcext:value-type="float">
            <text:p>0.639</text:p>
          </table:table-cell>
          <table:table-cell table:formula="of:=[Sheet1.C122]" office:value-type="float" office:value="0.416069827800775" calcext:value-type="float">
            <text:p>0.416</text:p>
          </table:table-cell>
          <table:table-cell table:formula="of:=[$Sheet1.D23]" office:value-type="float" office:value="0.154979069018165" calcext:value-type="float">
            <text:p>0.155</text:p>
          </table:table-cell>
          <table:table-cell table:formula="of:=[$Sheet1.D122]" office:value-type="float" office:value="0.154216361961567" calcext:value-type="float">
            <text:p>0.154</text:p>
          </table:table-cell>
          <table:table-cell table:formula="of:=[.B9]-[.C9]" office:value-type="float" office:value="0.22287456321871" calcext:value-type="float">
            <text:p>0.223</text:p>
          </table:table-cell>
          <table:table-cell table:formula="of:=IF(ABS([.F9])&lt;2*[.D9];&quot;Y&quot;;&quot;N&quot;)" office:value-type="string" office:string-value="Y" calcext:value-type="string">
            <text:p>Y</text:p>
          </table:table-cell>
          <table:table-cell table:formula="of:=[Sheet1.F23]" office:value-type="float" office:value="0.0000374329430321346" calcext:value-type="float">
            <text:p>0.000</text:p>
          </table:table-cell>
          <table:table-cell table:formula="of:=[Sheet1.F122]" office:value-type="float" office:value="0.00697654806967009" calcext:value-type="float">
            <text:p>0.007</text:p>
          </table:table-cell>
          <table:table-cell table:formula="of:=IF([.H9]&lt;0.05;&quot;Y&quot;;&quot;N&quot;)" office:value-type="string" office:string-value="Y" calcext:value-type="string">
            <text:p>Y</text:p>
          </table:table-cell>
          <table:table-cell table:formula="of:=IF([.I9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classSelf-emp-not-inc</text:p>
          </table:table-cell>
          <table:table-cell table:formula="of:=[Sheet1.C24]" office:value-type="float" office:value="0.0663135348298511" calcext:value-type="float">
            <text:p>0.066</text:p>
          </table:table-cell>
          <table:table-cell table:formula="of:=[Sheet1.C123]" office:value-type="float" office:value="-0.239625624741961" calcext:value-type="float">
            <text:p>-0.240</text:p>
          </table:table-cell>
          <table:table-cell table:formula="of:=[$Sheet1.D24]" office:value-type="float" office:value="0.142146420346911" calcext:value-type="float">
            <text:p>0.142</text:p>
          </table:table-cell>
          <table:table-cell table:formula="of:=[$Sheet1.D123]" office:value-type="float" office:value="0.144233444111763" calcext:value-type="float">
            <text:p>0.144</text:p>
          </table:table-cell>
          <table:table-cell table:formula="of:=[.B10]-[.C10]" office:value-type="float" office:value="0.305939159571812" calcext:value-type="float">
            <text:p>0.306</text:p>
          </table:table-cell>
          <table:table-cell table:formula="of:=IF(ABS([.F10])&lt;2*[.D10];&quot;Y&quot;;&quot;N&quot;)" office:value-type="string" office:string-value="N" calcext:value-type="string">
            <text:p>N</text:p>
          </table:table-cell>
          <table:table-cell table:formula="of:=[Sheet1.F24]" office:value-type="float" office:value="0.640846422222199" calcext:value-type="float">
            <text:p>0.641</text:p>
          </table:table-cell>
          <table:table-cell table:formula="of:=[Sheet1.F123]" office:value-type="float" office:value="0.0966384526133754" calcext:value-type="float">
            <text:p>0.097</text:p>
          </table:table-cell>
          <table:table-cell table:formula="of:=IF([.H10]&lt;0.05;&quot;Y&quot;;&quot;N&quot;)" office:value-type="string" office:string-value="N" calcext:value-type="string">
            <text:p>N</text:p>
          </table:table-cell>
          <table:table-cell table:formula="of:=IF([.I10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classState-gov</text:p>
          </table:table-cell>
          <table:table-cell table:formula="of:=[Sheet1.C25]" office:value-type="float" office:value="0.157698801513809" calcext:value-type="float">
            <text:p>0.158</text:p>
          </table:table-cell>
          <table:table-cell table:formula="of:=[Sheet1.C124]" office:value-type="float" office:value="-0.177472175442532" calcext:value-type="float">
            <text:p>-0.177</text:p>
          </table:table-cell>
          <table:table-cell table:formula="of:=[$Sheet1.D25]" office:value-type="float" office:value="0.158649628571184" calcext:value-type="float">
            <text:p>0.159</text:p>
          </table:table-cell>
          <table:table-cell table:formula="of:=[$Sheet1.D124]" office:value-type="float" office:value="0.144553170962716" calcext:value-type="float">
            <text:p>0.145</text:p>
          </table:table-cell>
          <table:table-cell table:formula="of:=[.B11]-[.C11]" office:value-type="float" office:value="0.335170976956341" calcext:value-type="float">
            <text:p>0.335</text:p>
          </table:table-cell>
          <table:table-cell table:formula="of:=IF(ABS([.F11])&lt;2*[.D11];&quot;Y&quot;;&quot;N&quot;)" office:value-type="string" office:string-value="N" calcext:value-type="string">
            <text:p>N</text:p>
          </table:table-cell>
          <table:table-cell table:formula="of:=[Sheet1.F25]" office:value-type="float" office:value="0.320219581782306" calcext:value-type="float">
            <text:p>0.320</text:p>
          </table:table-cell>
          <table:table-cell table:formula="of:=[Sheet1.F124]" office:value-type="float" office:value="0.219548572309256" calcext:value-type="float">
            <text:p>0.220</text:p>
          </table:table-cell>
          <table:table-cell table:formula="of:=IF([.H11]&lt;0.05;&quot;Y&quot;;&quot;N&quot;)" office:value-type="string" office:string-value="N" calcext:value-type="string">
            <text:p>N</text:p>
          </table:table-cell>
          <table:table-cell table:formula="of:=IF([.I11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classWithout-pay</text:p>
          </table:table-cell>
          <table:table-cell table:formula="of:=[Sheet1.C26]" office:value-type="float" office:value="-13.4684981572902" calcext:value-type="float">
            <text:p>-13.468</text:p>
          </table:table-cell>
          <table:table-cell table:formula="of:=[Sheet1.C125]" office:value-type="float" office:value="-2.15056792178143" calcext:value-type="float">
            <text:p>-2.151</text:p>
          </table:table-cell>
          <table:table-cell table:formula="of:=[$Sheet1.D26]" office:value-type="float" office:value="358.221397004566" calcext:value-type="float">
            <text:p>358.221</text:p>
          </table:table-cell>
          <table:table-cell table:formula="of:=[$Sheet1.D125]" office:value-type="float" office:value="0.335384405466644" calcext:value-type="float">
            <text:p>0.335</text:p>
          </table:table-cell>
          <table:table-cell table:formula="of:=[.B12]-[.C12]" office:value-type="float" office:value="-11.3179302355088" calcext:value-type="float">
            <text:p>-11.318</text:p>
          </table:table-cell>
          <table:table-cell table:formula="of:=IF(ABS([.F12])&lt;2*[.D12];&quot;Y&quot;;&quot;N&quot;)" office:value-type="string" office:string-value="Y" calcext:value-type="string">
            <text:p>Y</text:p>
          </table:table-cell>
          <table:table-cell table:formula="of:=[Sheet1.F26]" office:value-type="float" office:value="0.970008002083097" calcext:value-type="float">
            <text:p>0.970</text:p>
          </table:table-cell>
          <table:table-cell table:formula="of:=[Sheet1.F125]" office:value-type="float" office:value="0.000000000143389496828939" calcext:value-type="float">
            <text:p>0.000</text:p>
          </table:table-cell>
          <table:table-cell table:formula="of:=IF([.H12]&lt;0.05;&quot;Y&quot;;&quot;N&quot;)" office:value-type="string" office:string-value="N" calcext:value-type="string">
            <text:p>N</text:p>
          </table:table-cell>
          <table:table-cell table:formula="of:=IF([.I12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11th</text:p>
          </table:table-cell>
          <table:table-cell table:formula="of:=[Sheet1.C27]" office:value-type="float" office:value="-0.106311958551758" calcext:value-type="float">
            <text:p>-0.106</text:p>
          </table:table-cell>
          <table:table-cell table:formula="of:=[Sheet1.C126]" office:value-type="float" office:value="0.125131647598516" calcext:value-type="float">
            <text:p>0.125</text:p>
          </table:table-cell>
          <table:table-cell table:formula="of:=[$Sheet1.D27]" office:value-type="float" office:value="0.222868504214352" calcext:value-type="float">
            <text:p>0.223</text:p>
          </table:table-cell>
          <table:table-cell table:formula="of:=[$Sheet1.D126]" office:value-type="float" office:value="0.166074948613864" calcext:value-type="float">
            <text:p>0.166</text:p>
          </table:table-cell>
          <table:table-cell table:formula="of:=[.B13]-[.C13]" office:value-type="float" office:value="-0.231443606150274" calcext:value-type="float">
            <text:p>-0.231</text:p>
          </table:table-cell>
          <table:table-cell table:formula="of:=IF(ABS([.F13])&lt;2*[.D13];&quot;Y&quot;;&quot;N&quot;)" office:value-type="string" office:string-value="Y" calcext:value-type="string">
            <text:p>Y</text:p>
          </table:table-cell>
          <table:table-cell table:formula="of:=[Sheet1.F27]" office:value-type="float" office:value="0.63335035720425" calcext:value-type="float">
            <text:p>0.633</text:p>
          </table:table-cell>
          <table:table-cell table:formula="of:=[Sheet1.F126]" office:value-type="float" office:value="0.4511705848556" calcext:value-type="float">
            <text:p>0.451</text:p>
          </table:table-cell>
          <table:table-cell table:formula="of:=IF([.H13]&lt;0.05;&quot;Y&quot;;&quot;N&quot;)" office:value-type="string" office:string-value="N" calcext:value-type="string">
            <text:p>N</text:p>
          </table:table-cell>
          <table:table-cell table:formula="of:=IF([.I13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12th</text:p>
          </table:table-cell>
          <table:table-cell table:formula="of:=[Sheet1.C28]" office:value-type="float" office:value="0.325768252721098" calcext:value-type="float">
            <text:p>0.326</text:p>
          </table:table-cell>
          <table:table-cell table:formula="of:=[Sheet1.C127]" office:value-type="float" office:value="0.0247567276732362" calcext:value-type="float">
            <text:p>0.025</text:p>
          </table:table-cell>
          <table:table-cell table:formula="of:=[$Sheet1.D28]" office:value-type="float" office:value="0.279665862002711" calcext:value-type="float">
            <text:p>0.280</text:p>
          </table:table-cell>
          <table:table-cell table:formula="of:=[$Sheet1.D127]" office:value-type="float" office:value="0.213669773180722" calcext:value-type="float">
            <text:p>0.214</text:p>
          </table:table-cell>
          <table:table-cell table:formula="of:=[.B14]-[.C14]" office:value-type="float" office:value="0.301011525047862" calcext:value-type="float">
            <text:p>0.301</text:p>
          </table:table-cell>
          <table:table-cell table:formula="of:=IF(ABS([.F14])&lt;2*[.D14];&quot;Y&quot;;&quot;N&quot;)" office:value-type="string" office:string-value="Y" calcext:value-type="string">
            <text:p>Y</text:p>
          </table:table-cell>
          <table:table-cell table:formula="of:=[Sheet1.F28]" office:value-type="float" office:value="0.244080477984526" calcext:value-type="float">
            <text:p>0.244</text:p>
          </table:table-cell>
          <table:table-cell table:formula="of:=[Sheet1.F127]" office:value-type="float" office:value="0.907759982096756" calcext:value-type="float">
            <text:p>0.908</text:p>
          </table:table-cell>
          <table:table-cell table:formula="of:=IF([.H14]&lt;0.05;&quot;Y&quot;;&quot;N&quot;)" office:value-type="string" office:string-value="N" calcext:value-type="string">
            <text:p>N</text:p>
          </table:table-cell>
          <table:table-cell table:formula="of:=IF([.I14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1st-4th</text:p>
          </table:table-cell>
          <table:table-cell table:formula="of:=[Sheet1.C29]" office:value-type="float" office:value="-0.620537387459792" calcext:value-type="float">
            <text:p>-0.621</text:p>
          </table:table-cell>
          <table:table-cell table:formula="of:=[Sheet1.C128]" office:value-type="float" office:value="-0.165457293156083" calcext:value-type="float">
            <text:p>-0.165</text:p>
          </table:table-cell>
          <table:table-cell table:formula="of:=[$Sheet1.D29]" office:value-type="float" office:value="0.528973738042682" calcext:value-type="float">
            <text:p>0.529</text:p>
          </table:table-cell>
          <table:table-cell table:formula="of:=[$Sheet1.D128]" office:value-type="float" office:value="0.262680636925809" calcext:value-type="float">
            <text:p>0.263</text:p>
          </table:table-cell>
          <table:table-cell table:formula="of:=[.B15]-[.C15]" office:value-type="float" office:value="-0.455080094303709" calcext:value-type="float">
            <text:p>-0.455</text:p>
          </table:table-cell>
          <table:table-cell table:formula="of:=IF(ABS([.F15])&lt;2*[.D15];&quot;Y&quot;;&quot;N&quot;)" office:value-type="string" office:string-value="Y" calcext:value-type="string">
            <text:p>Y</text:p>
          </table:table-cell>
          <table:table-cell table:formula="of:=[Sheet1.F29]" office:value-type="float" office:value="0.240756998659514" calcext:value-type="float">
            <text:p>0.241</text:p>
          </table:table-cell>
          <table:table-cell table:formula="of:=[Sheet1.F128]" office:value-type="float" office:value="0.528773065313603" calcext:value-type="float">
            <text:p>0.529</text:p>
          </table:table-cell>
          <table:table-cell table:formula="of:=IF([.H15]&lt;0.05;&quot;Y&quot;;&quot;N&quot;)" office:value-type="string" office:string-value="N" calcext:value-type="string">
            <text:p>N</text:p>
          </table:table-cell>
          <table:table-cell table:formula="of:=IF([.I15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5th-6th</text:p>
          </table:table-cell>
          <table:table-cell table:formula="of:=[Sheet1.C30]" office:value-type="float" office:value="-0.300049291723206" calcext:value-type="float">
            <text:p>-0.300</text:p>
          </table:table-cell>
          <table:table-cell table:formula="of:=[Sheet1.C129]" office:value-type="float" office:value="-0.105678544497034" calcext:value-type="float">
            <text:p>-0.106</text:p>
          </table:table-cell>
          <table:table-cell table:formula="of:=[$Sheet1.D30]" office:value-type="float" office:value="0.333754521672412" calcext:value-type="float">
            <text:p>0.334</text:p>
          </table:table-cell>
          <table:table-cell table:formula="of:=[$Sheet1.D129]" office:value-type="float" office:value="0.222506731330878" calcext:value-type="float">
            <text:p>0.223</text:p>
          </table:table-cell>
          <table:table-cell table:formula="of:=[.B16]-[.C16]" office:value-type="float" office:value="-0.194370747226172" calcext:value-type="float">
            <text:p>-0.194</text:p>
          </table:table-cell>
          <table:table-cell table:formula="of:=IF(ABS([.F16])&lt;2*[.D16];&quot;Y&quot;;&quot;N&quot;)" office:value-type="string" office:string-value="Y" calcext:value-type="string">
            <text:p>Y</text:p>
          </table:table-cell>
          <table:table-cell table:formula="of:=[Sheet1.F30]" office:value-type="float" office:value="0.368646314082398" calcext:value-type="float">
            <text:p>0.369</text:p>
          </table:table-cell>
          <table:table-cell table:formula="of:=[Sheet1.F129]" office:value-type="float" office:value="0.634825903612755" calcext:value-type="float">
            <text:p>0.635</text:p>
          </table:table-cell>
          <table:table-cell table:formula="of:=IF([.H16]&lt;0.05;&quot;Y&quot;;&quot;N&quot;)" office:value-type="string" office:string-value="N" calcext:value-type="string">
            <text:p>N</text:p>
          </table:table-cell>
          <table:table-cell table:formula="of:=IF([.I16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7th-8th</text:p>
          </table:table-cell>
          <table:table-cell table:formula="of:=[Sheet1.C31]" office:value-type="float" office:value="-0.629020128609961" calcext:value-type="float">
            <text:p>-0.629</text:p>
          </table:table-cell>
          <table:table-cell table:formula="of:=[Sheet1.C130]" office:value-type="float" office:value="-0.161715028513153" calcext:value-type="float">
            <text:p>-0.162</text:p>
          </table:table-cell>
          <table:table-cell table:formula="of:=[$Sheet1.D31]" office:value-type="float" office:value="0.241103950861866" calcext:value-type="float">
            <text:p>0.241</text:p>
          </table:table-cell>
          <table:table-cell table:formula="of:=[$Sheet1.D130]" office:value-type="float" office:value="0.166774923351731" calcext:value-type="float">
            <text:p>0.167</text:p>
          </table:table-cell>
          <table:table-cell table:formula="of:=[.B17]-[.C17]" office:value-type="float" office:value="-0.467305100096808" calcext:value-type="float">
            <text:p>-0.467</text:p>
          </table:table-cell>
          <table:table-cell table:formula="of:=IF(ABS([.F17])&lt;2*[.D17];&quot;Y&quot;;&quot;N&quot;)" office:value-type="string" office:string-value="Y" calcext:value-type="string">
            <text:p>Y</text:p>
          </table:table-cell>
          <table:table-cell table:formula="of:=[Sheet1.F31]" office:value-type="float" office:value="0.00908293444578307" calcext:value-type="float">
            <text:p>0.009</text:p>
          </table:table-cell>
          <table:table-cell table:formula="of:=[Sheet1.F130]" office:value-type="float" office:value="0.332215826445206" calcext:value-type="float">
            <text:p>0.332</text:p>
          </table:table-cell>
          <table:table-cell table:formula="of:=IF([.H17]&lt;0.05;&quot;Y&quot;;&quot;N&quot;)" office:value-type="string" office:string-value="Y" calcext:value-type="string">
            <text:p>Y</text:p>
          </table:table-cell>
          <table:table-cell table:formula="of:=IF([.I17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9th</text:p>
          </table:table-cell>
          <table:table-cell table:formula="of:=[Sheet1.C32]" office:value-type="float" office:value="-0.410935300909432" calcext:value-type="float">
            <text:p>-0.411</text:p>
          </table:table-cell>
          <table:table-cell table:formula="of:=[Sheet1.C131]" office:value-type="float" office:value="0.110517141756254" calcext:value-type="float">
            <text:p>0.111</text:p>
          </table:table-cell>
          <table:table-cell table:formula="of:=[$Sheet1.D32]" office:value-type="float" office:value="0.277718152933795" calcext:value-type="float">
            <text:p>0.278</text:p>
          </table:table-cell>
          <table:table-cell table:formula="of:=[$Sheet1.D131]" office:value-type="float" office:value="0.18463785021308" calcext:value-type="float">
            <text:p>0.185</text:p>
          </table:table-cell>
          <table:table-cell table:formula="of:=[.B18]-[.C18]" office:value-type="float" office:value="-0.521452442665686" calcext:value-type="float">
            <text:p>-0.521</text:p>
          </table:table-cell>
          <table:table-cell table:formula="of:=IF(ABS([.F18])&lt;2*[.D18];&quot;Y&quot;;&quot;N&quot;)" office:value-type="string" office:string-value="Y" calcext:value-type="string">
            <text:p>Y</text:p>
          </table:table-cell>
          <table:table-cell table:formula="of:=[Sheet1.F32]" office:value-type="float" office:value="0.138957411467966" calcext:value-type="float">
            <text:p>0.139</text:p>
          </table:table-cell>
          <table:table-cell table:formula="of:=[Sheet1.F131]" office:value-type="float" office:value="0.549465216340712" calcext:value-type="float">
            <text:p>0.549</text:p>
          </table:table-cell>
          <table:table-cell table:formula="of:=IF([.H18]&lt;0.05;&quot;Y&quot;;&quot;N&quot;)" office:value-type="string" office:string-value="N" calcext:value-type="string">
            <text:p>N</text:p>
          </table:table-cell>
          <table:table-cell table:formula="of:=IF([.I18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Assoc-acdm</text:p>
          </table:table-cell>
          <table:table-cell table:formula="of:=[Sheet1.C33]" office:value-type="float" office:value="1.24074890420126" calcext:value-type="float">
            <text:p>1.241</text:p>
          </table:table-cell>
          <table:table-cell table:formula="of:=[Sheet1.C132]" office:value-type="float" office:value="-0.0214080778892959" calcext:value-type="float">
            <text:p>-0.021</text:p>
          </table:table-cell>
          <table:table-cell table:formula="of:=[$Sheet1.D33]" office:value-type="float" office:value="0.180534113007495" calcext:value-type="float">
            <text:p>0.181</text:p>
          </table:table-cell>
          <table:table-cell table:formula="of:=[$Sheet1.D132]" office:value-type="float" office:value="0.15728497191909" calcext:value-type="float">
            <text:p>0.157</text:p>
          </table:table-cell>
          <table:table-cell table:formula="of:=[.B19]-[.C19]" office:value-type="float" office:value="1.26215698209056" calcext:value-type="float">
            <text:p>1.262</text:p>
          </table:table-cell>
          <table:table-cell table:formula="of:=IF(ABS([.F19])&lt;2*[.D19];&quot;Y&quot;;&quot;N&quot;)" office:value-type="string" office:string-value="N" calcext:value-type="string">
            <text:p>N</text:p>
          </table:table-cell>
          <table:table-cell table:formula="of:=[Sheet1.F33]" office:value-type="float" office:value="0.00000000000630172844282037" calcext:value-type="float">
            <text:p>0.000</text:p>
          </table:table-cell>
          <table:table-cell table:formula="of:=[Sheet1.F132]" office:value-type="float" office:value="0.891734219905895" calcext:value-type="float">
            <text:p>0.892</text:p>
          </table:table-cell>
          <table:table-cell table:formula="of:=IF([.H19]&lt;0.05;&quot;Y&quot;;&quot;N&quot;)" office:value-type="string" office:string-value="Y" calcext:value-type="string">
            <text:p>Y</text:p>
          </table:table-cell>
          <table:table-cell table:formula="of:=IF([.I19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Assoc-voc</text:p>
          </table:table-cell>
          <table:table-cell table:formula="of:=[Sheet1.C34]" office:value-type="float" office:value="1.2804008101483" calcext:value-type="float">
            <text:p>1.280</text:p>
          </table:table-cell>
          <table:table-cell table:formula="of:=[Sheet1.C133]" office:value-type="float" office:value="0.574211342325409" calcext:value-type="float">
            <text:p>0.574</text:p>
          </table:table-cell>
          <table:table-cell table:formula="of:=[$Sheet1.D34]" office:value-type="float" office:value="0.172769187753997" calcext:value-type="float">
            <text:p>0.173</text:p>
          </table:table-cell>
          <table:table-cell table:formula="of:=[$Sheet1.D133]" office:value-type="float" office:value="0.155262699903285" calcext:value-type="float">
            <text:p>0.155</text:p>
          </table:table-cell>
          <table:table-cell table:formula="of:=[.B20]-[.C20]" office:value-type="float" office:value="0.706189467822891" calcext:value-type="float">
            <text:p>0.706</text:p>
          </table:table-cell>
          <table:table-cell table:formula="of:=IF(ABS([.F20])&lt;2*[.D20];&quot;Y&quot;;&quot;N&quot;)" office:value-type="string" office:string-value="N" calcext:value-type="string">
            <text:p>N</text:p>
          </table:table-cell>
          <table:table-cell table:formula="of:=[Sheet1.F34]" office:value-type="float" office:value="0.000000000000125304851784537" calcext:value-type="float">
            <text:p>0.000</text:p>
          </table:table-cell>
          <table:table-cell table:formula="of:=[Sheet1.F133]" office:value-type="float" office:value="0.000217030104882308" calcext:value-type="float">
            <text:p>0.000</text:p>
          </table:table-cell>
          <table:table-cell table:formula="of:=IF([.H20]&lt;0.05;&quot;Y&quot;;&quot;N&quot;)" office:value-type="string" office:string-value="Y" calcext:value-type="string">
            <text:p>Y</text:p>
          </table:table-cell>
          <table:table-cell table:formula="of:=IF([.I20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Bachelors</text:p>
          </table:table-cell>
          <table:table-cell table:formula="of:=[Sheet1.C35]" office:value-type="float" office:value="1.88824446038824" calcext:value-type="float">
            <text:p>1.888</text:p>
          </table:table-cell>
          <table:table-cell table:formula="of:=[Sheet1.C134]" office:value-type="float" office:value="0.892650222788034" calcext:value-type="float">
            <text:p>0.893</text:p>
          </table:table-cell>
          <table:table-cell table:formula="of:=[$Sheet1.D35]" office:value-type="float" office:value="0.159958090043133" calcext:value-type="float">
            <text:p>0.160</text:p>
          </table:table-cell>
          <table:table-cell table:formula="of:=[$Sheet1.D134]" office:value-type="float" office:value="0.148831006305542" calcext:value-type="float">
            <text:p>0.149</text:p>
          </table:table-cell>
          <table:table-cell table:formula="of:=[.B21]-[.C21]" office:value-type="float" office:value="0.995594237600206" calcext:value-type="float">
            <text:p>0.996</text:p>
          </table:table-cell>
          <table:table-cell table:formula="of:=IF(ABS([.F21])&lt;2*[.D21];&quot;Y&quot;;&quot;N&quot;)" office:value-type="string" office:string-value="N" calcext:value-type="string">
            <text:p>N</text:p>
          </table:table-cell>
          <table:table-cell table:formula="of:=[Sheet1.F35]" office:value-type="float" office:value="3.69456486961107E-032" calcext:value-type="float">
            <text:p>0.000</text:p>
          </table:table-cell>
          <table:table-cell table:formula="of:=[Sheet1.F134]" office:value-type="float" office:value="0.00000000200078035851672" calcext:value-type="float">
            <text:p>0.000</text:p>
          </table:table-cell>
          <table:table-cell table:formula="of:=IF([.H21]&lt;0.05;&quot;Y&quot;;&quot;N&quot;)" office:value-type="string" office:string-value="Y" calcext:value-type="string">
            <text:p>Y</text:p>
          </table:table-cell>
          <table:table-cell table:formula="of:=IF([.I21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Doctorate</text:p>
          </table:table-cell>
          <table:table-cell table:formula="of:=[Sheet1.C36]" office:value-type="float" office:value="2.82939576417075" calcext:value-type="float">
            <text:p>2.829</text:p>
          </table:table-cell>
          <table:table-cell table:formula="of:=[Sheet1.C135]" office:value-type="float" office:value="1.33090567976881" calcext:value-type="float">
            <text:p>1.331</text:p>
          </table:table-cell>
          <table:table-cell table:formula="of:=[$Sheet1.D36]" office:value-type="float" office:value="0.218543879691798" calcext:value-type="float">
            <text:p>0.219</text:p>
          </table:table-cell>
          <table:table-cell table:formula="of:=[$Sheet1.D135]" office:value-type="float" office:value="0.203228870346703" calcext:value-type="float">
            <text:p>0.203</text:p>
          </table:table-cell>
          <table:table-cell table:formula="of:=[.B22]-[.C22]" office:value-type="float" office:value="1.49849008440194" calcext:value-type="float">
            <text:p>1.498</text:p>
          </table:table-cell>
          <table:table-cell table:formula="of:=IF(ABS([.F22])&lt;2*[.D22];&quot;Y&quot;;&quot;N&quot;)" office:value-type="string" office:string-value="N" calcext:value-type="string">
            <text:p>N</text:p>
          </table:table-cell>
          <table:table-cell table:formula="of:=[Sheet1.F36]" office:value-type="float" office:value="2.45657350839318E-038" calcext:value-type="float">
            <text:p>0.000</text:p>
          </table:table-cell>
          <table:table-cell table:formula="of:=[Sheet1.F135]" office:value-type="float" office:value="0.0000000000580003786837096" calcext:value-type="float">
            <text:p>0.000</text:p>
          </table:table-cell>
          <table:table-cell table:formula="of:=IF([.H22]&lt;0.05;&quot;Y&quot;;&quot;N&quot;)" office:value-type="string" office:string-value="Y" calcext:value-type="string">
            <text:p>Y</text:p>
          </table:table-cell>
          <table:table-cell table:formula="of:=IF([.I22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HS-grad</text:p>
          </table:table-cell>
          <table:table-cell table:formula="of:=[Sheet1.C37]" office:value-type="float" office:value="0.722079364387673" calcext:value-type="float">
            <text:p>0.722</text:p>
          </table:table-cell>
          <table:table-cell table:formula="of:=[Sheet1.C136]" office:value-type="float" office:value="0.718017850611662" calcext:value-type="float">
            <text:p>0.718</text:p>
          </table:table-cell>
          <table:table-cell table:formula="of:=[$Sheet1.D37]" office:value-type="float" office:value="0.155765149965125" calcext:value-type="float">
            <text:p>0.156</text:p>
          </table:table-cell>
          <table:table-cell table:formula="of:=[$Sheet1.D136]" office:value-type="float" office:value="0.132768867747238" calcext:value-type="float">
            <text:p>0.133</text:p>
          </table:table-cell>
          <table:table-cell table:formula="of:=[.B23]-[.C23]" office:value-type="float" office:value="0.00406151377601094" calcext:value-type="float">
            <text:p>0.004</text:p>
          </table:table-cell>
          <table:table-cell table:formula="of:=IF(ABS([.F23])&lt;2*[.D23];&quot;Y&quot;;&quot;N&quot;)" office:value-type="string" office:string-value="Y" calcext:value-type="string">
            <text:p>Y</text:p>
          </table:table-cell>
          <table:table-cell table:formula="of:=[Sheet1.F37]" office:value-type="float" office:value="0.00000355744183810804" calcext:value-type="float">
            <text:p>0.000</text:p>
          </table:table-cell>
          <table:table-cell table:formula="of:=[Sheet1.F136]" office:value-type="float" office:value="0.0000000637222062876515" calcext:value-type="float">
            <text:p>0.000</text:p>
          </table:table-cell>
          <table:table-cell table:formula="of:=IF([.H23]&lt;0.05;&quot;Y&quot;;&quot;N&quot;)" office:value-type="string" office:string-value="Y" calcext:value-type="string">
            <text:p>Y</text:p>
          </table:table-cell>
          <table:table-cell table:formula="of:=IF([.I23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Masters</text:p>
          </table:table-cell>
          <table:table-cell table:formula="of:=[Sheet1.C38]" office:value-type="float" office:value="2.24018483261006" calcext:value-type="float">
            <text:p>2.240</text:p>
          </table:table-cell>
          <table:table-cell table:formula="of:=[Sheet1.C137]" office:value-type="float" office:value="1.0771567198438" calcext:value-type="float">
            <text:p>1.077</text:p>
          </table:table-cell>
          <table:table-cell table:formula="of:=[$Sheet1.D38]" office:value-type="float" office:value="0.170863594533476" calcext:value-type="float">
            <text:p>0.171</text:p>
          </table:table-cell>
          <table:table-cell table:formula="of:=[$Sheet1.D137]" office:value-type="float" office:value="0.160174770167799" calcext:value-type="float">
            <text:p>0.160</text:p>
          </table:table-cell>
          <table:table-cell table:formula="of:=[.B24]-[.C24]" office:value-type="float" office:value="1.16302811276626" calcext:value-type="float">
            <text:p>1.163</text:p>
          </table:table-cell>
          <table:table-cell table:formula="of:=IF(ABS([.F24])&lt;2*[.D24];&quot;Y&quot;;&quot;N&quot;)" office:value-type="string" office:string-value="N" calcext:value-type="string">
            <text:p>N</text:p>
          </table:table-cell>
          <table:table-cell table:formula="of:=[Sheet1.F38]" office:value-type="float" office:value="2.84988487382112E-039" calcext:value-type="float">
            <text:p>0.000</text:p>
          </table:table-cell>
          <table:table-cell table:formula="of:=[Sheet1.F137]" office:value-type="float" office:value="0.0000000000175732604800613" calcext:value-type="float">
            <text:p>0.000</text:p>
          </table:table-cell>
          <table:table-cell table:formula="of:=IF([.H24]&lt;0.05;&quot;Y&quot;;&quot;N&quot;)" office:value-type="string" office:string-value="Y" calcext:value-type="string">
            <text:p>Y</text:p>
          </table:table-cell>
          <table:table-cell table:formula="of:=IF([.I24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Preschool</text:p>
          </table:table-cell>
          <table:table-cell table:formula="of:=[Sheet1.C39]" office:value-type="float" office:value="-12.6568129828474" calcext:value-type="float">
            <text:p>-12.657</text:p>
          </table:table-cell>
          <table:table-cell table:formula="of:=[Sheet1.C138]" office:value-type="float" office:value="-1.13718908341054" calcext:value-type="float">
            <text:p>-1.137</text:p>
          </table:table-cell>
          <table:table-cell table:formula="of:=[$Sheet1.D39]" office:value-type="float" office:value="176.871956149242" calcext:value-type="float">
            <text:p>176.872</text:p>
          </table:table-cell>
          <table:table-cell table:formula="of:=[$Sheet1.D138]" office:value-type="float" office:value="0.42991802627199" calcext:value-type="float">
            <text:p>0.430</text:p>
          </table:table-cell>
          <table:table-cell table:formula="of:=[.B25]-[.C25]" office:value-type="float" office:value="-11.5196238994369" calcext:value-type="float">
            <text:p>-11.520</text:p>
          </table:table-cell>
          <table:table-cell table:formula="of:=IF(ABS([.F25])&lt;2*[.D25];&quot;Y&quot;;&quot;N&quot;)" office:value-type="string" office:string-value="Y" calcext:value-type="string">
            <text:p>Y</text:p>
          </table:table-cell>
          <table:table-cell table:formula="of:=[Sheet1.F39]" office:value-type="float" office:value="0.942952722633244" calcext:value-type="float">
            <text:p>0.943</text:p>
          </table:table-cell>
          <table:table-cell table:formula="of:=[Sheet1.F138]" office:value-type="float" office:value="0.0081659529699131" calcext:value-type="float">
            <text:p>0.008</text:p>
          </table:table-cell>
          <table:table-cell table:formula="of:=IF([.H25]&lt;0.05;&quot;Y&quot;;&quot;N&quot;)" office:value-type="string" office:string-value="N" calcext:value-type="string">
            <text:p>N</text:p>
          </table:table-cell>
          <table:table-cell table:formula="of:=IF([.I25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Prof-school</text:p>
          </table:table-cell>
          <table:table-cell table:formula="of:=[Sheet1.C40]" office:value-type="float" office:value="2.7168675547118" calcext:value-type="float">
            <text:p>2.717</text:p>
          </table:table-cell>
          <table:table-cell table:formula="of:=[Sheet1.C139]" office:value-type="float" office:value="1.21657407346999" calcext:value-type="float">
            <text:p>1.217</text:p>
          </table:table-cell>
          <table:table-cell table:formula="of:=[$Sheet1.D40]" office:value-type="float" office:value="0.20349535690682" calcext:value-type="float">
            <text:p>0.203</text:p>
          </table:table-cell>
          <table:table-cell table:formula="of:=[$Sheet1.D139]" office:value-type="float" office:value="0.17895768361821" calcext:value-type="float">
            <text:p>0.179</text:p>
          </table:table-cell>
          <table:table-cell table:formula="of:=[.B26]-[.C26]" office:value-type="float" office:value="1.50029348124181" calcext:value-type="float">
            <text:p>1.500</text:p>
          </table:table-cell>
          <table:table-cell table:formula="of:=IF(ABS([.F26])&lt;2*[.D26];&quot;Y&quot;;&quot;N&quot;)" office:value-type="string" office:string-value="N" calcext:value-type="string">
            <text:p>N</text:p>
          </table:table-cell>
          <table:table-cell table:formula="of:=[Sheet1.F40]" office:value-type="float" office:value="1.16861364392082E-040" calcext:value-type="float">
            <text:p>0.000</text:p>
          </table:table-cell>
          <table:table-cell table:formula="of:=[Sheet1.F139]" office:value-type="float" office:value="0.0000000000106000285506866" calcext:value-type="float">
            <text:p>0.000</text:p>
          </table:table-cell>
          <table:table-cell table:formula="of:=IF([.H26]&lt;0.05;&quot;Y&quot;;&quot;N&quot;)" office:value-type="string" office:string-value="Y" calcext:value-type="string">
            <text:p>Y</text:p>
          </table:table-cell>
          <table:table-cell table:formula="of:=IF([.I26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Some-college</text:p>
          </table:table-cell>
          <table:table-cell table:formula="of:=[Sheet1.C41]" office:value-type="float" office:value="1.05989422320531" calcext:value-type="float">
            <text:p>1.060</text:p>
          </table:table-cell>
          <table:table-cell table:formula="of:=[Sheet1.C140]" office:value-type="float" office:value="1.31815821872391" calcext:value-type="float">
            <text:p>1.318</text:p>
          </table:table-cell>
          <table:table-cell table:formula="of:=[$Sheet1.D41]" office:value-type="float" office:value="0.158132891034858" calcext:value-type="float">
            <text:p>0.158</text:p>
          </table:table-cell>
          <table:table-cell table:formula="of:=[$Sheet1.D140]" office:value-type="float" office:value="0.136116830912169" calcext:value-type="float">
            <text:p>0.136</text:p>
          </table:table-cell>
          <table:table-cell table:formula="of:=[.B27]-[.C27]" office:value-type="float" office:value="-0.2582639955186" calcext:value-type="float">
            <text:p>-0.258</text:p>
          </table:table-cell>
          <table:table-cell table:formula="of:=IF(ABS([.F27])&lt;2*[.D27];&quot;Y&quot;;&quot;N&quot;)" office:value-type="string" office:string-value="Y" calcext:value-type="string">
            <text:p>Y</text:p>
          </table:table-cell>
          <table:table-cell table:formula="of:=[Sheet1.F41]" office:value-type="float" office:value="0.0000000000204808011440616" calcext:value-type="float">
            <text:p>0.000</text:p>
          </table:table-cell>
          <table:table-cell table:formula="of:=[Sheet1.F140]" office:value-type="float" office:value="3.52570854391876E-022" calcext:value-type="float">
            <text:p>0.000</text:p>
          </table:table-cell>
          <table:table-cell table:formula="of:=IF([.H27]&lt;0.05;&quot;Y&quot;;&quot;N&quot;)" office:value-type="string" office:string-value="Y" calcext:value-type="string">
            <text:p>Y</text:p>
          </table:table-cell>
          <table:table-cell table:formula="of:=IF([.I27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ucation_num</text:p>
          </table:table-cell>
          <table:table-cell table:formula="of:=[Sheet1.C42]" office:value-type="float" office:value="0" calcext:value-type="float">
            <text:p>0.000</text:p>
          </table:table-cell>
          <table:table-cell table:formula="of:=[Sheet1.C141]" office:value-type="float" office:value="0.114543214367496" calcext:value-type="float">
            <text:p>0.115</text:p>
          </table:table-cell>
          <table:table-cell table:formula="of:=[$Sheet1.D42]" office:value-type="float" office:value="0" calcext:value-type="float">
            <text:p>0.000</text:p>
          </table:table-cell>
          <table:table-cell table:formula="of:=[$Sheet1.D141]" office:value-type="float" office:value="0.0113025161707116" calcext:value-type="float">
            <text:p>0.011</text:p>
          </table:table-cell>
          <table:table-cell table:formula="of:=[.B28]-[.C28]" office:value-type="float" office:value="-0.114543214367496" calcext:value-type="float">
            <text:p>-0.115</text:p>
          </table:table-cell>
          <table:table-cell table:formula="of:=IF(ABS([.F28])&lt;2*[.D28];&quot;Y&quot;;&quot;N&quot;)" office:value-type="string" office:string-value="N" calcext:value-type="string">
            <text:p>N</text:p>
          </table:table-cell>
          <table:table-cell table:formula="of:=[Sheet1.F42]" office:value-type="float" office:value="0" calcext:value-type="float">
            <text:p>0.000</text:p>
          </table:table-cell>
          <table:table-cell table:formula="of:=[Sheet1.F141]" office:value-type="float" office:value="3.89106791087407E-024" calcext:value-type="float">
            <text:p>0.000</text:p>
          </table:table-cell>
          <table:table-cell table:formula="of:=IF([.H28]&lt;0.05;&quot;Y&quot;;&quot;N&quot;)" office:value-type="string" office:string-value="Y" calcext:value-type="string">
            <text:p>Y</text:p>
          </table:table-cell>
          <table:table-cell table:formula="of:=IF([.I28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tal_statusMarried-AF-spouse</text:p>
          </table:table-cell>
          <table:table-cell table:formula="of:=[Sheet1.C43]" office:value-type="float" office:value="2.48262941355084" calcext:value-type="float">
            <text:p>2.483</text:p>
          </table:table-cell>
          <table:table-cell table:formula="of:=[Sheet1.C142]" office:value-type="float" office:value="1.37112805248593" calcext:value-type="float">
            <text:p>1.371</text:p>
          </table:table-cell>
          <table:table-cell table:formula="of:=[$Sheet1.D43]" office:value-type="float" office:value="0.579851540159536" calcext:value-type="float">
            <text:p>0.580</text:p>
          </table:table-cell>
          <table:table-cell table:formula="of:=[$Sheet1.D142]" office:value-type="float" office:value="0.174841112687117" calcext:value-type="float">
            <text:p>0.175</text:p>
          </table:table-cell>
          <table:table-cell table:formula="of:=[.B29]-[.C29]" office:value-type="float" office:value="1.11150136106491" calcext:value-type="float">
            <text:p>1.112</text:p>
          </table:table-cell>
          <table:table-cell table:formula="of:=IF(ABS([.F29])&lt;2*[.D29];&quot;Y&quot;;&quot;N&quot;)" office:value-type="string" office:string-value="Y" calcext:value-type="string">
            <text:p>Y</text:p>
          </table:table-cell>
          <table:table-cell table:formula="of:=[Sheet1.F43]" office:value-type="float" office:value="0.000018564485457679" calcext:value-type="float">
            <text:p>0.000</text:p>
          </table:table-cell>
          <table:table-cell table:formula="of:=[Sheet1.F142]" office:value-type="float" office:value="4.42940828192672E-015" calcext:value-type="float">
            <text:p>0.000</text:p>
          </table:table-cell>
          <table:table-cell table:formula="of:=IF([.H29]&lt;0.05;&quot;Y&quot;;&quot;N&quot;)" office:value-type="string" office:string-value="Y" calcext:value-type="string">
            <text:p>Y</text:p>
          </table:table-cell>
          <table:table-cell table:formula="of:=IF([.I29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tal_statusMarried-civ-spouse</text:p>
          </table:table-cell>
          <table:table-cell table:formula="of:=[Sheet1.C44]" office:value-type="float" office:value="2.14464731004081" calcext:value-type="float">
            <text:p>2.145</text:p>
          </table:table-cell>
          <table:table-cell table:formula="of:=[Sheet1.C143]" office:value-type="float" office:value="1.17598469906339" calcext:value-type="float">
            <text:p>1.176</text:p>
          </table:table-cell>
          <table:table-cell table:formula="of:=[$Sheet1.D44]" office:value-type="float" office:value="0.274344415013678" calcext:value-type="float">
            <text:p>0.274</text:p>
          </table:table-cell>
          <table:table-cell table:formula="of:=[$Sheet1.D143]" office:value-type="float" office:value="0.0868289100373121" calcext:value-type="float">
            <text:p>0.087</text:p>
          </table:table-cell>
          <table:table-cell table:formula="of:=[.B30]-[.C30]" office:value-type="float" office:value="0.96866261097742" calcext:value-type="float">
            <text:p>0.969</text:p>
          </table:table-cell>
          <table:table-cell table:formula="of:=IF(ABS([.F30])&lt;2*[.D30];&quot;Y&quot;;&quot;N&quot;)" office:value-type="string" office:string-value="N" calcext:value-type="string">
            <text:p>N</text:p>
          </table:table-cell>
          <table:table-cell table:formula="of:=[Sheet1.F44]" office:value-type="float" office:value="5.39453962793646E-015" calcext:value-type="float">
            <text:p>0.000</text:p>
          </table:table-cell>
          <table:table-cell table:formula="of:=[Sheet1.F143]" office:value-type="float" office:value="8.63288295198617E-042" calcext:value-type="float">
            <text:p>0.000</text:p>
          </table:table-cell>
          <table:table-cell table:formula="of:=IF([.H30]&lt;0.05;&quot;Y&quot;;&quot;N&quot;)" office:value-type="string" office:string-value="Y" calcext:value-type="string">
            <text:p>Y</text:p>
          </table:table-cell>
          <table:table-cell table:formula="of:=IF([.I30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tal_statusMarried-spouse-absent</text:p>
          </table:table-cell>
          <table:table-cell table:formula="of:=[Sheet1.C45]" office:value-type="float" office:value="0.0827984323177974" calcext:value-type="float">
            <text:p>0.083</text:p>
          </table:table-cell>
          <table:table-cell table:formula="of:=[Sheet1.C144]" office:value-type="float" office:value="0.00130076754643703" calcext:value-type="float">
            <text:p>0.001</text:p>
          </table:table-cell>
          <table:table-cell table:formula="of:=[$Sheet1.D45]" office:value-type="float" office:value="0.229920410832536" calcext:value-type="float">
            <text:p>0.230</text:p>
          </table:table-cell>
          <table:table-cell table:formula="of:=[$Sheet1.D144]" office:value-type="float" office:value="0.131037603406142" calcext:value-type="float">
            <text:p>0.131</text:p>
          </table:table-cell>
          <table:table-cell table:formula="of:=[.B31]-[.C31]" office:value-type="float" office:value="0.0814976647713604" calcext:value-type="float">
            <text:p>0.081</text:p>
          </table:table-cell>
          <table:table-cell table:formula="of:=IF(ABS([.F31])&lt;2*[.D31];&quot;Y&quot;;&quot;N&quot;)" office:value-type="string" office:string-value="Y" calcext:value-type="string">
            <text:p>Y</text:p>
          </table:table-cell>
          <table:table-cell table:formula="of:=[Sheet1.F45]" office:value-type="float" office:value="0.718759042764505" calcext:value-type="float">
            <text:p>0.719</text:p>
          </table:table-cell>
          <table:table-cell table:formula="of:=[Sheet1.F144]" office:value-type="float" office:value="0.992079790298286" calcext:value-type="float">
            <text:p>0.992</text:p>
          </table:table-cell>
          <table:table-cell table:formula="of:=IF([.H31]&lt;0.05;&quot;Y&quot;;&quot;N&quot;)" office:value-type="string" office:string-value="N" calcext:value-type="string">
            <text:p>N</text:p>
          </table:table-cell>
          <table:table-cell table:formula="of:=IF([.I31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tal_statusNever-married</text:p>
          </table:table-cell>
          <table:table-cell table:formula="of:=[Sheet1.C46]" office:value-type="float" office:value="-0.426683416159756" calcext:value-type="float">
            <text:p>-0.427</text:p>
          </table:table-cell>
          <table:table-cell table:formula="of:=[Sheet1.C145]" office:value-type="float" office:value="-0.287976781241961" calcext:value-type="float">
            <text:p>-0.288</text:p>
          </table:table-cell>
          <table:table-cell table:formula="of:=[$Sheet1.D46]" office:value-type="float" office:value="0.0883442977247044" calcext:value-type="float">
            <text:p>0.088</text:p>
          </table:table-cell>
          <table:table-cell table:formula="of:=[$Sheet1.D145]" office:value-type="float" office:value="0.0619106031922934" calcext:value-type="float">
            <text:p>0.062</text:p>
          </table:table-cell>
          <table:table-cell table:formula="of:=[.B32]-[.C32]" office:value-type="float" office:value="-0.138706634917795" calcext:value-type="float">
            <text:p>-0.139</text:p>
          </table:table-cell>
          <table:table-cell table:formula="of:=IF(ABS([.F32])&lt;2*[.D32];&quot;Y&quot;;&quot;N&quot;)" office:value-type="string" office:string-value="Y" calcext:value-type="string">
            <text:p>Y</text:p>
          </table:table-cell>
          <table:table-cell table:formula="of:=[Sheet1.F46]" office:value-type="float" office:value="0.00000136684808994663" calcext:value-type="float">
            <text:p>0.000</text:p>
          </table:table-cell>
          <table:table-cell table:formula="of:=[Sheet1.F145]" office:value-type="float" office:value="0.00000329539330293527" calcext:value-type="float">
            <text:p>0.000</text:p>
          </table:table-cell>
          <table:table-cell table:formula="of:=IF([.H32]&lt;0.05;&quot;Y&quot;;&quot;N&quot;)" office:value-type="string" office:string-value="Y" calcext:value-type="string">
            <text:p>Y</text:p>
          </table:table-cell>
          <table:table-cell table:formula="of:=IF([.I32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tal_statusSeparated</text:p>
          </table:table-cell>
          <table:table-cell table:formula="of:=[Sheet1.C47]" office:value-type="float" office:value="-0.0658532466268745" calcext:value-type="float">
            <text:p>-0.066</text:p>
          </table:table-cell>
          <table:table-cell table:formula="of:=[Sheet1.C146]" office:value-type="float" office:value="-0.0978735118291309" calcext:value-type="float">
            <text:p>-0.098</text:p>
          </table:table-cell>
          <table:table-cell table:formula="of:=[$Sheet1.D47]" office:value-type="float" office:value="0.165653940441209" calcext:value-type="float">
            <text:p>0.166</text:p>
          </table:table-cell>
          <table:table-cell table:formula="of:=[$Sheet1.D146]" office:value-type="float" office:value="0.11922621089598" calcext:value-type="float">
            <text:p>0.119</text:p>
          </table:table-cell>
          <table:table-cell table:formula="of:=[.B33]-[.C33]" office:value-type="float" office:value="0.0320202652022564" calcext:value-type="float">
            <text:p>0.032</text:p>
          </table:table-cell>
          <table:table-cell table:formula="of:=IF(ABS([.F33])&lt;2*[.D33];&quot;Y&quot;;&quot;N&quot;)" office:value-type="string" office:string-value="Y" calcext:value-type="string">
            <text:p>Y</text:p>
          </table:table-cell>
          <table:table-cell table:formula="of:=[Sheet1.F47]" office:value-type="float" office:value="0.690972949107094" calcext:value-type="float">
            <text:p>0.691</text:p>
          </table:table-cell>
          <table:table-cell table:formula="of:=[Sheet1.F146]" office:value-type="float" office:value="0.411699813418538" calcext:value-type="float">
            <text:p>0.412</text:p>
          </table:table-cell>
          <table:table-cell table:formula="of:=IF([.H33]&lt;0.05;&quot;Y&quot;;&quot;N&quot;)" office:value-type="string" office:string-value="N" calcext:value-type="string">
            <text:p>N</text:p>
          </table:table-cell>
          <table:table-cell table:formula="of:=IF([.I33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tal_statusWidowed</text:p>
          </table:table-cell>
          <table:table-cell table:formula="of:=[Sheet1.C48]" office:value-type="float" office:value="0.21783385440888" calcext:value-type="float">
            <text:p>0.218</text:p>
          </table:table-cell>
          <table:table-cell table:formula="of:=[Sheet1.C147]" office:value-type="float" office:value="0.280041500202801" calcext:value-type="float">
            <text:p>0.280</text:p>
          </table:table-cell>
          <table:table-cell table:formula="of:=[$Sheet1.D48]" office:value-type="float" office:value="0.152025838541595" calcext:value-type="float">
            <text:p>0.152</text:p>
          </table:table-cell>
          <table:table-cell table:formula="of:=[$Sheet1.D147]" office:value-type="float" office:value="0.0830561347120836" calcext:value-type="float">
            <text:p>0.083</text:p>
          </table:table-cell>
          <table:table-cell table:formula="of:=[.B34]-[.C34]" office:value-type="float" office:value="-0.062207645793921" calcext:value-type="float">
            <text:p>-0.062</text:p>
          </table:table-cell>
          <table:table-cell table:formula="of:=IF(ABS([.F34])&lt;2*[.D34];&quot;Y&quot;;&quot;N&quot;)" office:value-type="string" office:string-value="Y" calcext:value-type="string">
            <text:p>Y</text:p>
          </table:table-cell>
          <table:table-cell table:formula="of:=[Sheet1.F48]" office:value-type="float" office:value="0.151893880648686" calcext:value-type="float">
            <text:p>0.152</text:p>
          </table:table-cell>
          <table:table-cell table:formula="of:=[Sheet1.F147]" office:value-type="float" office:value="0.000747020825445189" calcext:value-type="float">
            <text:p>0.001</text:p>
          </table:table-cell>
          <table:table-cell table:formula="of:=IF([.H34]&lt;0.05;&quot;Y&quot;;&quot;N&quot;)" office:value-type="string" office:string-value="N" calcext:value-type="string">
            <text:p>N</text:p>
          </table:table-cell>
          <table:table-cell table:formula="of:=IF([.I34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Adm-clerical</text:p>
          </table:table-cell>
          <table:table-cell table:formula="of:=[Sheet1.C49]" office:value-type="float" office:value="0.194291945351849" calcext:value-type="float">
            <text:p>0.194</text:p>
          </table:table-cell>
          <table:table-cell table:formula="of:=[Sheet1.C148]" office:value-type="float" office:value="-0.346414635090445" calcext:value-type="float">
            <text:p>-0.346</text:p>
          </table:table-cell>
          <table:table-cell table:formula="of:=[$Sheet1.D49]" office:value-type="float" office:value="0.103804731606657" calcext:value-type="float">
            <text:p>0.104</text:p>
          </table:table-cell>
          <table:table-cell table:formula="of:=[$Sheet1.D148]" office:value-type="float" office:value="0.145254959139458" calcext:value-type="float">
            <text:p>0.145</text:p>
          </table:table-cell>
          <table:table-cell table:formula="of:=[.B35]-[.C35]" office:value-type="float" office:value="0.540706580442294" calcext:value-type="float">
            <text:p>0.541</text:p>
          </table:table-cell>
          <table:table-cell table:formula="of:=IF(ABS([.F35])&lt;2*[.D35];&quot;Y&quot;;&quot;N&quot;)" office:value-type="string" office:string-value="N" calcext:value-type="string">
            <text:p>N</text:p>
          </table:table-cell>
          <table:table-cell table:formula="of:=[Sheet1.F49]" office:value-type="float" office:value="0.0612472805034505" calcext:value-type="float">
            <text:p>0.061</text:p>
          </table:table-cell>
          <table:table-cell table:formula="of:=[Sheet1.F148]" office:value-type="float" office:value="0.0170850167260836" calcext:value-type="float">
            <text:p>0.017</text:p>
          </table:table-cell>
          <table:table-cell table:formula="of:=IF([.H35]&lt;0.05;&quot;Y&quot;;&quot;N&quot;)" office:value-type="string" office:string-value="N" calcext:value-type="string">
            <text:p>N</text:p>
          </table:table-cell>
          <table:table-cell table:formula="of:=IF([.I35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Armed-Forces</text:p>
          </table:table-cell>
          <table:table-cell table:formula="of:=[Sheet1.C50]" office:value-type="float" office:value="-0.967572170562547" calcext:value-type="float">
            <text:p>-0.968</text:p>
          </table:table-cell>
          <table:table-cell table:formula="of:=[Sheet1.C149]" office:value-type="float" office:value="-0.0368531442045424" calcext:value-type="float">
            <text:p>-0.037</text:p>
          </table:table-cell>
          <table:table-cell table:formula="of:=[$Sheet1.D50]" office:value-type="float" office:value="1.58523649912134" calcext:value-type="float">
            <text:p>1.585</text:p>
          </table:table-cell>
          <table:table-cell table:formula="of:=[$Sheet1.D149]" office:value-type="float" office:value="0.363150206174745" calcext:value-type="float">
            <text:p>0.363</text:p>
          </table:table-cell>
          <table:table-cell table:formula="of:=[.B36]-[.C36]" office:value-type="float" office:value="-0.930719026358005" calcext:value-type="float">
            <text:p>-0.931</text:p>
          </table:table-cell>
          <table:table-cell table:formula="of:=IF(ABS([.F36])&lt;2*[.D36];&quot;Y&quot;;&quot;N&quot;)" office:value-type="string" office:string-value="Y" calcext:value-type="string">
            <text:p>Y</text:p>
          </table:table-cell>
          <table:table-cell table:formula="of:=[Sheet1.F50]" office:value-type="float" office:value="0.541620342398897" calcext:value-type="float">
            <text:p>0.542</text:p>
          </table:table-cell>
          <table:table-cell table:formula="of:=[Sheet1.F149]" office:value-type="float" office:value="0.919167987824896" calcext:value-type="float">
            <text:p>0.919</text:p>
          </table:table-cell>
          <table:table-cell table:formula="of:=IF([.H36]&lt;0.05;&quot;Y&quot;;&quot;N&quot;)" office:value-type="string" office:string-value="N" calcext:value-type="string">
            <text:p>N</text:p>
          </table:table-cell>
          <table:table-cell table:formula="of:=IF([.I36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Craft-repair</text:p>
          </table:table-cell>
          <table:table-cell table:formula="of:=[Sheet1.C51]" office:value-type="float" office:value="0.241197644123447" calcext:value-type="float">
            <text:p>0.241</text:p>
          </table:table-cell>
          <table:table-cell table:formula="of:=[Sheet1.C150]" office:value-type="float" office:value="-0.724957692742409" calcext:value-type="float">
            <text:p>-0.725</text:p>
          </table:table-cell>
          <table:table-cell table:formula="of:=[$Sheet1.D51]" office:value-type="float" office:value="0.0894408631435797" calcext:value-type="float">
            <text:p>0.089</text:p>
          </table:table-cell>
          <table:table-cell table:formula="of:=[$Sheet1.D150]" office:value-type="float" office:value="0.149161055052586" calcext:value-type="float">
            <text:p>0.149</text:p>
          </table:table-cell>
          <table:table-cell table:formula="of:=[.B37]-[.C37]" office:value-type="float" office:value="0.966155336865856" calcext:value-type="float">
            <text:p>0.966</text:p>
          </table:table-cell>
          <table:table-cell table:formula="of:=IF(ABS([.F37])&lt;2*[.D37];&quot;Y&quot;;&quot;N&quot;)" office:value-type="string" office:string-value="N" calcext:value-type="string">
            <text:p>N</text:p>
          </table:table-cell>
          <table:table-cell table:formula="of:=[Sheet1.F51]" office:value-type="float" office:value="0.00700245262956762" calcext:value-type="float">
            <text:p>0.007</text:p>
          </table:table-cell>
          <table:table-cell table:formula="of:=[Sheet1.F150]" office:value-type="float" office:value="0.00000117246840136051" calcext:value-type="float">
            <text:p>0.000</text:p>
          </table:table-cell>
          <table:table-cell table:formula="of:=IF([.H37]&lt;0.05;&quot;Y&quot;;&quot;N&quot;)" office:value-type="string" office:string-value="Y" calcext:value-type="string">
            <text:p>Y</text:p>
          </table:table-cell>
          <table:table-cell table:formula="of:=IF([.I37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Exec-managerial</text:p>
          </table:table-cell>
          <table:table-cell table:formula="of:=[Sheet1.C52]" office:value-type="float" office:value="0.969030540646358" calcext:value-type="float">
            <text:p>0.969</text:p>
          </table:table-cell>
          <table:table-cell table:formula="of:=[Sheet1.C151]" office:value-type="float" office:value="0.359765517247915" calcext:value-type="float">
            <text:p>0.360</text:p>
          </table:table-cell>
          <table:table-cell table:formula="of:=[$Sheet1.D52]" office:value-type="float" office:value="0.0916483632265185" calcext:value-type="float">
            <text:p>0.092</text:p>
          </table:table-cell>
          <table:table-cell table:formula="of:=[$Sheet1.D151]" office:value-type="float" office:value="0.138701846476804" calcext:value-type="float">
            <text:p>0.139</text:p>
          </table:table-cell>
          <table:table-cell table:formula="of:=[.B38]-[.C38]" office:value-type="float" office:value="0.609265023398443" calcext:value-type="float">
            <text:p>0.609</text:p>
          </table:table-cell>
          <table:table-cell table:formula="of:=IF(ABS([.F38])&lt;2*[.D38];&quot;Y&quot;;&quot;N&quot;)" office:value-type="string" office:string-value="N" calcext:value-type="string">
            <text:p>N</text:p>
          </table:table-cell>
          <table:table-cell table:formula="of:=[Sheet1.F52]" office:value-type="float" office:value="3.96073234249658E-026" calcext:value-type="float">
            <text:p>0.000</text:p>
          </table:table-cell>
          <table:table-cell table:formula="of:=[Sheet1.F151]" office:value-type="float" office:value="0.00949203570636043" calcext:value-type="float">
            <text:p>0.009</text:p>
          </table:table-cell>
          <table:table-cell table:formula="of:=IF([.H38]&lt;0.05;&quot;Y&quot;;&quot;N&quot;)" office:value-type="string" office:string-value="Y" calcext:value-type="string">
            <text:p>Y</text:p>
          </table:table-cell>
          <table:table-cell table:formula="of:=IF([.I38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Farming-fishing</text:p>
          </table:table-cell>
          <table:table-cell table:formula="of:=[Sheet1.C53]" office:value-type="float" office:value="-0.828761407862609" calcext:value-type="float">
            <text:p>-0.829</text:p>
          </table:table-cell>
          <table:table-cell table:formula="of:=[Sheet1.C152]" office:value-type="float" office:value="-1.66154333632965" calcext:value-type="float">
            <text:p>-1.662</text:p>
          </table:table-cell>
          <table:table-cell table:formula="of:=[$Sheet1.D53]" office:value-type="float" office:value="0.146763321033148" calcext:value-type="float">
            <text:p>0.147</text:p>
          </table:table-cell>
          <table:table-cell table:formula="of:=[$Sheet1.D152]" office:value-type="float" office:value="0.174742260126972" calcext:value-type="float">
            <text:p>0.175</text:p>
          </table:table-cell>
          <table:table-cell table:formula="of:=[.B39]-[.C39]" office:value-type="float" office:value="0.832781928467041" calcext:value-type="float">
            <text:p>0.833</text:p>
          </table:table-cell>
          <table:table-cell table:formula="of:=IF(ABS([.F39])&lt;2*[.D39];&quot;Y&quot;;&quot;N&quot;)" office:value-type="string" office:string-value="N" calcext:value-type="string">
            <text:p>N</text:p>
          </table:table-cell>
          <table:table-cell table:formula="of:=[Sheet1.F53]" office:value-type="float" office:value="0.0000000163343425601015" calcext:value-type="float">
            <text:p>0.000</text:p>
          </table:table-cell>
          <table:table-cell table:formula="of:=[Sheet1.F152]" office:value-type="float" office:value="1.93361742020716E-021" calcext:value-type="float">
            <text:p>0.000</text:p>
          </table:table-cell>
          <table:table-cell table:formula="of:=IF([.H39]&lt;0.05;&quot;Y&quot;;&quot;N&quot;)" office:value-type="string" office:string-value="Y" calcext:value-type="string">
            <text:p>Y</text:p>
          </table:table-cell>
          <table:table-cell table:formula="of:=IF([.I39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Handlers-cleaners</text:p>
          </table:table-cell>
          <table:table-cell table:formula="of:=[Sheet1.C54]" office:value-type="float" office:value="-0.516837258606727" calcext:value-type="float">
            <text:p>-0.517</text:p>
          </table:table-cell>
          <table:table-cell table:formula="of:=[Sheet1.C153]" office:value-type="float" office:value="-0.751995586506001" calcext:value-type="float">
            <text:p>-0.752</text:p>
          </table:table-cell>
          <table:table-cell table:formula="of:=[$Sheet1.D54]" office:value-type="float" office:value="0.152029649199346" calcext:value-type="float">
            <text:p>0.152</text:p>
          </table:table-cell>
          <table:table-cell table:formula="of:=[$Sheet1.D153]" office:value-type="float" office:value="0.145971948698879" calcext:value-type="float">
            <text:p>0.146</text:p>
          </table:table-cell>
          <table:table-cell table:formula="of:=[.B40]-[.C40]" office:value-type="float" office:value="0.235158327899274" calcext:value-type="float">
            <text:p>0.235</text:p>
          </table:table-cell>
          <table:table-cell table:formula="of:=IF(ABS([.F40])&lt;2*[.D40];&quot;Y&quot;;&quot;N&quot;)" office:value-type="string" office:string-value="Y" calcext:value-type="string">
            <text:p>Y</text:p>
          </table:table-cell>
          <table:table-cell table:formula="of:=[Sheet1.F54]" office:value-type="float" office:value="0.000674889403417312" calcext:value-type="float">
            <text:p>0.001</text:p>
          </table:table-cell>
          <table:table-cell table:formula="of:=[Sheet1.F153]" office:value-type="float" office:value="0.000000258212157804203" calcext:value-type="float">
            <text:p>0.000</text:p>
          </table:table-cell>
          <table:table-cell table:formula="of:=IF([.H40]&lt;0.05;&quot;Y&quot;;&quot;N&quot;)" office:value-type="string" office:string-value="Y" calcext:value-type="string">
            <text:p>Y</text:p>
          </table:table-cell>
          <table:table-cell table:formula="of:=IF([.I40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Machine-op-inspct</text:p>
          </table:table-cell>
          <table:table-cell table:formula="of:=[Sheet1.C55]" office:value-type="float" office:value="-0.190132699298933" calcext:value-type="float">
            <text:p>-0.190</text:p>
          </table:table-cell>
          <table:table-cell table:formula="of:=[Sheet1.C154]" office:value-type="float" office:value="-0.519492766288603" calcext:value-type="float">
            <text:p>-0.519</text:p>
          </table:table-cell>
          <table:table-cell table:formula="of:=[$Sheet1.D55]" office:value-type="float" office:value="0.113055740882902" calcext:value-type="float">
            <text:p>0.113</text:p>
          </table:table-cell>
          <table:table-cell table:formula="of:=[$Sheet1.D154]" office:value-type="float" office:value="0.144535886474336" calcext:value-type="float">
            <text:p>0.145</text:p>
          </table:table-cell>
          <table:table-cell table:formula="of:=[.B41]-[.C41]" office:value-type="float" office:value="0.32936006698967" calcext:value-type="float">
            <text:p>0.329</text:p>
          </table:table-cell>
          <table:table-cell table:formula="of:=IF(ABS([.F41])&lt;2*[.D41];&quot;Y&quot;;&quot;N&quot;)" office:value-type="string" office:string-value="N" calcext:value-type="string">
            <text:p>N</text:p>
          </table:table-cell>
          <table:table-cell table:formula="of:=[Sheet1.F55]" office:value-type="float" office:value="0.0926152567863749" calcext:value-type="float">
            <text:p>0.093</text:p>
          </table:table-cell>
          <table:table-cell table:formula="of:=[Sheet1.F154]" office:value-type="float" office:value="0.000325373544108007" calcext:value-type="float">
            <text:p>0.000</text:p>
          </table:table-cell>
          <table:table-cell table:formula="of:=IF([.H41]&lt;0.05;&quot;Y&quot;;&quot;N&quot;)" office:value-type="string" office:string-value="N" calcext:value-type="string">
            <text:p>N</text:p>
          </table:table-cell>
          <table:table-cell table:formula="of:=IF([.I41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Other-service</text:p>
          </table:table-cell>
          <table:table-cell table:formula="of:=[Sheet1.C56]" office:value-type="float" office:value="-0.697427001275617" calcext:value-type="float">
            <text:p>-0.697</text:p>
          </table:table-cell>
          <table:table-cell table:formula="of:=[Sheet1.C155]" office:value-type="float" office:value="-1.08157817611759" calcext:value-type="float">
            <text:p>-1.082</text:p>
          </table:table-cell>
          <table:table-cell table:formula="of:=[$Sheet1.D56]" office:value-type="float" office:value="0.130691516305154" calcext:value-type="float">
            <text:p>0.131</text:p>
          </table:table-cell>
          <table:table-cell table:formula="of:=[$Sheet1.D155]" office:value-type="float" office:value="0.162639644690879" calcext:value-type="float">
            <text:p>0.163</text:p>
          </table:table-cell>
          <table:table-cell table:formula="of:=[.B42]-[.C42]" office:value-type="float" office:value="0.384151174841973" calcext:value-type="float">
            <text:p>0.384</text:p>
          </table:table-cell>
          <table:table-cell table:formula="of:=IF(ABS([.F42])&lt;2*[.D42];&quot;Y&quot;;&quot;N&quot;)" office:value-type="string" office:string-value="N" calcext:value-type="string">
            <text:p>N</text:p>
          </table:table-cell>
          <table:table-cell table:formula="of:=[Sheet1.F56]" office:value-type="float" office:value="0.0000000947909540617837" calcext:value-type="float">
            <text:p>0.000</text:p>
          </table:table-cell>
          <table:table-cell table:formula="of:=[Sheet1.F155]" office:value-type="float" office:value="0.0000000000292792718097776" calcext:value-type="float">
            <text:p>0.000</text:p>
          </table:table-cell>
          <table:table-cell table:formula="of:=IF([.H42]&lt;0.05;&quot;Y&quot;;&quot;N&quot;)" office:value-type="string" office:string-value="Y" calcext:value-type="string">
            <text:p>Y</text:p>
          </table:table-cell>
          <table:table-cell table:formula="of:=IF([.I42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Priv-house-serv</text:p>
          </table:table-cell>
          <table:table-cell table:formula="of:=[Sheet1.C57]" office:value-type="float" office:value="-1.81210626886183" calcext:value-type="float">
            <text:p>-1.812</text:p>
          </table:table-cell>
          <table:table-cell table:formula="of:=[Sheet1.C156]" office:value-type="float" office:value="-0.704464897284097" calcext:value-type="float">
            <text:p>-0.704</text:p>
          </table:table-cell>
          <table:table-cell table:formula="of:=[$Sheet1.D57]" office:value-type="float" office:value="1.04075698198024" calcext:value-type="float">
            <text:p>1.041</text:p>
          </table:table-cell>
          <table:table-cell table:formula="of:=[$Sheet1.D156]" office:value-type="float" office:value="0.273060941027066" calcext:value-type="float">
            <text:p>0.273</text:p>
          </table:table-cell>
          <table:table-cell table:formula="of:=[.B43]-[.C43]" office:value-type="float" office:value="-1.10764137157773" calcext:value-type="float">
            <text:p>-1.108</text:p>
          </table:table-cell>
          <table:table-cell table:formula="of:=IF(ABS([.F43])&lt;2*[.D43];&quot;Y&quot;;&quot;N&quot;)" office:value-type="string" office:string-value="Y" calcext:value-type="string">
            <text:p>Y</text:p>
          </table:table-cell>
          <table:table-cell table:formula="of:=[Sheet1.F57]" office:value-type="float" office:value="0.0816585939308259" calcext:value-type="float">
            <text:p>0.082</text:p>
          </table:table-cell>
          <table:table-cell table:formula="of:=[Sheet1.F156]" office:value-type="float" office:value="0.00988341949853564" calcext:value-type="float">
            <text:p>0.010</text:p>
          </table:table-cell>
          <table:table-cell table:formula="of:=IF([.H43]&lt;0.05;&quot;Y&quot;;&quot;N&quot;)" office:value-type="string" office:string-value="N" calcext:value-type="string">
            <text:p>N</text:p>
          </table:table-cell>
          <table:table-cell table:formula="of:=IF([.I43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Prof-specialty</text:p>
          </table:table-cell>
          <table:table-cell table:formula="of:=[Sheet1.C58]" office:value-type="float" office:value="0.71865936733242" calcext:value-type="float">
            <text:p>0.719</text:p>
          </table:table-cell>
          <table:table-cell table:formula="of:=[Sheet1.C157]" office:value-type="float" office:value="0.332843418963657" calcext:value-type="float">
            <text:p>0.333</text:p>
          </table:table-cell>
          <table:table-cell table:formula="of:=[$Sheet1.D58]" office:value-type="float" office:value="0.0982004908051259" calcext:value-type="float">
            <text:p>0.098</text:p>
          </table:table-cell>
          <table:table-cell table:formula="of:=[$Sheet1.D157]" office:value-type="float" office:value="0.138943617310575" calcext:value-type="float">
            <text:p>0.139</text:p>
          </table:table-cell>
          <table:table-cell table:formula="of:=[.B44]-[.C44]" office:value-type="float" office:value="0.385815948368763" calcext:value-type="float">
            <text:p>0.386</text:p>
          </table:table-cell>
          <table:table-cell table:formula="of:=IF(ABS([.F44])&lt;2*[.D44];&quot;Y&quot;;&quot;N&quot;)" office:value-type="string" office:string-value="N" calcext:value-type="string">
            <text:p>N</text:p>
          </table:table-cell>
          <table:table-cell table:formula="of:=[Sheet1.F58]" office:value-type="float" office:value="0.000000000000251156423025072" calcext:value-type="float">
            <text:p>0.000</text:p>
          </table:table-cell>
          <table:table-cell table:formula="of:=[Sheet1.F157]" office:value-type="float" office:value="0.0165964161913672" calcext:value-type="float">
            <text:p>0.017</text:p>
          </table:table-cell>
          <table:table-cell table:formula="of:=IF([.H44]&lt;0.05;&quot;Y&quot;;&quot;N&quot;)" office:value-type="string" office:string-value="Y" calcext:value-type="string">
            <text:p>Y</text:p>
          </table:table-cell>
          <table:table-cell table:formula="of:=IF([.I44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Protective-serv</text:p>
          </table:table-cell>
          <table:table-cell table:formula="of:=[Sheet1.C59]" office:value-type="float" office:value="0.731845464044133" calcext:value-type="float">
            <text:p>0.732</text:p>
          </table:table-cell>
          <table:table-cell table:formula="of:=[Sheet1.C158]" office:value-type="float" office:value="-0.266575842661152" calcext:value-type="float">
            <text:p>-0.267</text:p>
          </table:table-cell>
          <table:table-cell table:formula="of:=[$Sheet1.D59]" office:value-type="float" office:value="0.13672590055427" calcext:value-type="float">
            <text:p>0.137</text:p>
          </table:table-cell>
          <table:table-cell table:formula="of:=[$Sheet1.D158]" office:value-type="float" office:value="0.170991340147145" calcext:value-type="float">
            <text:p>0.171</text:p>
          </table:table-cell>
          <table:table-cell table:formula="of:=[.B45]-[.C45]" office:value-type="float" office:value="0.998421306705285" calcext:value-type="float">
            <text:p>0.998</text:p>
          </table:table-cell>
          <table:table-cell table:formula="of:=IF(ABS([.F45])&lt;2*[.D45];&quot;Y&quot;;&quot;N&quot;)" office:value-type="string" office:string-value="N" calcext:value-type="string">
            <text:p>N</text:p>
          </table:table-cell>
          <table:table-cell table:formula="of:=[Sheet1.F59]" office:value-type="float" office:value="0.0000000866768981120959" calcext:value-type="float">
            <text:p>0.000</text:p>
          </table:table-cell>
          <table:table-cell table:formula="of:=[Sheet1.F158]" office:value-type="float" office:value="0.118995904872732" calcext:value-type="float">
            <text:p>0.119</text:p>
          </table:table-cell>
          <table:table-cell table:formula="of:=IF([.H45]&lt;0.05;&quot;Y&quot;;&quot;N&quot;)" office:value-type="string" office:string-value="Y" calcext:value-type="string">
            <text:p>Y</text:p>
          </table:table-cell>
          <table:table-cell table:formula="of:=IF([.I45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Sales</text:p>
          </table:table-cell>
          <table:table-cell table:formula="of:=[Sheet1.C60]" office:value-type="float" office:value="0.435845032110583" calcext:value-type="float">
            <text:p>0.436</text:p>
          </table:table-cell>
          <table:table-cell table:formula="of:=[Sheet1.C159]" office:value-type="float" office:value="-0.146835718803874" calcext:value-type="float">
            <text:p>-0.147</text:p>
          </table:table-cell>
          <table:table-cell table:formula="of:=[$Sheet1.D60]" office:value-type="float" office:value="0.0945820950625902" calcext:value-type="float">
            <text:p>0.095</text:p>
          </table:table-cell>
          <table:table-cell table:formula="of:=[$Sheet1.D159]" office:value-type="float" office:value="0.145773446336977" calcext:value-type="float">
            <text:p>0.146</text:p>
          </table:table-cell>
          <table:table-cell table:formula="of:=[.B46]-[.C46]" office:value-type="float" office:value="0.582680750914457" calcext:value-type="float">
            <text:p>0.583</text:p>
          </table:table-cell>
          <table:table-cell table:formula="of:=IF(ABS([.F46])&lt;2*[.D46];&quot;Y&quot;;&quot;N&quot;)" office:value-type="string" office:string-value="N" calcext:value-type="string">
            <text:p>N</text:p>
          </table:table-cell>
          <table:table-cell table:formula="of:=[Sheet1.F60]" office:value-type="float" office:value="0.0000040633878671436" calcext:value-type="float">
            <text:p>0.000</text:p>
          </table:table-cell>
          <table:table-cell table:formula="of:=[Sheet1.F159]" office:value-type="float" office:value="0.313796804739044" calcext:value-type="float">
            <text:p>0.314</text:p>
          </table:table-cell>
          <table:table-cell table:formula="of:=IF([.H46]&lt;0.05;&quot;Y&quot;;&quot;N&quot;)" office:value-type="string" office:string-value="Y" calcext:value-type="string">
            <text:p>Y</text:p>
          </table:table-cell>
          <table:table-cell table:formula="of:=IF([.I46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Tech-support</text:p>
          </table:table-cell>
          <table:table-cell table:formula="of:=[Sheet1.C61]" office:value-type="float" office:value="0.759983525535092" calcext:value-type="float">
            <text:p>0.760</text:p>
          </table:table-cell>
          <table:table-cell table:formula="of:=[Sheet1.C160]" office:value-type="float" office:value="0.072754418198189" calcext:value-type="float">
            <text:p>0.073</text:p>
          </table:table-cell>
          <table:table-cell table:formula="of:=[$Sheet1.D61]" office:value-type="float" office:value="0.125645885199779" calcext:value-type="float">
            <text:p>0.126</text:p>
          </table:table-cell>
          <table:table-cell table:formula="of:=[$Sheet1.D160]" office:value-type="float" office:value="0.163066962952002" calcext:value-type="float">
            <text:p>0.163</text:p>
          </table:table-cell>
          <table:table-cell table:formula="of:=[.B47]-[.C47]" office:value-type="float" office:value="0.687229107336903" calcext:value-type="float">
            <text:p>0.687</text:p>
          </table:table-cell>
          <table:table-cell table:formula="of:=IF(ABS([.F47])&lt;2*[.D47];&quot;Y&quot;;&quot;N&quot;)" office:value-type="string" office:string-value="N" calcext:value-type="string">
            <text:p>N</text:p>
          </table:table-cell>
          <table:table-cell table:formula="of:=[Sheet1.F61]" office:value-type="float" office:value="0.00000000146096755110264" calcext:value-type="float">
            <text:p>0.000</text:p>
          </table:table-cell>
          <table:table-cell table:formula="of:=[Sheet1.F160]" office:value-type="float" office:value="0.655479628062191" calcext:value-type="float">
            <text:p>0.655</text:p>
          </table:table-cell>
          <table:table-cell table:formula="of:=IF([.H47]&lt;0.05;&quot;Y&quot;;&quot;N&quot;)" office:value-type="string" office:string-value="Y" calcext:value-type="string">
            <text:p>Y</text:p>
          </table:table-cell>
          <table:table-cell table:formula="of:=IF([.I47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cupationTransport-moving</text:p>
          </table:table-cell>
          <table:table-cell table:formula="of:=[Sheet1.C62]" office:value-type="float" office:value="0" calcext:value-type="float">
            <text:p>0.000</text:p>
          </table:table-cell>
          <table:table-cell table:formula="of:=[Sheet1.C161]" office:value-type="float" office:value="-0.592927640544066" calcext:value-type="float">
            <text:p>-0.593</text:p>
          </table:table-cell>
          <table:table-cell table:formula="of:=[$Sheet1.D62]" office:value-type="float" office:value="0" calcext:value-type="float">
            <text:p>0.000</text:p>
          </table:table-cell>
          <table:table-cell table:formula="of:=[$Sheet1.D161]" office:value-type="float" office:value="0.154093936840203" calcext:value-type="float">
            <text:p>0.154</text:p>
          </table:table-cell>
          <table:table-cell table:formula="of:=[.B48]-[.C48]" office:value-type="float" office:value="0.592927640544066" calcext:value-type="float">
            <text:p>0.593</text:p>
          </table:table-cell>
          <table:table-cell table:formula="of:=IF(ABS([.F48])&lt;2*[.D48];&quot;Y&quot;;&quot;N&quot;)" office:value-type="string" office:string-value="N" calcext:value-type="string">
            <text:p>N</text:p>
          </table:table-cell>
          <table:table-cell table:formula="of:=[Sheet1.F62]" office:value-type="float" office:value="0" calcext:value-type="float">
            <text:p>0.000</text:p>
          </table:table-cell>
          <table:table-cell table:formula="of:=[Sheet1.F161]" office:value-type="float" office:value="0.000119167537080826" calcext:value-type="float">
            <text:p>0.000</text:p>
          </table:table-cell>
          <table:table-cell table:formula="of:=IF([.H48]&lt;0.05;&quot;Y&quot;;&quot;N&quot;)" office:value-type="string" office:string-value="Y" calcext:value-type="string">
            <text:p>Y</text:p>
          </table:table-cell>
          <table:table-cell table:formula="of:=IF([.I48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tionshipNot-in-family</text:p>
          </table:table-cell>
          <table:table-cell table:formula="of:=[Sheet1.C63]" office:value-type="float" office:value="0.559723610456652" calcext:value-type="float">
            <text:p>0.560</text:p>
          </table:table-cell>
          <table:table-cell table:formula="of:=[Sheet1.C162]" office:value-type="float" office:value="-0.951465550599997" calcext:value-type="float">
            <text:p>-0.951</text:p>
          </table:table-cell>
          <table:table-cell table:formula="of:=[$Sheet1.D63]" office:value-type="float" office:value="0.271927172571933" calcext:value-type="float">
            <text:p>0.272</text:p>
          </table:table-cell>
          <table:table-cell table:formula="of:=[$Sheet1.D162]" office:value-type="float" office:value="0.0831396009898452" calcext:value-type="float">
            <text:p>0.083</text:p>
          </table:table-cell>
          <table:table-cell table:formula="of:=[.B49]-[.C49]" office:value-type="float" office:value="1.51118916105665" calcext:value-type="float">
            <text:p>1.511</text:p>
          </table:table-cell>
          <table:table-cell table:formula="of:=IF(ABS([.F49])&lt;2*[.D49];&quot;Y&quot;;&quot;N&quot;)" office:value-type="string" office:string-value="N" calcext:value-type="string">
            <text:p>N</text:p>
          </table:table-cell>
          <table:table-cell table:formula="of:=[Sheet1.F63]" office:value-type="float" office:value="0.0395557311699336" calcext:value-type="float">
            <text:p>0.040</text:p>
          </table:table-cell>
          <table:table-cell table:formula="of:=[Sheet1.F162]" office:value-type="float" office:value="2.51436381328734E-030" calcext:value-type="float">
            <text:p>0.000</text:p>
          </table:table-cell>
          <table:table-cell table:formula="of:=IF([.H49]&lt;0.05;&quot;Y&quot;;&quot;N&quot;)" office:value-type="string" office:string-value="Y" calcext:value-type="string">
            <text:p>Y</text:p>
          </table:table-cell>
          <table:table-cell table:formula="of:=IF([.I49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tionshipOther-relative</text:p>
          </table:table-cell>
          <table:table-cell table:formula="of:=[Sheet1.C64]" office:value-type="float" office:value="-0.18340674207495" calcext:value-type="float">
            <text:p>-0.183</text:p>
          </table:table-cell>
          <table:table-cell table:formula="of:=[Sheet1.C163]" office:value-type="float" office:value="-0.848985550507725" calcext:value-type="float">
            <text:p>-0.849</text:p>
          </table:table-cell>
          <table:table-cell table:formula="of:=[$Sheet1.D64]" office:value-type="float" office:value="0.252965384742282" calcext:value-type="float">
            <text:p>0.253</text:p>
          </table:table-cell>
          <table:table-cell table:formula="of:=[$Sheet1.D163]" office:value-type="float" office:value="0.107087269516512" calcext:value-type="float">
            <text:p>0.107</text:p>
          </table:table-cell>
          <table:table-cell table:formula="of:=[.B50]-[.C50]" office:value-type="float" office:value="0.665578808432775" calcext:value-type="float">
            <text:p>0.666</text:p>
          </table:table-cell>
          <table:table-cell table:formula="of:=IF(ABS([.F50])&lt;2*[.D50];&quot;Y&quot;;&quot;N&quot;)" office:value-type="string" office:string-value="N" calcext:value-type="string">
            <text:p>N</text:p>
          </table:table-cell>
          <table:table-cell table:formula="of:=[Sheet1.F64]" office:value-type="float" office:value="0.468435446991092" calcext:value-type="float">
            <text:p>0.468</text:p>
          </table:table-cell>
          <table:table-cell table:formula="of:=[Sheet1.F163]" office:value-type="float" office:value="2.22742192894818E-015" calcext:value-type="float">
            <text:p>0.000</text:p>
          </table:table-cell>
          <table:table-cell table:formula="of:=IF([.H50]&lt;0.05;&quot;Y&quot;;&quot;N&quot;)" office:value-type="string" office:string-value="N" calcext:value-type="string">
            <text:p>N</text:p>
          </table:table-cell>
          <table:table-cell table:formula="of:=IF([.I50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tionshipOwn-child</text:p>
          </table:table-cell>
          <table:table-cell table:formula="of:=[Sheet1.C65]" office:value-type="float" office:value="-0.650225035842961" calcext:value-type="float">
            <text:p>-0.650</text:p>
          </table:table-cell>
          <table:table-cell table:formula="of:=[Sheet1.C164]" office:value-type="float" office:value="-1.36423500944827" calcext:value-type="float">
            <text:p>-1.364</text:p>
          </table:table-cell>
          <table:table-cell table:formula="of:=[$Sheet1.D65]" office:value-type="float" office:value="0.269704600970438" calcext:value-type="float">
            <text:p>0.270</text:p>
          </table:table-cell>
          <table:table-cell table:formula="of:=[$Sheet1.D164]" office:value-type="float" office:value="0.104156385835202" calcext:value-type="float">
            <text:p>0.104</text:p>
          </table:table-cell>
          <table:table-cell table:formula="of:=[.B51]-[.C51]" office:value-type="float" office:value="0.714009973605309" calcext:value-type="float">
            <text:p>0.714</text:p>
          </table:table-cell>
          <table:table-cell table:formula="of:=IF(ABS([.F51])&lt;2*[.D51];&quot;Y&quot;;&quot;N&quot;)" office:value-type="string" office:string-value="N" calcext:value-type="string">
            <text:p>N</text:p>
          </table:table-cell>
          <table:table-cell table:formula="of:=[Sheet1.F65]" office:value-type="float" office:value="0.0159141470388521" calcext:value-type="float">
            <text:p>0.016</text:p>
          </table:table-cell>
          <table:table-cell table:formula="of:=[Sheet1.F164]" office:value-type="float" office:value="3.38276622298735E-039" calcext:value-type="float">
            <text:p>0.000</text:p>
          </table:table-cell>
          <table:table-cell table:formula="of:=IF([.H51]&lt;0.05;&quot;Y&quot;;&quot;N&quot;)" office:value-type="string" office:string-value="Y" calcext:value-type="string">
            <text:p>Y</text:p>
          </table:table-cell>
          <table:table-cell table:formula="of:=IF([.I51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tionshipUnmarried</text:p>
          </table:table-cell>
          <table:table-cell table:formula="of:=[Sheet1.C66]" office:value-type="float" office:value="0.401179309921592" calcext:value-type="float">
            <text:p>0.401</text:p>
          </table:table-cell>
          <table:table-cell table:formula="of:=[Sheet1.C165]" office:value-type="float" office:value="-1.0331290895059" calcext:value-type="float">
            <text:p>-1.033</text:p>
          </table:table-cell>
          <table:table-cell table:formula="of:=[$Sheet1.D66]" office:value-type="float" office:value="0.287381328604611" calcext:value-type="float">
            <text:p>0.287</text:p>
          </table:table-cell>
          <table:table-cell table:formula="of:=[$Sheet1.D165]" office:value-type="float" office:value="0.0968200384147891" calcext:value-type="float">
            <text:p>0.097</text:p>
          </table:table-cell>
          <table:table-cell table:formula="of:=[.B52]-[.C52]" office:value-type="float" office:value="1.43430839942749" calcext:value-type="float">
            <text:p>1.434</text:p>
          </table:table-cell>
          <table:table-cell table:formula="of:=IF(ABS([.F52])&lt;2*[.D52];&quot;Y&quot;;&quot;N&quot;)" office:value-type="string" office:string-value="N" calcext:value-type="string">
            <text:p>N</text:p>
          </table:table-cell>
          <table:table-cell table:formula="of:=[Sheet1.F66]" office:value-type="float" office:value="0.162719760490327" calcext:value-type="float">
            <text:p>0.163</text:p>
          </table:table-cell>
          <table:table-cell table:formula="of:=[Sheet1.F165]" office:value-type="float" office:value="1.39702776448726E-026" calcext:value-type="float">
            <text:p>0.000</text:p>
          </table:table-cell>
          <table:table-cell table:formula="of:=IF([.H52]&lt;0.05;&quot;Y&quot;;&quot;N&quot;)" office:value-type="string" office:string-value="N" calcext:value-type="string">
            <text:p>N</text:p>
          </table:table-cell>
          <table:table-cell table:formula="of:=IF([.I52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tionshipWife</text:p>
          </table:table-cell>
          <table:table-cell table:formula="of:=[Sheet1.C67]" office:value-type="float" office:value="1.37578479593186" calcext:value-type="float">
            <text:p>1.376</text:p>
          </table:table-cell>
          <table:table-cell table:formula="of:=[Sheet1.C166]" office:value-type="float" office:value="0.409161332024726" calcext:value-type="float">
            <text:p>0.409</text:p>
          </table:table-cell>
          <table:table-cell table:formula="of:=[$Sheet1.D67]" office:value-type="float" office:value="0.104866676382498" calcext:value-type="float">
            <text:p>0.105</text:p>
          </table:table-cell>
          <table:table-cell table:formula="of:=[$Sheet1.D166]" office:value-type="float" office:value="0.0675678683781212" calcext:value-type="float">
            <text:p>0.068</text:p>
          </table:table-cell>
          <table:table-cell table:formula="of:=[.B53]-[.C53]" office:value-type="float" office:value="0.966623463907134" calcext:value-type="float">
            <text:p>0.967</text:p>
          </table:table-cell>
          <table:table-cell table:formula="of:=IF(ABS([.F53])&lt;2*[.D53];&quot;Y&quot;;&quot;N&quot;)" office:value-type="string" office:string-value="N" calcext:value-type="string">
            <text:p>N</text:p>
          </table:table-cell>
          <table:table-cell table:formula="of:=[Sheet1.F67]" office:value-type="float" office:value="2.55044148332814E-039" calcext:value-type="float">
            <text:p>0.000</text:p>
          </table:table-cell>
          <table:table-cell table:formula="of:=[Sheet1.F166]" office:value-type="float" office:value="0.00000000139929348428983" calcext:value-type="float">
            <text:p>0.000</text:p>
          </table:table-cell>
          <table:table-cell table:formula="of:=IF([.H53]&lt;0.05;&quot;Y&quot;;&quot;N&quot;)" office:value-type="string" office:string-value="Y" calcext:value-type="string">
            <text:p>Y</text:p>
          </table:table-cell>
          <table:table-cell table:formula="of:=IF([.I53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eAsian-Pac-Islander</text:p>
          </table:table-cell>
          <table:table-cell table:formula="of:=[Sheet1.C68]" office:value-type="float" office:value="0.304179528828375" calcext:value-type="float">
            <text:p>0.304</text:p>
          </table:table-cell>
          <table:table-cell table:formula="of:=[Sheet1.C167]" office:value-type="float" office:value="0.662501255764474" calcext:value-type="float">
            <text:p>0.663</text:p>
          </table:table-cell>
          <table:table-cell table:formula="of:=[$Sheet1.D68]" office:value-type="float" office:value="0.271723768539152" calcext:value-type="float">
            <text:p>0.272</text:p>
          </table:table-cell>
          <table:table-cell table:formula="of:=[$Sheet1.D167]" office:value-type="float" office:value="0.157809654995767" calcext:value-type="float">
            <text:p>0.158</text:p>
          </table:table-cell>
          <table:table-cell table:formula="of:=[.B54]-[.C54]" office:value-type="float" office:value="-0.358321726936099" calcext:value-type="float">
            <text:p>-0.358</text:p>
          </table:table-cell>
          <table:table-cell table:formula="of:=IF(ABS([.F54])&lt;2*[.D54];&quot;Y&quot;;&quot;N&quot;)" office:value-type="string" office:string-value="Y" calcext:value-type="string">
            <text:p>Y</text:p>
          </table:table-cell>
          <table:table-cell table:formula="of:=[Sheet1.F68]" office:value-type="float" office:value="0.262950789967783" calcext:value-type="float">
            <text:p>0.263</text:p>
          </table:table-cell>
          <table:table-cell table:formula="of:=[Sheet1.F167]" office:value-type="float" office:value="0.0000269159686598777" calcext:value-type="float">
            <text:p>0.000</text:p>
          </table:table-cell>
          <table:table-cell table:formula="of:=IF([.H54]&lt;0.05;&quot;Y&quot;;&quot;N&quot;)" office:value-type="string" office:string-value="N" calcext:value-type="string">
            <text:p>N</text:p>
          </table:table-cell>
          <table:table-cell table:formula="of:=IF([.I54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eBlack</text:p>
          </table:table-cell>
          <table:table-cell table:formula="of:=[Sheet1.C69]" office:value-type="float" office:value="0.289814607330549" calcext:value-type="float">
            <text:p>0.290</text:p>
          </table:table-cell>
          <table:table-cell table:formula="of:=[Sheet1.C168]" office:value-type="float" office:value="0.742319174290219" calcext:value-type="float">
            <text:p>0.742</text:p>
          </table:table-cell>
          <table:table-cell table:formula="of:=[$Sheet1.D69]" office:value-type="float" office:value="0.229100350763063" calcext:value-type="float">
            <text:p>0.229</text:p>
          </table:table-cell>
          <table:table-cell table:formula="of:=[$Sheet1.D168]" office:value-type="float" office:value="0.138507013606654" calcext:value-type="float">
            <text:p>0.139</text:p>
          </table:table-cell>
          <table:table-cell table:formula="of:=[.B55]-[.C55]" office:value-type="float" office:value="-0.45250456695967" calcext:value-type="float">
            <text:p>-0.453</text:p>
          </table:table-cell>
          <table:table-cell table:formula="of:=IF(ABS([.F55])&lt;2*[.D55];&quot;Y&quot;;&quot;N&quot;)" office:value-type="string" office:string-value="Y" calcext:value-type="string">
            <text:p>Y</text:p>
          </table:table-cell>
          <table:table-cell table:formula="of:=[Sheet1.F69]" office:value-type="float" office:value="0.20586716015273" calcext:value-type="float">
            <text:p>0.206</text:p>
          </table:table-cell>
          <table:table-cell table:formula="of:=[Sheet1.F168]" office:value-type="float" office:value="0.0000000834831640362447" calcext:value-type="float">
            <text:p>0.000</text:p>
          </table:table-cell>
          <table:table-cell table:formula="of:=IF([.H55]&lt;0.05;&quot;Y&quot;;&quot;N&quot;)" office:value-type="string" office:string-value="N" calcext:value-type="string">
            <text:p>N</text:p>
          </table:table-cell>
          <table:table-cell table:formula="of:=IF([.I55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eOther</text:p>
          </table:table-cell>
          <table:table-cell table:formula="of:=[Sheet1.C70]" office:value-type="float" office:value="-0.0515538769867333" calcext:value-type="float">
            <text:p>-0.052</text:p>
          </table:table-cell>
          <table:table-cell table:formula="of:=[Sheet1.C169]" office:value-type="float" office:value="0.663799753856007" calcext:value-type="float">
            <text:p>0.664</text:p>
          </table:table-cell>
          <table:table-cell table:formula="of:=[$Sheet1.D70]" office:value-type="float" office:value="0.359402402709403" calcext:value-type="float">
            <text:p>0.359</text:p>
          </table:table-cell>
          <table:table-cell table:formula="of:=[$Sheet1.D169]" office:value-type="float" office:value="0.177064686916167" calcext:value-type="float">
            <text:p>0.177</text:p>
          </table:table-cell>
          <table:table-cell table:formula="of:=[.B56]-[.C56]" office:value-type="float" office:value="-0.71535363084274" calcext:value-type="float">
            <text:p>-0.715</text:p>
          </table:table-cell>
          <table:table-cell table:formula="of:=IF(ABS([.F56])&lt;2*[.D56];&quot;Y&quot;;&quot;N&quot;)" office:value-type="string" office:string-value="Y" calcext:value-type="string">
            <text:p>Y</text:p>
          </table:table-cell>
          <table:table-cell table:formula="of:=[Sheet1.F70]" office:value-type="float" office:value="0.88594006541511" calcext:value-type="float">
            <text:p>0.886</text:p>
          </table:table-cell>
          <table:table-cell table:formula="of:=[Sheet1.F169]" office:value-type="float" office:value="0.000177604088390773" calcext:value-type="float">
            <text:p>0.000</text:p>
          </table:table-cell>
          <table:table-cell table:formula="of:=IF([.H56]&lt;0.05;&quot;Y&quot;;&quot;N&quot;)" office:value-type="string" office:string-value="N" calcext:value-type="string">
            <text:p>N</text:p>
          </table:table-cell>
          <table:table-cell table:formula="of:=IF([.I56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eWhite</text:p>
          </table:table-cell>
          <table:table-cell table:formula="of:=[Sheet1.C71]" office:value-type="float" office:value="0.359048711625721" calcext:value-type="float">
            <text:p>0.359</text:p>
          </table:table-cell>
          <table:table-cell table:formula="of:=[Sheet1.C170]" office:value-type="float" office:value="0.846862903112906" calcext:value-type="float">
            <text:p>0.847</text:p>
          </table:table-cell>
          <table:table-cell table:formula="of:=[$Sheet1.D71]" office:value-type="float" office:value="0.217654583174071" calcext:value-type="float">
            <text:p>0.218</text:p>
          </table:table-cell>
          <table:table-cell table:formula="of:=[$Sheet1.D170]" office:value-type="float" office:value="0.127378277335164" calcext:value-type="float">
            <text:p>0.127</text:p>
          </table:table-cell>
          <table:table-cell table:formula="of:=[.B57]-[.C57]" office:value-type="float" office:value="-0.487814191487185" calcext:value-type="float">
            <text:p>-0.488</text:p>
          </table:table-cell>
          <table:table-cell table:formula="of:=IF(ABS([.F57])&lt;2*[.D57];&quot;Y&quot;;&quot;N&quot;)" office:value-type="string" office:string-value="N" calcext:value-type="string">
            <text:p>N</text:p>
          </table:table-cell>
          <table:table-cell table:formula="of:=[Sheet1.F71]" office:value-type="float" office:value="0.0990194047511942" calcext:value-type="float">
            <text:p>0.099</text:p>
          </table:table-cell>
          <table:table-cell table:formula="of:=[Sheet1.F170]" office:value-type="float" office:value="0.0000000000296277786032676" calcext:value-type="float">
            <text:p>0.000</text:p>
          </table:table-cell>
          <table:table-cell table:formula="of:=IF([.H57]&lt;0.05;&quot;Y&quot;;&quot;N&quot;)" office:value-type="string" office:string-value="N" calcext:value-type="string">
            <text:p>N</text:p>
          </table:table-cell>
          <table:table-cell table:formula="of:=IF([.I57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xMale</text:p>
          </table:table-cell>
          <table:table-cell table:formula="of:=[Sheet1.C72]" office:value-type="float" office:value="0.862838057998313" calcext:value-type="float">
            <text:p>0.863</text:p>
          </table:table-cell>
          <table:table-cell table:formula="of:=[Sheet1.C171]" office:value-type="float" office:value="0.114548607110604" calcext:value-type="float">
            <text:p>0.115</text:p>
          </table:table-cell>
          <table:table-cell table:formula="of:=[$Sheet1.D72]" office:value-type="float" office:value="0.0793235432924787" calcext:value-type="float">
            <text:p>0.079</text:p>
          </table:table-cell>
          <table:table-cell table:formula="of:=[$Sheet1.D171]" office:value-type="float" office:value="0.0460287491133751" calcext:value-type="float">
            <text:p>0.046</text:p>
          </table:table-cell>
          <table:table-cell table:formula="of:=[.B58]-[.C58]" office:value-type="float" office:value="0.748289450887709" calcext:value-type="float">
            <text:p>0.748</text:p>
          </table:table-cell>
          <table:table-cell table:formula="of:=IF(ABS([.F58])&lt;2*[.D58];&quot;Y&quot;;&quot;N&quot;)" office:value-type="string" office:string-value="N" calcext:value-type="string">
            <text:p>N</text:p>
          </table:table-cell>
          <table:table-cell table:formula="of:=[Sheet1.F72]" office:value-type="float" office:value="1.47631588807061E-027" calcext:value-type="float">
            <text:p>0.000</text:p>
          </table:table-cell>
          <table:table-cell table:formula="of:=[Sheet1.F171]" office:value-type="float" office:value="0.0128235708757237" calcext:value-type="float">
            <text:p>0.013</text:p>
          </table:table-cell>
          <table:table-cell table:formula="of:=IF([.H58]&lt;0.05;&quot;Y&quot;;&quot;N&quot;)" office:value-type="string" office:string-value="Y" calcext:value-type="string">
            <text:p>Y</text:p>
          </table:table-cell>
          <table:table-cell table:formula="of:=IF([.I58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Cambodia</text:p>
          </table:table-cell>
          <table:table-cell table:formula="of:=[Sheet1.C73]" office:value-type="float" office:value="1.62979339018559" calcext:value-type="float">
            <text:p>1.630</text:p>
          </table:table-cell>
          <table:table-cell table:formula="of:=[Sheet1.C172]" office:value-type="float" office:value="0.0522865923036368" calcext:value-type="float">
            <text:p>0.052</text:p>
          </table:table-cell>
          <table:table-cell table:formula="of:=[$Sheet1.D73]" office:value-type="float" office:value="0.631848412459903" calcext:value-type="float">
            <text:p>0.632</text:p>
          </table:table-cell>
          <table:table-cell table:formula="of:=[$Sheet1.D172]" office:value-type="float" office:value="0.276629966835361" calcext:value-type="float">
            <text:p>0.277</text:p>
          </table:table-cell>
          <table:table-cell table:formula="of:=[.B59]-[.C59]" office:value-type="float" office:value="1.57750679788195" calcext:value-type="float">
            <text:p>1.578</text:p>
          </table:table-cell>
          <table:table-cell table:formula="of:=IF(ABS([.F59])&lt;2*[.D59];&quot;Y&quot;;&quot;N&quot;)" office:value-type="string" office:string-value="N" calcext:value-type="string">
            <text:p>N</text:p>
          </table:table-cell>
          <table:table-cell table:formula="of:=[Sheet1.F73]" office:value-type="float" office:value="0.00989704790157372" calcext:value-type="float">
            <text:p>0.010</text:p>
          </table:table-cell>
          <table:table-cell table:formula="of:=[Sheet1.F172]" office:value-type="float" office:value="0.850082819494024" calcext:value-type="float">
            <text:p>0.850</text:p>
          </table:table-cell>
          <table:table-cell table:formula="of:=IF([.H59]&lt;0.05;&quot;Y&quot;;&quot;N&quot;)" office:value-type="string" office:string-value="Y" calcext:value-type="string">
            <text:p>Y</text:p>
          </table:table-cell>
          <table:table-cell table:formula="of:=IF([.I59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Canada</text:p>
          </table:table-cell>
          <table:table-cell table:formula="of:=[Sheet1.C74]" office:value-type="float" office:value="0.660193181879726" calcext:value-type="float">
            <text:p>0.660</text:p>
          </table:table-cell>
          <table:table-cell table:formula="of:=[Sheet1.C173]" office:value-type="float" office:value="0.127495236052857" calcext:value-type="float">
            <text:p>0.127</text:p>
          </table:table-cell>
          <table:table-cell table:formula="of:=[$Sheet1.D74]" office:value-type="float" office:value="0.304368941488857" calcext:value-type="float">
            <text:p>0.304</text:p>
          </table:table-cell>
          <table:table-cell table:formula="of:=[$Sheet1.D173]" office:value-type="float" office:value="0.203597804197865" calcext:value-type="float">
            <text:p>0.204</text:p>
          </table:table-cell>
          <table:table-cell table:formula="of:=[.B60]-[.C60]" office:value-type="float" office:value="0.532697945826869" calcext:value-type="float">
            <text:p>0.533</text:p>
          </table:table-cell>
          <table:table-cell table:formula="of:=IF(ABS([.F60])&lt;2*[.D60];&quot;Y&quot;;&quot;N&quot;)" office:value-type="string" office:string-value="Y" calcext:value-type="string">
            <text:p>Y</text:p>
          </table:table-cell>
          <table:table-cell table:formula="of:=[Sheet1.F74]" office:value-type="float" office:value="0.0300784567914346" calcext:value-type="float">
            <text:p>0.030</text:p>
          </table:table-cell>
          <table:table-cell table:formula="of:=[Sheet1.F173]" office:value-type="float" office:value="0.531176387281179" calcext:value-type="float">
            <text:p>0.531</text:p>
          </table:table-cell>
          <table:table-cell table:formula="of:=IF([.H60]&lt;0.05;&quot;Y&quot;;&quot;N&quot;)" office:value-type="string" office:string-value="Y" calcext:value-type="string">
            <text:p>Y</text:p>
          </table:table-cell>
          <table:table-cell table:formula="of:=IF([.I60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China</text:p>
          </table:table-cell>
          <table:table-cell table:formula="of:=[Sheet1.C75]" office:value-type="float" office:value="-0.442565048333528" calcext:value-type="float">
            <text:p>-0.443</text:p>
          </table:table-cell>
          <table:table-cell table:formula="of:=[Sheet1.C174]" office:value-type="float" office:value="0.174884392615598" calcext:value-type="float">
            <text:p>0.175</text:p>
          </table:table-cell>
          <table:table-cell table:formula="of:=[$Sheet1.D75]" office:value-type="float" office:value="0.41554768736399" calcext:value-type="float">
            <text:p>0.416</text:p>
          </table:table-cell>
          <table:table-cell table:formula="of:=[$Sheet1.D174]" office:value-type="float" office:value="0.211885251109406" calcext:value-type="float">
            <text:p>0.212</text:p>
          </table:table-cell>
          <table:table-cell table:formula="of:=[.B61]-[.C61]" office:value-type="float" office:value="-0.617449440949126" calcext:value-type="float">
            <text:p>-0.617</text:p>
          </table:table-cell>
          <table:table-cell table:formula="of:=IF(ABS([.F61])&lt;2*[.D61];&quot;Y&quot;;&quot;N&quot;)" office:value-type="string" office:string-value="Y" calcext:value-type="string">
            <text:p>Y</text:p>
          </table:table-cell>
          <table:table-cell table:formula="of:=[Sheet1.F75]" office:value-type="float" office:value="0.286868566814209" calcext:value-type="float">
            <text:p>0.287</text:p>
          </table:table-cell>
          <table:table-cell table:formula="of:=[Sheet1.F174]" office:value-type="float" office:value="0.409159785833091" calcext:value-type="float">
            <text:p>0.409</text:p>
          </table:table-cell>
          <table:table-cell table:formula="of:=IF([.H61]&lt;0.05;&quot;Y&quot;;&quot;N&quot;)" office:value-type="string" office:string-value="N" calcext:value-type="string">
            <text:p>N</text:p>
          </table:table-cell>
          <table:table-cell table:formula="of:=IF([.I61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Columbia</text:p>
          </table:table-cell>
          <table:table-cell table:formula="of:=[Sheet1.C76]" office:value-type="float" office:value="-1.81824959929134" calcext:value-type="float">
            <text:p>-1.818</text:p>
          </table:table-cell>
          <table:table-cell table:formula="of:=[Sheet1.C175]" office:value-type="float" office:value="-0.17347535533064" calcext:value-type="float">
            <text:p>-0.173</text:p>
          </table:table-cell>
          <table:table-cell table:formula="of:=[$Sheet1.D76]" office:value-type="float" office:value="0.82855859923433" calcext:value-type="float">
            <text:p>0.829</text:p>
          </table:table-cell>
          <table:table-cell table:formula="of:=[$Sheet1.D175]" office:value-type="float" office:value="0.29064912131064" calcext:value-type="float">
            <text:p>0.291</text:p>
          </table:table-cell>
          <table:table-cell table:formula="of:=[.B62]-[.C62]" office:value-type="float" office:value="-1.6447742439607" calcext:value-type="float">
            <text:p>-1.645</text:p>
          </table:table-cell>
          <table:table-cell table:formula="of:=IF(ABS([.F62])&lt;2*[.D62];&quot;Y&quot;;&quot;N&quot;)" office:value-type="string" office:string-value="Y" calcext:value-type="string">
            <text:p>Y</text:p>
          </table:table-cell>
          <table:table-cell table:formula="of:=[Sheet1.F76]" office:value-type="float" office:value="0.0282014121456285" calcext:value-type="float">
            <text:p>0.028</text:p>
          </table:table-cell>
          <table:table-cell table:formula="of:=[Sheet1.F175]" office:value-type="float" office:value="0.550604253255189" calcext:value-type="float">
            <text:p>0.551</text:p>
          </table:table-cell>
          <table:table-cell table:formula="of:=IF([.H62]&lt;0.05;&quot;Y&quot;;&quot;N&quot;)" office:value-type="string" office:string-value="Y" calcext:value-type="string">
            <text:p>Y</text:p>
          </table:table-cell>
          <table:table-cell table:formula="of:=IF([.I62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Cuba</text:p>
          </table:table-cell>
          <table:table-cell table:formula="of:=[Sheet1.C77]" office:value-type="float" office:value="0.703737534477776" calcext:value-type="float">
            <text:p>0.704</text:p>
          </table:table-cell>
          <table:table-cell table:formula="of:=[Sheet1.C176]" office:value-type="float" office:value="-0.274658359289736" calcext:value-type="float">
            <text:p>-0.275</text:p>
          </table:table-cell>
          <table:table-cell table:formula="of:=[$Sheet1.D77]" office:value-type="float" office:value="0.356732808145699" calcext:value-type="float">
            <text:p>0.357</text:p>
          </table:table-cell>
          <table:table-cell table:formula="of:=[$Sheet1.D176]" office:value-type="float" office:value="0.246146856072107" calcext:value-type="float">
            <text:p>0.246</text:p>
          </table:table-cell>
          <table:table-cell table:formula="of:=[.B63]-[.C63]" office:value-type="float" office:value="0.978395893767512" calcext:value-type="float">
            <text:p>0.978</text:p>
          </table:table-cell>
          <table:table-cell table:formula="of:=IF(ABS([.F63])&lt;2*[.D63];&quot;Y&quot;;&quot;N&quot;)" office:value-type="string" office:string-value="N" calcext:value-type="string">
            <text:p>N</text:p>
          </table:table-cell>
          <table:table-cell table:formula="of:=[Sheet1.F77]" office:value-type="float" office:value="0.0485263251134927" calcext:value-type="float">
            <text:p>0.049</text:p>
          </table:table-cell>
          <table:table-cell table:formula="of:=[Sheet1.F176]" office:value-type="float" office:value="0.264494365514248" calcext:value-type="float">
            <text:p>0.264</text:p>
          </table:table-cell>
          <table:table-cell table:formula="of:=IF([.H63]&lt;0.05;&quot;Y&quot;;&quot;N&quot;)" office:value-type="string" office:string-value="Y" calcext:value-type="string">
            <text:p>Y</text:p>
          </table:table-cell>
          <table:table-cell table:formula="of:=IF([.I63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Dominican-Republic</text:p>
          </table:table-cell>
          <table:table-cell table:formula="of:=[Sheet1.C78]" office:value-type="float" office:value="-1.453937949913" calcext:value-type="float">
            <text:p>-1.454</text:p>
          </table:table-cell>
          <table:table-cell table:formula="of:=[Sheet1.C177]" office:value-type="float" office:value="-1.04745049113879" calcext:value-type="float">
            <text:p>-1.047</text:p>
          </table:table-cell>
          <table:table-cell table:formula="of:=[$Sheet1.D78]" office:value-type="float" office:value="1.05862732255043" calcext:value-type="float">
            <text:p>1.059</text:p>
          </table:table-cell>
          <table:table-cell table:formula="of:=[$Sheet1.D177]" office:value-type="float" office:value="0.356031375397969" calcext:value-type="float">
            <text:p>0.356</text:p>
          </table:table-cell>
          <table:table-cell table:formula="of:=[.B64]-[.C64]" office:value-type="float" office:value="-0.40648745877421" calcext:value-type="float">
            <text:p>-0.406</text:p>
          </table:table-cell>
          <table:table-cell table:formula="of:=IF(ABS([.F64])&lt;2*[.D64];&quot;Y&quot;;&quot;N&quot;)" office:value-type="string" office:string-value="Y" calcext:value-type="string">
            <text:p>Y</text:p>
          </table:table-cell>
          <table:table-cell table:formula="of:=[Sheet1.F78]" office:value-type="float" office:value="0.169622399023657" calcext:value-type="float">
            <text:p>0.170</text:p>
          </table:table-cell>
          <table:table-cell table:formula="of:=[Sheet1.F177]" office:value-type="float" office:value="0.00326081634539117" calcext:value-type="float">
            <text:p>0.003</text:p>
          </table:table-cell>
          <table:table-cell table:formula="of:=IF([.H64]&lt;0.05;&quot;Y&quot;;&quot;N&quot;)" office:value-type="string" office:string-value="N" calcext:value-type="string">
            <text:p>N</text:p>
          </table:table-cell>
          <table:table-cell table:formula="of:=IF([.I64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Ecuador</text:p>
          </table:table-cell>
          <table:table-cell table:formula="of:=[Sheet1.C79]" office:value-type="float" office:value="0.345123171460241" calcext:value-type="float">
            <text:p>0.345</text:p>
          </table:table-cell>
          <table:table-cell table:formula="of:=[Sheet1.C178]" office:value-type="float" office:value="-0.440481205885465" calcext:value-type="float">
            <text:p>-0.440</text:p>
          </table:table-cell>
          <table:table-cell table:formula="of:=[$Sheet1.D79]" office:value-type="float" office:value="0.718744025167183" calcext:value-type="float">
            <text:p>0.719</text:p>
          </table:table-cell>
          <table:table-cell table:formula="of:=[$Sheet1.D178]" office:value-type="float" office:value="0.337633564496124" calcext:value-type="float">
            <text:p>0.338</text:p>
          </table:table-cell>
          <table:table-cell table:formula="of:=[.B65]-[.C65]" office:value-type="float" office:value="0.785604377345706" calcext:value-type="float">
            <text:p>0.786</text:p>
          </table:table-cell>
          <table:table-cell table:formula="of:=IF(ABS([.F65])&lt;2*[.D65];&quot;Y&quot;;&quot;N&quot;)" office:value-type="string" office:string-value="Y" calcext:value-type="string">
            <text:p>Y</text:p>
          </table:table-cell>
          <table:table-cell table:formula="of:=[Sheet1.F79]" office:value-type="float" office:value="0.631102705489259" calcext:value-type="float">
            <text:p>0.631</text:p>
          </table:table-cell>
          <table:table-cell table:formula="of:=[Sheet1.F178]" office:value-type="float" office:value="0.192024590324584" calcext:value-type="float">
            <text:p>0.192</text:p>
          </table:table-cell>
          <table:table-cell table:formula="of:=IF([.H65]&lt;0.05;&quot;Y&quot;;&quot;N&quot;)" office:value-type="string" office:string-value="N" calcext:value-type="string">
            <text:p>N</text:p>
          </table:table-cell>
          <table:table-cell table:formula="of:=IF([.I65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El-Salvador</text:p>
          </table:table-cell>
          <table:table-cell table:formula="of:=[Sheet1.C80]" office:value-type="float" office:value="-0.414443085117289" calcext:value-type="float">
            <text:p>-0.414</text:p>
          </table:table-cell>
          <table:table-cell table:formula="of:=[Sheet1.C179]" office:value-type="float" office:value="-0.357770421462918" calcext:value-type="float">
            <text:p>-0.358</text:p>
          </table:table-cell>
          <table:table-cell table:formula="of:=[$Sheet1.D80]" office:value-type="float" office:value="0.511163966200665" calcext:value-type="float">
            <text:p>0.511</text:p>
          </table:table-cell>
          <table:table-cell table:formula="of:=[$Sheet1.D179]" office:value-type="float" office:value="0.281360648112183" calcext:value-type="float">
            <text:p>0.281</text:p>
          </table:table-cell>
          <table:table-cell table:formula="of:=[.B66]-[.C66]" office:value-type="float" office:value="-0.056672663654371" calcext:value-type="float">
            <text:p>-0.057</text:p>
          </table:table-cell>
          <table:table-cell table:formula="of:=IF(ABS([.F66])&lt;2*[.D66];&quot;Y&quot;;&quot;N&quot;)" office:value-type="string" office:string-value="Y" calcext:value-type="string">
            <text:p>Y</text:p>
          </table:table-cell>
          <table:table-cell table:formula="of:=[Sheet1.F80]" office:value-type="float" office:value="0.4174902638182" calcext:value-type="float">
            <text:p>0.417</text:p>
          </table:table-cell>
          <table:table-cell table:formula="of:=[Sheet1.F179]" office:value-type="float" office:value="0.203525104881487" calcext:value-type="float">
            <text:p>0.204</text:p>
          </table:table-cell>
          <table:table-cell table:formula="of:=IF([.H66]&lt;0.05;&quot;Y&quot;;&quot;N&quot;)" office:value-type="string" office:string-value="N" calcext:value-type="string">
            <text:p>N</text:p>
          </table:table-cell>
          <table:table-cell table:formula="of:=IF([.I66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England</text:p>
          </table:table-cell>
          <table:table-cell table:formula="of:=[Sheet1.C81]" office:value-type="float" office:value="0.280175153417246" calcext:value-type="float">
            <text:p>0.280</text:p>
          </table:table-cell>
          <table:table-cell table:formula="of:=[Sheet1.C180]" office:value-type="float" office:value="0.655652086446115" calcext:value-type="float">
            <text:p>0.656</text:p>
          </table:table-cell>
          <table:table-cell table:formula="of:=[$Sheet1.D81]" office:value-type="float" office:value="0.358956002773523" calcext:value-type="float">
            <text:p>0.359</text:p>
          </table:table-cell>
          <table:table-cell table:formula="of:=[$Sheet1.D180]" office:value-type="float" office:value="0.206695369549282" calcext:value-type="float">
            <text:p>0.207</text:p>
          </table:table-cell>
          <table:table-cell table:formula="of:=[.B67]-[.C67]" office:value-type="float" office:value="-0.375476933028869" calcext:value-type="float">
            <text:p>-0.375</text:p>
          </table:table-cell>
          <table:table-cell table:formula="of:=IF(ABS([.F67])&lt;2*[.D67];&quot;Y&quot;;&quot;N&quot;)" office:value-type="string" office:string-value="Y" calcext:value-type="string">
            <text:p>Y</text:p>
          </table:table-cell>
          <table:table-cell table:formula="of:=[Sheet1.F81]" office:value-type="float" office:value="0.435080247336961" calcext:value-type="float">
            <text:p>0.435</text:p>
          </table:table-cell>
          <table:table-cell table:formula="of:=[Sheet1.F180]" office:value-type="float" office:value="0.00151356757592849" calcext:value-type="float">
            <text:p>0.002</text:p>
          </table:table-cell>
          <table:table-cell table:formula="of:=IF([.H67]&lt;0.05;&quot;Y&quot;;&quot;N&quot;)" office:value-type="string" office:string-value="N" calcext:value-type="string">
            <text:p>N</text:p>
          </table:table-cell>
          <table:table-cell table:formula="of:=IF([.I67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France</text:p>
          </table:table-cell>
          <table:table-cell table:formula="of:=[Sheet1.C82]" office:value-type="float" office:value="1.04265921533668" calcext:value-type="float">
            <text:p>1.043</text:p>
          </table:table-cell>
          <table:table-cell table:formula="of:=[Sheet1.C181]" office:value-type="float" office:value="0.606902752023592" calcext:value-type="float">
            <text:p>0.607</text:p>
          </table:table-cell>
          <table:table-cell table:formula="of:=[$Sheet1.D82]" office:value-type="float" office:value="0.579463148363991" calcext:value-type="float">
            <text:p>0.579</text:p>
          </table:table-cell>
          <table:table-cell table:formula="of:=[$Sheet1.D181]" office:value-type="float" office:value="0.284900087502017" calcext:value-type="float">
            <text:p>0.285</text:p>
          </table:table-cell>
          <table:table-cell table:formula="of:=[.B68]-[.C68]" office:value-type="float" office:value="0.435756463313088" calcext:value-type="float">
            <text:p>0.436</text:p>
          </table:table-cell>
          <table:table-cell table:formula="of:=IF(ABS([.F68])&lt;2*[.D68];&quot;Y&quot;;&quot;N&quot;)" office:value-type="string" office:string-value="Y" calcext:value-type="string">
            <text:p>Y</text:p>
          </table:table-cell>
          <table:table-cell table:formula="of:=[Sheet1.F82]" office:value-type="float" office:value="0.071962733486017" calcext:value-type="float">
            <text:p>0.072</text:p>
          </table:table-cell>
          <table:table-cell table:formula="of:=[Sheet1.F181]" office:value-type="float" office:value="0.0331526182467505" calcext:value-type="float">
            <text:p>0.033</text:p>
          </table:table-cell>
          <table:table-cell table:formula="of:=IF([.H68]&lt;0.05;&quot;Y&quot;;&quot;N&quot;)" office:value-type="string" office:string-value="N" calcext:value-type="string">
            <text:p>N</text:p>
          </table:table-cell>
          <table:table-cell table:formula="of:=IF([.I68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Germany</text:p>
          </table:table-cell>
          <table:table-cell table:formula="of:=[Sheet1.C83]" office:value-type="float" office:value="0.727836565534016" calcext:value-type="float">
            <text:p>0.728</text:p>
          </table:table-cell>
          <table:table-cell table:formula="of:=[Sheet1.C182]" office:value-type="float" office:value="0.226371107466453" calcext:value-type="float">
            <text:p>0.226</text:p>
          </table:table-cell>
          <table:table-cell table:formula="of:=[$Sheet1.D83]" office:value-type="float" office:value="0.290326677979575" calcext:value-type="float">
            <text:p>0.290</text:p>
          </table:table-cell>
          <table:table-cell table:formula="of:=[$Sheet1.D182]" office:value-type="float" office:value="0.183174756526791" calcext:value-type="float">
            <text:p>0.183</text:p>
          </table:table-cell>
          <table:table-cell table:formula="of:=[.B69]-[.C69]" office:value-type="float" office:value="0.501465458067563" calcext:value-type="float">
            <text:p>0.501</text:p>
          </table:table-cell>
          <table:table-cell table:formula="of:=IF(ABS([.F69])&lt;2*[.D69];&quot;Y&quot;;&quot;N&quot;)" office:value-type="string" office:string-value="Y" calcext:value-type="string">
            <text:p>Y</text:p>
          </table:table-cell>
          <table:table-cell table:formula="of:=[Sheet1.F83]" office:value-type="float" office:value="0.0121775444396855" calcext:value-type="float">
            <text:p>0.012</text:p>
          </table:table-cell>
          <table:table-cell table:formula="of:=[Sheet1.F182]" office:value-type="float" office:value="0.216525316955335" calcext:value-type="float">
            <text:p>0.217</text:p>
          </table:table-cell>
          <table:table-cell table:formula="of:=IF([.H69]&lt;0.05;&quot;Y&quot;;&quot;N&quot;)" office:value-type="string" office:string-value="Y" calcext:value-type="string">
            <text:p>Y</text:p>
          </table:table-cell>
          <table:table-cell table:formula="of:=IF([.I69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Greece</text:p>
          </table:table-cell>
          <table:table-cell table:formula="of:=[Sheet1.C84]" office:value-type="float" office:value="-0.720750752719239" calcext:value-type="float">
            <text:p>-0.721</text:p>
          </table:table-cell>
          <table:table-cell table:formula="of:=[Sheet1.C183]" office:value-type="float" office:value="-0.497524388914475" calcext:value-type="float">
            <text:p>-0.498</text:p>
          </table:table-cell>
          <table:table-cell table:formula="of:=[$Sheet1.D84]" office:value-type="float" office:value="0.560146399219399" calcext:value-type="float">
            <text:p>0.560</text:p>
          </table:table-cell>
          <table:table-cell table:formula="of:=[$Sheet1.D183]" office:value-type="float" office:value="0.310687493881809" calcext:value-type="float">
            <text:p>0.311</text:p>
          </table:table-cell>
          <table:table-cell table:formula="of:=[.B70]-[.C70]" office:value-type="float" office:value="-0.223226363804764" calcext:value-type="float">
            <text:p>-0.223</text:p>
          </table:table-cell>
          <table:table-cell table:formula="of:=IF(ABS([.F70])&lt;2*[.D70];&quot;Y&quot;;&quot;N&quot;)" office:value-type="string" office:string-value="Y" calcext:value-type="string">
            <text:p>Y</text:p>
          </table:table-cell>
          <table:table-cell table:formula="of:=[Sheet1.F84]" office:value-type="float" office:value="0.19819241122748" calcext:value-type="float">
            <text:p>0.198</text:p>
          </table:table-cell>
          <table:table-cell table:formula="of:=[Sheet1.F183]" office:value-type="float" office:value="0.109295878983463" calcext:value-type="float">
            <text:p>0.109</text:p>
          </table:table-cell>
          <table:table-cell table:formula="of:=IF([.H70]&lt;0.05;&quot;Y&quot;;&quot;N&quot;)" office:value-type="string" office:string-value="N" calcext:value-type="string">
            <text:p>N</text:p>
          </table:table-cell>
          <table:table-cell table:formula="of:=IF([.I70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Guatemala</text:p>
          </table:table-cell>
          <table:table-cell table:formula="of:=[Sheet1.C85]" office:value-type="float" office:value="0.198884205758017" calcext:value-type="float">
            <text:p>0.199</text:p>
          </table:table-cell>
          <table:table-cell table:formula="of:=[Sheet1.C184]" office:value-type="float" office:value="0.133612855296161" calcext:value-type="float">
            <text:p>0.134</text:p>
          </table:table-cell>
          <table:table-cell table:formula="of:=[$Sheet1.D85]" office:value-type="float" office:value="0.756139888996238" calcext:value-type="float">
            <text:p>0.756</text:p>
          </table:table-cell>
          <table:table-cell table:formula="of:=[$Sheet1.D184]" office:value-type="float" office:value="0.244183830201694" calcext:value-type="float">
            <text:p>0.244</text:p>
          </table:table-cell>
          <table:table-cell table:formula="of:=[.B71]-[.C71]" office:value-type="float" office:value="0.065271350461856" calcext:value-type="float">
            <text:p>0.065</text:p>
          </table:table-cell>
          <table:table-cell table:formula="of:=IF(ABS([.F71])&lt;2*[.D71];&quot;Y&quot;;&quot;N&quot;)" office:value-type="string" office:string-value="Y" calcext:value-type="string">
            <text:p>Y</text:p>
          </table:table-cell>
          <table:table-cell table:formula="of:=[Sheet1.F85]" office:value-type="float" office:value="0.792530788790683" calcext:value-type="float">
            <text:p>0.793</text:p>
          </table:table-cell>
          <table:table-cell table:formula="of:=[Sheet1.F184]" office:value-type="float" office:value="0.584254098663253" calcext:value-type="float">
            <text:p>0.584</text:p>
          </table:table-cell>
          <table:table-cell table:formula="of:=IF([.H71]&lt;0.05;&quot;Y&quot;;&quot;N&quot;)" office:value-type="string" office:string-value="N" calcext:value-type="string">
            <text:p>N</text:p>
          </table:table-cell>
          <table:table-cell table:formula="of:=IF([.I71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Haiti</text:p>
          </table:table-cell>
          <table:table-cell table:formula="of:=[Sheet1.C86]" office:value-type="float" office:value="0.0343228855584864" calcext:value-type="float">
            <text:p>0.034</text:p>
          </table:table-cell>
          <table:table-cell table:formula="of:=[Sheet1.C185]" office:value-type="float" office:value="0.0881470352133224" calcext:value-type="float">
            <text:p>0.088</text:p>
          </table:table-cell>
          <table:table-cell table:formula="of:=[$Sheet1.D86]" office:value-type="float" office:value="0.697384132467576" calcext:value-type="float">
            <text:p>0.697</text:p>
          </table:table-cell>
          <table:table-cell table:formula="of:=[$Sheet1.D185]" office:value-type="float" office:value="0.277080177778419" calcext:value-type="float">
            <text:p>0.277</text:p>
          </table:table-cell>
          <table:table-cell table:formula="of:=[.B72]-[.C72]" office:value-type="float" office:value="-0.053824149654836" calcext:value-type="float">
            <text:p>-0.054</text:p>
          </table:table-cell>
          <table:table-cell table:formula="of:=IF(ABS([.F72])&lt;2*[.D72];&quot;Y&quot;;&quot;N&quot;)" office:value-type="string" office:string-value="Y" calcext:value-type="string">
            <text:p>Y</text:p>
          </table:table-cell>
          <table:table-cell table:formula="of:=[Sheet1.F86]" office:value-type="float" office:value="0.96074667136687" calcext:value-type="float">
            <text:p>0.961</text:p>
          </table:table-cell>
          <table:table-cell table:formula="of:=[Sheet1.F185]" office:value-type="float" office:value="0.750387646901439" calcext:value-type="float">
            <text:p>0.750</text:p>
          </table:table-cell>
          <table:table-cell table:formula="of:=IF([.H72]&lt;0.05;&quot;Y&quot;;&quot;N&quot;)" office:value-type="string" office:string-value="N" calcext:value-type="string">
            <text:p>N</text:p>
          </table:table-cell>
          <table:table-cell table:formula="of:=IF([.I72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Holand-Netherlands</text:p>
          </table:table-cell>
          <table:table-cell table:formula="of:=[Sheet1.C87]" office:value-type="float" office:value="-11.5112467066309" calcext:value-type="float">
            <text:p>-11.511</text:p>
          </table:table-cell>
          <table:table-cell table:formula="of:=[Sheet1.C186]" office:value-type="float" office:value="-1.1430284903368" calcext:value-type="float">
            <text:p>-1.143</text:p>
          </table:table-cell>
          <table:table-cell table:formula="of:=[$Sheet1.D87]" office:value-type="float" office:value="1455.39756322331" calcext:value-type="float">
            <text:p>1,455.398</text:p>
          </table:table-cell>
          <table:table-cell table:formula="of:=[$Sheet1.D186]" office:value-type="float" office:value="1.10763695158204" calcext:value-type="float">
            <text:p>1.108</text:p>
          </table:table-cell>
          <table:table-cell table:formula="of:=[.B73]-[.C73]" office:value-type="float" office:value="-10.3682182162941" calcext:value-type="float">
            <text:p>-10.368</text:p>
          </table:table-cell>
          <table:table-cell table:formula="of:=IF(ABS([.F73])&lt;2*[.D73];&quot;Y&quot;;&quot;N&quot;)" office:value-type="string" office:string-value="Y" calcext:value-type="string">
            <text:p>Y</text:p>
          </table:table-cell>
          <table:table-cell table:formula="of:=[Sheet1.F87]" office:value-type="float" office:value="0.993689318648093" calcext:value-type="float">
            <text:p>0.994</text:p>
          </table:table-cell>
          <table:table-cell table:formula="of:=[Sheet1.F186]" office:value-type="float" office:value="0.302094467603453" calcext:value-type="float">
            <text:p>0.302</text:p>
          </table:table-cell>
          <table:table-cell table:formula="of:=IF([.H73]&lt;0.05;&quot;Y&quot;;&quot;N&quot;)" office:value-type="string" office:string-value="N" calcext:value-type="string">
            <text:p>N</text:p>
          </table:table-cell>
          <table:table-cell table:formula="of:=IF([.I73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Honduras</text:p>
          </table:table-cell>
          <table:table-cell table:formula="of:=[Sheet1.C88]" office:value-type="float" office:value="-11.7301086344367" calcext:value-type="float">
            <text:p>-11.730</text:p>
          </table:table-cell>
          <table:table-cell table:formula="of:=[Sheet1.C187]" office:value-type="float" office:value="-0.975486252430645" calcext:value-type="float">
            <text:p>-0.975</text:p>
          </table:table-cell>
          <table:table-cell table:formula="of:=[$Sheet1.D88]" office:value-type="float" office:value="422.289959479475" calcext:value-type="float">
            <text:p>422.290</text:p>
          </table:table-cell>
          <table:table-cell table:formula="of:=[$Sheet1.D187]" office:value-type="float" office:value="0.391711569343439" calcext:value-type="float">
            <text:p>0.392</text:p>
          </table:table-cell>
          <table:table-cell table:formula="of:=[.B74]-[.C74]" office:value-type="float" office:value="-10.7546223820061" calcext:value-type="float">
            <text:p>-10.755</text:p>
          </table:table-cell>
          <table:table-cell table:formula="of:=IF(ABS([.F74])&lt;2*[.D74];&quot;Y&quot;;&quot;N&quot;)" office:value-type="string" office:string-value="Y" calcext:value-type="string">
            <text:p>Y</text:p>
          </table:table-cell>
          <table:table-cell table:formula="of:=[Sheet1.F88]" office:value-type="float" office:value="0.97783970722131" calcext:value-type="float">
            <text:p>0.978</text:p>
          </table:table-cell>
          <table:table-cell table:formula="of:=[Sheet1.F187]" office:value-type="float" office:value="0.0127628953709615" calcext:value-type="float">
            <text:p>0.013</text:p>
          </table:table-cell>
          <table:table-cell table:formula="of:=IF([.H74]&lt;0.05;&quot;Y&quot;;&quot;N&quot;)" office:value-type="string" office:string-value="N" calcext:value-type="string">
            <text:p>N</text:p>
          </table:table-cell>
          <table:table-cell table:formula="of:=IF([.I74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Hong</text:p>
          </table:table-cell>
          <table:table-cell table:formula="of:=[Sheet1.C89]" office:value-type="float" office:value="0.125953328115231" calcext:value-type="float">
            <text:p>0.126</text:p>
          </table:table-cell>
          <table:table-cell table:formula="of:=[Sheet1.C188]" office:value-type="float" office:value="0.855981423594214" calcext:value-type="float">
            <text:p>0.856</text:p>
          </table:table-cell>
          <table:table-cell table:formula="of:=[$Sheet1.D89]" office:value-type="float" office:value="0.734970770905782" calcext:value-type="float">
            <text:p>0.735</text:p>
          </table:table-cell>
          <table:table-cell table:formula="of:=[$Sheet1.D188]" office:value-type="float" office:value="0.268893465911356" calcext:value-type="float">
            <text:p>0.269</text:p>
          </table:table-cell>
          <table:table-cell table:formula="of:=[.B75]-[.C75]" office:value-type="float" office:value="-0.730028095478983" calcext:value-type="float">
            <text:p>-0.730</text:p>
          </table:table-cell>
          <table:table-cell table:formula="of:=IF(ABS([.F75])&lt;2*[.D75];&quot;Y&quot;;&quot;N&quot;)" office:value-type="string" office:string-value="Y" calcext:value-type="string">
            <text:p>Y</text:p>
          </table:table-cell>
          <table:table-cell table:formula="of:=[Sheet1.F89]" office:value-type="float" office:value="0.863931358451017" calcext:value-type="float">
            <text:p>0.864</text:p>
          </table:table-cell>
          <table:table-cell table:formula="of:=[Sheet1.F188]" office:value-type="float" office:value="0.00145582626987529" calcext:value-type="float">
            <text:p>0.001</text:p>
          </table:table-cell>
          <table:table-cell table:formula="of:=IF([.H75]&lt;0.05;&quot;Y&quot;;&quot;N&quot;)" office:value-type="string" office:string-value="N" calcext:value-type="string">
            <text:p>N</text:p>
          </table:table-cell>
          <table:table-cell table:formula="of:=IF([.I75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Hungary</text:p>
          </table:table-cell>
          <table:table-cell table:formula="of:=[Sheet1.C90]" office:value-type="float" office:value="0.0723405666769708" calcext:value-type="float">
            <text:p>0.072</text:p>
          </table:table-cell>
          <table:table-cell table:formula="of:=[Sheet1.C189]" office:value-type="float" office:value="-0.286637419686979" calcext:value-type="float">
            <text:p>-0.287</text:p>
          </table:table-cell>
          <table:table-cell table:formula="of:=[$Sheet1.D90]" office:value-type="float" office:value="0.801119555456051" calcext:value-type="float">
            <text:p>0.801</text:p>
          </table:table-cell>
          <table:table-cell table:formula="of:=[$Sheet1.D189]" office:value-type="float" office:value="0.444293432156413" calcext:value-type="float">
            <text:p>0.444</text:p>
          </table:table-cell>
          <table:table-cell table:formula="of:=[.B76]-[.C76]" office:value-type="float" office:value="0.35897798636395" calcext:value-type="float">
            <text:p>0.359</text:p>
          </table:table-cell>
          <table:table-cell table:formula="of:=IF(ABS([.F76])&lt;2*[.D76];&quot;Y&quot;;&quot;N&quot;)" office:value-type="string" office:string-value="Y" calcext:value-type="string">
            <text:p>Y</text:p>
          </table:table-cell>
          <table:table-cell table:formula="of:=[Sheet1.F90]" office:value-type="float" office:value="0.928049345052066" calcext:value-type="float">
            <text:p>0.928</text:p>
          </table:table-cell>
          <table:table-cell table:formula="of:=[Sheet1.F189]" office:value-type="float" office:value="0.518827779445799" calcext:value-type="float">
            <text:p>0.519</text:p>
          </table:table-cell>
          <table:table-cell table:formula="of:=IF([.H76]&lt;0.05;&quot;Y&quot;;&quot;N&quot;)" office:value-type="string" office:string-value="N" calcext:value-type="string">
            <text:p>N</text:p>
          </table:table-cell>
          <table:table-cell table:formula="of:=IF([.I76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India</text:p>
          </table:table-cell>
          <table:table-cell table:formula="of:=[Sheet1.C91]" office:value-type="float" office:value="-0.179523726506147" calcext:value-type="float">
            <text:p>-0.180</text:p>
          </table:table-cell>
          <table:table-cell table:formula="of:=[Sheet1.C190]" office:value-type="float" office:value="0.396863167171268" calcext:value-type="float">
            <text:p>0.397</text:p>
          </table:table-cell>
          <table:table-cell table:formula="of:=[$Sheet1.D91]" office:value-type="float" office:value="0.358961290636345" calcext:value-type="float">
            <text:p>0.359</text:p>
          </table:table-cell>
          <table:table-cell table:formula="of:=[$Sheet1.D190]" office:value-type="float" office:value="0.187898382250604" calcext:value-type="float">
            <text:p>0.188</text:p>
          </table:table-cell>
          <table:table-cell table:formula="of:=[.B77]-[.C77]" office:value-type="float" office:value="-0.576386893677415" calcext:value-type="float">
            <text:p>-0.576</text:p>
          </table:table-cell>
          <table:table-cell table:formula="of:=IF(ABS([.F77])&lt;2*[.D77];&quot;Y&quot;;&quot;N&quot;)" office:value-type="string" office:string-value="Y" calcext:value-type="string">
            <text:p>Y</text:p>
          </table:table-cell>
          <table:table-cell table:formula="of:=[Sheet1.F91]" office:value-type="float" office:value="0.616990572867182" calcext:value-type="float">
            <text:p>0.617</text:p>
          </table:table-cell>
          <table:table-cell table:formula="of:=[Sheet1.F190]" office:value-type="float" office:value="0.03467650660815" calcext:value-type="float">
            <text:p>0.035</text:p>
          </table:table-cell>
          <table:table-cell table:formula="of:=IF([.H77]&lt;0.05;&quot;Y&quot;;&quot;N&quot;)" office:value-type="string" office:string-value="N" calcext:value-type="string">
            <text:p>N</text:p>
          </table:table-cell>
          <table:table-cell table:formula="of:=IF([.I77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Iran</text:p>
          </table:table-cell>
          <table:table-cell table:formula="of:=[Sheet1.C92]" office:value-type="float" office:value="0.350995615983323" calcext:value-type="float">
            <text:p>0.351</text:p>
          </table:table-cell>
          <table:table-cell table:formula="of:=[Sheet1.C191]" office:value-type="float" office:value="0.134608927211051" calcext:value-type="float">
            <text:p>0.135</text:p>
          </table:table-cell>
          <table:table-cell table:formula="of:=[$Sheet1.D92]" office:value-type="float" office:value="0.44116333100385" calcext:value-type="float">
            <text:p>0.441</text:p>
          </table:table-cell>
          <table:table-cell table:formula="of:=[$Sheet1.D191]" office:value-type="float" office:value="0.250534666757236" calcext:value-type="float">
            <text:p>0.251</text:p>
          </table:table-cell>
          <table:table-cell table:formula="of:=[.B78]-[.C78]" office:value-type="float" office:value="0.216386688772272" calcext:value-type="float">
            <text:p>0.216</text:p>
          </table:table-cell>
          <table:table-cell table:formula="of:=IF(ABS([.F78])&lt;2*[.D78];&quot;Y&quot;;&quot;N&quot;)" office:value-type="string" office:string-value="Y" calcext:value-type="string">
            <text:p>Y</text:p>
          </table:table-cell>
          <table:table-cell table:formula="of:=[Sheet1.F92]" office:value-type="float" office:value="0.426256567045476" calcext:value-type="float">
            <text:p>0.426</text:p>
          </table:table-cell>
          <table:table-cell table:formula="of:=[Sheet1.F191]" office:value-type="float" office:value="0.591069638198223" calcext:value-type="float">
            <text:p>0.591</text:p>
          </table:table-cell>
          <table:table-cell table:formula="of:=IF([.H78]&lt;0.05;&quot;Y&quot;;&quot;N&quot;)" office:value-type="string" office:string-value="N" calcext:value-type="string">
            <text:p>N</text:p>
          </table:table-cell>
          <table:table-cell table:formula="of:=IF([.I78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Ireland</text:p>
          </table:table-cell>
          <table:table-cell table:formula="of:=[Sheet1.C93]" office:value-type="float" office:value="0.0783630440168642" calcext:value-type="float">
            <text:p>0.078</text:p>
          </table:table-cell>
          <table:table-cell table:formula="of:=[Sheet1.C192]" office:value-type="float" office:value="-0.209217219043507" calcext:value-type="float">
            <text:p>-0.209</text:p>
          </table:table-cell>
          <table:table-cell table:formula="of:=[$Sheet1.D93]" office:value-type="float" office:value="0.78013844794282" calcext:value-type="float">
            <text:p>0.780</text:p>
          </table:table-cell>
          <table:table-cell table:formula="of:=[$Sheet1.D192]" office:value-type="float" office:value="0.292387342284439" calcext:value-type="float">
            <text:p>0.292</text:p>
          </table:table-cell>
          <table:table-cell table:formula="of:=[.B79]-[.C79]" office:value-type="float" office:value="0.287580263060371" calcext:value-type="float">
            <text:p>0.288</text:p>
          </table:table-cell>
          <table:table-cell table:formula="of:=IF(ABS([.F79])&lt;2*[.D79];&quot;Y&quot;;&quot;N&quot;)" office:value-type="string" office:string-value="Y" calcext:value-type="string">
            <text:p>Y</text:p>
          </table:table-cell>
          <table:table-cell table:formula="of:=[Sheet1.F93]" office:value-type="float" office:value="0.919988972073815" calcext:value-type="float">
            <text:p>0.920</text:p>
          </table:table-cell>
          <table:table-cell table:formula="of:=[Sheet1.F192]" office:value-type="float" office:value="0.474270405319329" calcext:value-type="float">
            <text:p>0.474</text:p>
          </table:table-cell>
          <table:table-cell table:formula="of:=IF([.H79]&lt;0.05;&quot;Y&quot;;&quot;N&quot;)" office:value-type="string" office:string-value="N" calcext:value-type="string">
            <text:p>N</text:p>
          </table:table-cell>
          <table:table-cell table:formula="of:=IF([.I79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Italy</text:p>
          </table:table-cell>
          <table:table-cell table:formula="of:=[Sheet1.C94]" office:value-type="float" office:value="0.989498402408921" calcext:value-type="float">
            <text:p>0.989</text:p>
          </table:table-cell>
          <table:table-cell table:formula="of:=[Sheet1.C193]" office:value-type="float" office:value="-0.351126975763487" calcext:value-type="float">
            <text:p>-0.351</text:p>
          </table:table-cell>
          <table:table-cell table:formula="of:=[$Sheet1.D94]" office:value-type="float" office:value="0.373718153882374" calcext:value-type="float">
            <text:p>0.374</text:p>
          </table:table-cell>
          <table:table-cell table:formula="of:=[$Sheet1.D193]" office:value-type="float" office:value="0.260732599533496" calcext:value-type="float">
            <text:p>0.261</text:p>
          </table:table-cell>
          <table:table-cell table:formula="of:=[.B80]-[.C80]" office:value-type="float" office:value="1.34062537817241" calcext:value-type="float">
            <text:p>1.341</text:p>
          </table:table-cell>
          <table:table-cell table:formula="of:=IF(ABS([.F80])&lt;2*[.D80];&quot;Y&quot;;&quot;N&quot;)" office:value-type="string" office:string-value="N" calcext:value-type="string">
            <text:p>N</text:p>
          </table:table-cell>
          <table:table-cell table:formula="of:=[Sheet1.F94]" office:value-type="float" office:value="0.00810382985068372" calcext:value-type="float">
            <text:p>0.008</text:p>
          </table:table-cell>
          <table:table-cell table:formula="of:=[Sheet1.F193]" office:value-type="float" office:value="0.178078869283837" calcext:value-type="float">
            <text:p>0.178</text:p>
          </table:table-cell>
          <table:table-cell table:formula="of:=IF([.H80]&lt;0.05;&quot;Y&quot;;&quot;N&quot;)" office:value-type="string" office:string-value="Y" calcext:value-type="string">
            <text:p>Y</text:p>
          </table:table-cell>
          <table:table-cell table:formula="of:=IF([.I80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Jamaica</text:p>
          </table:table-cell>
          <table:table-cell table:formula="of:=[Sheet1.C95]" office:value-type="float" office:value="0.250077834039296" calcext:value-type="float">
            <text:p>0.250</text:p>
          </table:table-cell>
          <table:table-cell table:formula="of:=[Sheet1.C194]" office:value-type="float" office:value="-0.727645409014349" calcext:value-type="float">
            <text:p>-0.728</text:p>
          </table:table-cell>
          <table:table-cell table:formula="of:=[$Sheet1.D95]" office:value-type="float" office:value="0.461324656225437" calcext:value-type="float">
            <text:p>0.461</text:p>
          </table:table-cell>
          <table:table-cell table:formula="of:=[$Sheet1.D194]" office:value-type="float" office:value="0.297021097014255" calcext:value-type="float">
            <text:p>0.297</text:p>
          </table:table-cell>
          <table:table-cell table:formula="of:=[.B81]-[.C81]" office:value-type="float" office:value="0.977723243053645" calcext:value-type="float">
            <text:p>0.978</text:p>
          </table:table-cell>
          <table:table-cell table:formula="of:=IF(ABS([.F81])&lt;2*[.D81];&quot;Y&quot;;&quot;N&quot;)" office:value-type="string" office:string-value="N" calcext:value-type="string">
            <text:p>N</text:p>
          </table:table-cell>
          <table:table-cell table:formula="of:=[Sheet1.F95]" office:value-type="float" office:value="0.58775896937048" calcext:value-type="float">
            <text:p>0.588</text:p>
          </table:table-cell>
          <table:table-cell table:formula="of:=[Sheet1.F194]" office:value-type="float" office:value="0.0142931406609913" calcext:value-type="float">
            <text:p>0.014</text:p>
          </table:table-cell>
          <table:table-cell table:formula="of:=IF([.H81]&lt;0.05;&quot;Y&quot;;&quot;N&quot;)" office:value-type="string" office:string-value="N" calcext:value-type="string">
            <text:p>N</text:p>
          </table:table-cell>
          <table:table-cell table:formula="of:=IF([.I81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Japan</text:p>
          </table:table-cell>
          <table:table-cell table:formula="of:=[Sheet1.C96]" office:value-type="float" office:value="0.506191092961482" calcext:value-type="float">
            <text:p>0.506</text:p>
          </table:table-cell>
          <table:table-cell table:formula="of:=[Sheet1.C195]" office:value-type="float" office:value="-0.243342803232715" calcext:value-type="float">
            <text:p>-0.243</text:p>
          </table:table-cell>
          <table:table-cell table:formula="of:=[$Sheet1.D96]" office:value-type="float" office:value="0.432998194669029" calcext:value-type="float">
            <text:p>0.433</text:p>
          </table:table-cell>
          <table:table-cell table:formula="of:=[$Sheet1.D195]" office:value-type="float" office:value="0.2454106433297" calcext:value-type="float">
            <text:p>0.245</text:p>
          </table:table-cell>
          <table:table-cell table:formula="of:=[.B82]-[.C82]" office:value-type="float" office:value="0.749533896194197" calcext:value-type="float">
            <text:p>0.750</text:p>
          </table:table-cell>
          <table:table-cell table:formula="of:=IF(ABS([.F82])&lt;2*[.D82];&quot;Y&quot;;&quot;N&quot;)" office:value-type="string" office:string-value="Y" calcext:value-type="string">
            <text:p>Y</text:p>
          </table:table-cell>
          <table:table-cell table:formula="of:=[Sheet1.F96]" office:value-type="float" office:value="0.242388554699537" calcext:value-type="float">
            <text:p>0.242</text:p>
          </table:table-cell>
          <table:table-cell table:formula="of:=[Sheet1.F195]" office:value-type="float" office:value="0.321405397537801" calcext:value-type="float">
            <text:p>0.321</text:p>
          </table:table-cell>
          <table:table-cell table:formula="of:=IF([.H82]&lt;0.05;&quot;Y&quot;;&quot;N&quot;)" office:value-type="string" office:string-value="N" calcext:value-type="string">
            <text:p>N</text:p>
          </table:table-cell>
          <table:table-cell table:formula="of:=IF([.I82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Laos</text:p>
          </table:table-cell>
          <table:table-cell table:formula="of:=[Sheet1.C97]" office:value-type="float" office:value="0.049582389946925" calcext:value-type="float">
            <text:p>0.050</text:p>
          </table:table-cell>
          <table:table-cell table:formula="of:=[Sheet1.C196]" office:value-type="float" office:value="-0.559753766974113" calcext:value-type="float">
            <text:p>-0.560</text:p>
          </table:table-cell>
          <table:table-cell table:formula="of:=[$Sheet1.D97]" office:value-type="float" office:value="0.893370581756438" calcext:value-type="float">
            <text:p>0.893</text:p>
          </table:table-cell>
          <table:table-cell table:formula="of:=[$Sheet1.D196]" office:value-type="float" office:value="0.358924002041275" calcext:value-type="float">
            <text:p>0.359</text:p>
          </table:table-cell>
          <table:table-cell table:formula="of:=[.B83]-[.C83]" office:value-type="float" office:value="0.609336156921038" calcext:value-type="float">
            <text:p>0.609</text:p>
          </table:table-cell>
          <table:table-cell table:formula="of:=IF(ABS([.F83])&lt;2*[.D83];&quot;Y&quot;;&quot;N&quot;)" office:value-type="string" office:string-value="Y" calcext:value-type="string">
            <text:p>Y</text:p>
          </table:table-cell>
          <table:table-cell table:formula="of:=[Sheet1.F97]" office:value-type="float" office:value="0.955739842222583" calcext:value-type="float">
            <text:p>0.956</text:p>
          </table:table-cell>
          <table:table-cell table:formula="of:=[Sheet1.F196]" office:value-type="float" office:value="0.118870318985219" calcext:value-type="float">
            <text:p>0.119</text:p>
          </table:table-cell>
          <table:table-cell table:formula="of:=IF([.H83]&lt;0.05;&quot;Y&quot;;&quot;N&quot;)" office:value-type="string" office:string-value="N" calcext:value-type="string">
            <text:p>N</text:p>
          </table:table-cell>
          <table:table-cell table:formula="of:=IF([.I83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Mexico</text:p>
          </table:table-cell>
          <table:table-cell table:formula="of:=[Sheet1.C98]" office:value-type="float" office:value="-0.226305351285877" calcext:value-type="float">
            <text:p>-0.226</text:p>
          </table:table-cell>
          <table:table-cell table:formula="of:=[Sheet1.C197]" office:value-type="float" office:value="-0.562818693386828" calcext:value-type="float">
            <text:p>-0.563</text:p>
          </table:table-cell>
          <table:table-cell table:formula="of:=[$Sheet1.D98]" office:value-type="float" office:value="0.267499887475418" calcext:value-type="float">
            <text:p>0.267</text:p>
          </table:table-cell>
          <table:table-cell table:formula="of:=[$Sheet1.D197]" office:value-type="float" office:value="0.141599738436023" calcext:value-type="float">
            <text:p>0.142</text:p>
          </table:table-cell>
          <table:table-cell table:formula="of:=[.B84]-[.C84]" office:value-type="float" office:value="0.336513342100951" calcext:value-type="float">
            <text:p>0.337</text:p>
          </table:table-cell>
          <table:table-cell table:formula="of:=IF(ABS([.F84])&lt;2*[.D84];&quot;Y&quot;;&quot;N&quot;)" office:value-type="string" office:string-value="Y" calcext:value-type="string">
            <text:p>Y</text:p>
          </table:table-cell>
          <table:table-cell table:formula="of:=[Sheet1.F98]" office:value-type="float" office:value="0.397551813155206" calcext:value-type="float">
            <text:p>0.398</text:p>
          </table:table-cell>
          <table:table-cell table:formula="of:=[Sheet1.F197]" office:value-type="float" office:value="0.0000704633974127291" calcext:value-type="float">
            <text:p>0.000</text:p>
          </table:table-cell>
          <table:table-cell table:formula="of:=IF([.H84]&lt;0.05;&quot;Y&quot;;&quot;N&quot;)" office:value-type="string" office:string-value="N" calcext:value-type="string">
            <text:p>N</text:p>
          </table:table-cell>
          <table:table-cell table:formula="of:=IF([.I84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Nicaragua</text:p>
          </table:table-cell>
          <table:table-cell table:formula="of:=[Sheet1.C99]" office:value-type="float" office:value="-0.310108816110647" calcext:value-type="float">
            <text:p>-0.310</text:p>
          </table:table-cell>
          <table:table-cell table:formula="of:=[Sheet1.C198]" office:value-type="float" office:value="-1.09636440732673" calcext:value-type="float">
            <text:p>-1.096</text:p>
          </table:table-cell>
          <table:table-cell table:formula="of:=[$Sheet1.D99]" office:value-type="float" office:value="0.807958985843943" calcext:value-type="float">
            <text:p>0.808</text:p>
          </table:table-cell>
          <table:table-cell table:formula="of:=[$Sheet1.D198]" office:value-type="float" office:value="0.39014833732179" calcext:value-type="float">
            <text:p>0.390</text:p>
          </table:table-cell>
          <table:table-cell table:formula="of:=[.B85]-[.C85]" office:value-type="float" office:value="0.786255591216083" calcext:value-type="float">
            <text:p>0.786</text:p>
          </table:table-cell>
          <table:table-cell table:formula="of:=IF(ABS([.F85])&lt;2*[.D85];&quot;Y&quot;;&quot;N&quot;)" office:value-type="string" office:string-value="Y" calcext:value-type="string">
            <text:p>Y</text:p>
          </table:table-cell>
          <table:table-cell table:formula="of:=[Sheet1.F99]" office:value-type="float" office:value="0.701113699991775" calcext:value-type="float">
            <text:p>0.701</text:p>
          </table:table-cell>
          <table:table-cell table:formula="of:=[Sheet1.F198]" office:value-type="float" office:value="0.00495227310679638" calcext:value-type="float">
            <text:p>0.005</text:p>
          </table:table-cell>
          <table:table-cell table:formula="of:=IF([.H85]&lt;0.05;&quot;Y&quot;;&quot;N&quot;)" office:value-type="string" office:string-value="N" calcext:value-type="string">
            <text:p>N</text:p>
          </table:table-cell>
          <table:table-cell table:formula="of:=IF([.I85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Outlying-US(Guam-USVI-etc)</text:p>
          </table:table-cell>
          <table:table-cell table:formula="of:=[Sheet1.C100]" office:value-type="float" office:value="-13.0285301780842" calcext:value-type="float">
            <text:p>-13.029</text:p>
          </table:table-cell>
          <table:table-cell table:formula="of:=[Sheet1.C199]" office:value-type="float" office:value="0.531519415328933" calcext:value-type="float">
            <text:p>0.532</text:p>
          </table:table-cell>
          <table:table-cell table:formula="of:=[$Sheet1.D100]" office:value-type="float" office:value="347.951383911799" calcext:value-type="float">
            <text:p>347.951</text:p>
          </table:table-cell>
          <table:table-cell table:formula="of:=[$Sheet1.D199]" office:value-type="float" office:value="0.316790191133365" calcext:value-type="float">
            <text:p>0.317</text:p>
          </table:table-cell>
          <table:table-cell table:formula="of:=[.B86]-[.C86]" office:value-type="float" office:value="-13.5600495934131" calcext:value-type="float">
            <text:p>-13.560</text:p>
          </table:table-cell>
          <table:table-cell table:formula="of:=IF(ABS([.F86])&lt;2*[.D86];&quot;Y&quot;;&quot;N&quot;)" office:value-type="string" office:string-value="Y" calcext:value-type="string">
            <text:p>Y</text:p>
          </table:table-cell>
          <table:table-cell table:formula="of:=[Sheet1.F100]" office:value-type="float" office:value="0.970131360264685" calcext:value-type="float">
            <text:p>0.970</text:p>
          </table:table-cell>
          <table:table-cell table:formula="of:=[Sheet1.F199]" office:value-type="float" office:value="0.0933807046288718" calcext:value-type="float">
            <text:p>0.093</text:p>
          </table:table-cell>
          <table:table-cell table:formula="of:=IF([.H86]&lt;0.05;&quot;Y&quot;;&quot;N&quot;)" office:value-type="string" office:string-value="N" calcext:value-type="string">
            <text:p>N</text:p>
          </table:table-cell>
          <table:table-cell table:formula="of:=IF([.I86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Peru</text:p>
          </table:table-cell>
          <table:table-cell table:formula="of:=[Sheet1.C101]" office:value-type="float" office:value="-0.513663872769939" calcext:value-type="float">
            <text:p>-0.514</text:p>
          </table:table-cell>
          <table:table-cell table:formula="of:=[Sheet1.C200]" office:value-type="float" office:value="-0.852388193311139" calcext:value-type="float">
            <text:p>-0.852</text:p>
          </table:table-cell>
          <table:table-cell table:formula="of:=[$Sheet1.D101]" office:value-type="float" office:value="0.881775750731448" calcext:value-type="float">
            <text:p>0.882</text:p>
          </table:table-cell>
          <table:table-cell table:formula="of:=[$Sheet1.D200]" office:value-type="float" office:value="0.303543763164261" calcext:value-type="float">
            <text:p>0.304</text:p>
          </table:table-cell>
          <table:table-cell table:formula="of:=[.B87]-[.C87]" office:value-type="float" office:value="0.3387243205412" calcext:value-type="float">
            <text:p>0.339</text:p>
          </table:table-cell>
          <table:table-cell table:formula="of:=IF(ABS([.F87])&lt;2*[.D87];&quot;Y&quot;;&quot;N&quot;)" office:value-type="string" office:string-value="Y" calcext:value-type="string">
            <text:p>Y</text:p>
          </table:table-cell>
          <table:table-cell table:formula="of:=[Sheet1.F101]" office:value-type="float" office:value="0.560207415192441" calcext:value-type="float">
            <text:p>0.560</text:p>
          </table:table-cell>
          <table:table-cell table:formula="of:=[Sheet1.F200]" office:value-type="float" office:value="0.00498312050761042" calcext:value-type="float">
            <text:p>0.005</text:p>
          </table:table-cell>
          <table:table-cell table:formula="of:=IF([.H87]&lt;0.05;&quot;Y&quot;;&quot;N&quot;)" office:value-type="string" office:string-value="N" calcext:value-type="string">
            <text:p>N</text:p>
          </table:table-cell>
          <table:table-cell table:formula="of:=IF([.I87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Philippines</text:p>
          </table:table-cell>
          <table:table-cell table:formula="of:=[Sheet1.C102]" office:value-type="float" office:value="0.793027717915583" calcext:value-type="float">
            <text:p>0.793</text:p>
          </table:table-cell>
          <table:table-cell table:formula="of:=[Sheet1.C201]" office:value-type="float" office:value="-0.0532882989265757" calcext:value-type="float">
            <text:p>-0.053</text:p>
          </table:table-cell>
          <table:table-cell table:formula="of:=[$Sheet1.D102]" office:value-type="float" office:value="0.290119648071647" calcext:value-type="float">
            <text:p>0.290</text:p>
          </table:table-cell>
          <table:table-cell table:formula="of:=[$Sheet1.D201]" office:value-type="float" office:value="0.17333573911042" calcext:value-type="float">
            <text:p>0.173</text:p>
          </table:table-cell>
          <table:table-cell table:formula="of:=[.B88]-[.C88]" office:value-type="float" office:value="0.846316016842159" calcext:value-type="float">
            <text:p>0.846</text:p>
          </table:table-cell>
          <table:table-cell table:formula="of:=IF(ABS([.F88])&lt;2*[.D88];&quot;Y&quot;;&quot;N&quot;)" office:value-type="string" office:string-value="N" calcext:value-type="string">
            <text:p>N</text:p>
          </table:table-cell>
          <table:table-cell table:formula="of:=[Sheet1.F102]" office:value-type="float" office:value="0.00626745295667548" calcext:value-type="float">
            <text:p>0.006</text:p>
          </table:table-cell>
          <table:table-cell table:formula="of:=[Sheet1.F201]" office:value-type="float" office:value="0.758517445852177" calcext:value-type="float">
            <text:p>0.759</text:p>
          </table:table-cell>
          <table:table-cell table:formula="of:=IF([.H88]&lt;0.05;&quot;Y&quot;;&quot;N&quot;)" office:value-type="string" office:string-value="Y" calcext:value-type="string">
            <text:p>Y</text:p>
          </table:table-cell>
          <table:table-cell table:formula="of:=IF([.I88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Poland</text:p>
          </table:table-cell>
          <table:table-cell table:formula="of:=[Sheet1.C103]" office:value-type="float" office:value="0.409288804430637" calcext:value-type="float">
            <text:p>0.409</text:p>
          </table:table-cell>
          <table:table-cell table:formula="of:=[Sheet1.C202]" office:value-type="float" office:value="-0.391393089660821" calcext:value-type="float">
            <text:p>-0.391</text:p>
          </table:table-cell>
          <table:table-cell table:formula="of:=[$Sheet1.D103]" office:value-type="float" office:value="0.4547295810797" calcext:value-type="float">
            <text:p>0.455</text:p>
          </table:table-cell>
          <table:table-cell table:formula="of:=[$Sheet1.D202]" office:value-type="float" office:value="0.281924474977858" calcext:value-type="float">
            <text:p>0.282</text:p>
          </table:table-cell>
          <table:table-cell table:formula="of:=[.B89]-[.C89]" office:value-type="float" office:value="0.800681894091458" calcext:value-type="float">
            <text:p>0.801</text:p>
          </table:table-cell>
          <table:table-cell table:formula="of:=IF(ABS([.F89])&lt;2*[.D89];&quot;Y&quot;;&quot;N&quot;)" office:value-type="string" office:string-value="Y" calcext:value-type="string">
            <text:p>Y</text:p>
          </table:table-cell>
          <table:table-cell table:formula="of:=[Sheet1.F103]" office:value-type="float" office:value="0.368082589898241" calcext:value-type="float">
            <text:p>0.368</text:p>
          </table:table-cell>
          <table:table-cell table:formula="of:=[Sheet1.F202]" office:value-type="float" office:value="0.165048582981237" calcext:value-type="float">
            <text:p>0.165</text:p>
          </table:table-cell>
          <table:table-cell table:formula="of:=IF([.H89]&lt;0.05;&quot;Y&quot;;&quot;N&quot;)" office:value-type="string" office:string-value="N" calcext:value-type="string">
            <text:p>N</text:p>
          </table:table-cell>
          <table:table-cell table:formula="of:=IF([.I89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Portugal</text:p>
          </table:table-cell>
          <table:table-cell table:formula="of:=[Sheet1.C104]" office:value-type="float" office:value="0.21386511756276" calcext:value-type="float">
            <text:p>0.214</text:p>
          </table:table-cell>
          <table:table-cell table:formula="of:=[Sheet1.C203]" office:value-type="float" office:value="0.281391010484786" calcext:value-type="float">
            <text:p>0.281</text:p>
          </table:table-cell>
          <table:table-cell table:formula="of:=[$Sheet1.D104]" office:value-type="float" office:value="0.642232350467117" calcext:value-type="float">
            <text:p>0.642</text:p>
          </table:table-cell>
          <table:table-cell table:formula="of:=[$Sheet1.D203]" office:value-type="float" office:value="0.303600606448366" calcext:value-type="float">
            <text:p>0.304</text:p>
          </table:table-cell>
          <table:table-cell table:formula="of:=[.B90]-[.C90]" office:value-type="float" office:value="-0.067525892922026" calcext:value-type="float">
            <text:p>-0.068</text:p>
          </table:table-cell>
          <table:table-cell table:formula="of:=IF(ABS([.F90])&lt;2*[.D90];&quot;Y&quot;;&quot;N&quot;)" office:value-type="string" office:string-value="Y" calcext:value-type="string">
            <text:p>Y</text:p>
          </table:table-cell>
          <table:table-cell table:formula="of:=[Sheet1.F104]" office:value-type="float" office:value="0.73913223233125" calcext:value-type="float">
            <text:p>0.739</text:p>
          </table:table-cell>
          <table:table-cell table:formula="of:=[Sheet1.F203]" office:value-type="float" office:value="0.354006492820463" calcext:value-type="float">
            <text:p>0.354</text:p>
          </table:table-cell>
          <table:table-cell table:formula="of:=IF([.H90]&lt;0.05;&quot;Y&quot;;&quot;N&quot;)" office:value-type="string" office:string-value="N" calcext:value-type="string">
            <text:p>N</text:p>
          </table:table-cell>
          <table:table-cell table:formula="of:=IF([.I90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Puerto-Rico</text:p>
          </table:table-cell>
          <table:table-cell table:formula="of:=[Sheet1.C105]" office:value-type="float" office:value="-0.150289610311118" calcext:value-type="float">
            <text:p>-0.150</text:p>
          </table:table-cell>
          <table:table-cell table:formula="of:=[Sheet1.C204]" office:value-type="float" office:value="0.0603513249150551" calcext:value-type="float">
            <text:p>0.060</text:p>
          </table:table-cell>
          <table:table-cell table:formula="of:=[$Sheet1.D105]" office:value-type="float" office:value="0.418018338660182" calcext:value-type="float">
            <text:p>0.418</text:p>
          </table:table-cell>
          <table:table-cell table:formula="of:=[$Sheet1.D204]" office:value-type="float" office:value="0.19435331962483" calcext:value-type="float">
            <text:p>0.194</text:p>
          </table:table-cell>
          <table:table-cell table:formula="of:=[.B91]-[.C91]" office:value-type="float" office:value="-0.210640935226173" calcext:value-type="float">
            <text:p>-0.211</text:p>
          </table:table-cell>
          <table:table-cell table:formula="of:=IF(ABS([.F91])&lt;2*[.D91];&quot;Y&quot;;&quot;N&quot;)" office:value-type="string" office:string-value="Y" calcext:value-type="string">
            <text:p>Y</text:p>
          </table:table-cell>
          <table:table-cell table:formula="of:=[Sheet1.F105]" office:value-type="float" office:value="0.719199575022502" calcext:value-type="float">
            <text:p>0.719</text:p>
          </table:table-cell>
          <table:table-cell table:formula="of:=[Sheet1.F204]" office:value-type="float" office:value="0.756162688766783" calcext:value-type="float">
            <text:p>0.756</text:p>
          </table:table-cell>
          <table:table-cell table:formula="of:=IF([.H91]&lt;0.05;&quot;Y&quot;;&quot;N&quot;)" office:value-type="string" office:string-value="N" calcext:value-type="string">
            <text:p>N</text:p>
          </table:table-cell>
          <table:table-cell table:formula="of:=IF([.I91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Scotland</text:p>
          </table:table-cell>
          <table:table-cell table:formula="of:=[Sheet1.C106]" office:value-type="float" office:value="-0.0926340057406007" calcext:value-type="float">
            <text:p>-0.093</text:p>
          </table:table-cell>
          <table:table-cell table:formula="of:=[Sheet1.C205]" office:value-type="float" office:value="-0.303313703769226" calcext:value-type="float">
            <text:p>-0.303</text:p>
          </table:table-cell>
          <table:table-cell table:formula="of:=[$Sheet1.D106]" office:value-type="float" office:value="0.95231987236768" calcext:value-type="float">
            <text:p>0.952</text:p>
          </table:table-cell>
          <table:table-cell table:formula="of:=[$Sheet1.D205]" office:value-type="float" office:value="0.385054285855897" calcext:value-type="float">
            <text:p>0.385</text:p>
          </table:table-cell>
          <table:table-cell table:formula="of:=[.B92]-[.C92]" office:value-type="float" office:value="0.210679698028625" calcext:value-type="float">
            <text:p>0.211</text:p>
          </table:table-cell>
          <table:table-cell table:formula="of:=IF(ABS([.F92])&lt;2*[.D92];&quot;Y&quot;;&quot;N&quot;)" office:value-type="string" office:string-value="Y" calcext:value-type="string">
            <text:p>Y</text:p>
          </table:table-cell>
          <table:table-cell table:formula="of:=[Sheet1.F106]" office:value-type="float" office:value="0.922510435395574" calcext:value-type="float">
            <text:p>0.923</text:p>
          </table:table-cell>
          <table:table-cell table:formula="of:=[Sheet1.F205]" office:value-type="float" office:value="0.43086241617468" calcext:value-type="float">
            <text:p>0.431</text:p>
          </table:table-cell>
          <table:table-cell table:formula="of:=IF([.H92]&lt;0.05;&quot;Y&quot;;&quot;N&quot;)" office:value-type="string" office:string-value="N" calcext:value-type="string">
            <text:p>N</text:p>
          </table:table-cell>
          <table:table-cell table:formula="of:=IF([.I92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South</text:p>
          </table:table-cell>
          <table:table-cell table:formula="of:=[Sheet1.C107]" office:value-type="float" office:value="-0.145310739793287" calcext:value-type="float">
            <text:p>-0.145</text:p>
          </table:table-cell>
          <table:table-cell table:formula="of:=[Sheet1.C206]" office:value-type="float" office:value="-0.210888797833746" calcext:value-type="float">
            <text:p>-0.211</text:p>
          </table:table-cell>
          <table:table-cell table:formula="of:=[$Sheet1.D107]" office:value-type="float" office:value="0.441341689439588" calcext:value-type="float">
            <text:p>0.441</text:p>
          </table:table-cell>
          <table:table-cell table:formula="of:=[$Sheet1.D206]" office:value-type="float" office:value="0.192482404191288" calcext:value-type="float">
            <text:p>0.192</text:p>
          </table:table-cell>
          <table:table-cell table:formula="of:=[.B93]-[.C93]" office:value-type="float" office:value="0.065578058040459" calcext:value-type="float">
            <text:p>0.066</text:p>
          </table:table-cell>
          <table:table-cell table:formula="of:=IF(ABS([.F93])&lt;2*[.D93];&quot;Y&quot;;&quot;N&quot;)" office:value-type="string" office:string-value="Y" calcext:value-type="string">
            <text:p>Y</text:p>
          </table:table-cell>
          <table:table-cell table:formula="of:=[Sheet1.F107]" office:value-type="float" office:value="0.741968465310511" calcext:value-type="float">
            <text:p>0.742</text:p>
          </table:table-cell>
          <table:table-cell table:formula="of:=[Sheet1.F206]" office:value-type="float" office:value="0.273242316634116" calcext:value-type="float">
            <text:p>0.273</text:p>
          </table:table-cell>
          <table:table-cell table:formula="of:=IF([.H93]&lt;0.05;&quot;Y&quot;;&quot;N&quot;)" office:value-type="string" office:string-value="N" calcext:value-type="string">
            <text:p>N</text:p>
          </table:table-cell>
          <table:table-cell table:formula="of:=IF([.I93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Taiwan</text:p>
          </table:table-cell>
          <table:table-cell table:formula="of:=[Sheet1.C108]" office:value-type="float" office:value="0.323749159140842" calcext:value-type="float">
            <text:p>0.324</text:p>
          </table:table-cell>
          <table:table-cell table:formula="of:=[Sheet1.C207]" office:value-type="float" office:value="-0.123272442595098" calcext:value-type="float">
            <text:p>-0.123</text:p>
          </table:table-cell>
          <table:table-cell table:formula="of:=[$Sheet1.D108]" office:value-type="float" office:value="0.48609977534875" calcext:value-type="float">
            <text:p>0.486</text:p>
          </table:table-cell>
          <table:table-cell table:formula="of:=[$Sheet1.D207]" office:value-type="float" office:value="0.22713381624334" calcext:value-type="float">
            <text:p>0.227</text:p>
          </table:table-cell>
          <table:table-cell table:formula="of:=[.B94]-[.C94]" office:value-type="float" office:value="0.44702160173594" calcext:value-type="float">
            <text:p>0.447</text:p>
          </table:table-cell>
          <table:table-cell table:formula="of:=IF(ABS([.F94])&lt;2*[.D94];&quot;Y&quot;;&quot;N&quot;)" office:value-type="string" office:string-value="Y" calcext:value-type="string">
            <text:p>Y</text:p>
          </table:table-cell>
          <table:table-cell table:formula="of:=[Sheet1.F108]" office:value-type="float" office:value="0.505402278994864" calcext:value-type="float">
            <text:p>0.505</text:p>
          </table:table-cell>
          <table:table-cell table:formula="of:=[Sheet1.F207]" office:value-type="float" office:value="0.587315392640973" calcext:value-type="float">
            <text:p>0.587</text:p>
          </table:table-cell>
          <table:table-cell table:formula="of:=IF([.H94]&lt;0.05;&quot;Y&quot;;&quot;N&quot;)" office:value-type="string" office:string-value="N" calcext:value-type="string">
            <text:p>N</text:p>
          </table:table-cell>
          <table:table-cell table:formula="of:=IF([.I94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Thailand</text:p>
          </table:table-cell>
          <table:table-cell table:formula="of:=[Sheet1.C109]" office:value-type="float" office:value="-0.21039988491277" calcext:value-type="float">
            <text:p>-0.210</text:p>
          </table:table-cell>
          <table:table-cell table:formula="of:=[Sheet1.C208]" office:value-type="float" office:value="0.213421591480915" calcext:value-type="float">
            <text:p>0.213</text:p>
          </table:table-cell>
          <table:table-cell table:formula="of:=[$Sheet1.D109]" office:value-type="float" office:value="0.830628173852076" calcext:value-type="float">
            <text:p>0.831</text:p>
          </table:table-cell>
          <table:table-cell table:formula="of:=[$Sheet1.D208]" office:value-type="float" office:value="0.296596893695183" calcext:value-type="float">
            <text:p>0.297</text:p>
          </table:table-cell>
          <table:table-cell table:formula="of:=[.B95]-[.C95]" office:value-type="float" office:value="-0.423821476393685" calcext:value-type="float">
            <text:p>-0.424</text:p>
          </table:table-cell>
          <table:table-cell table:formula="of:=IF(ABS([.F95])&lt;2*[.D95];&quot;Y&quot;;&quot;N&quot;)" office:value-type="string" office:string-value="Y" calcext:value-type="string">
            <text:p>Y</text:p>
          </table:table-cell>
          <table:table-cell table:formula="of:=[Sheet1.F109]" office:value-type="float" office:value="0.800034750977231" calcext:value-type="float">
            <text:p>0.800</text:p>
          </table:table-cell>
          <table:table-cell table:formula="of:=[Sheet1.F208]" office:value-type="float" office:value="0.471791107876198" calcext:value-type="float">
            <text:p>0.472</text:p>
          </table:table-cell>
          <table:table-cell table:formula="of:=IF([.H95]&lt;0.05;&quot;Y&quot;;&quot;N&quot;)" office:value-type="string" office:string-value="N" calcext:value-type="string">
            <text:p>N</text:p>
          </table:table-cell>
          <table:table-cell table:formula="of:=IF([.I95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Trinadad&amp;Tobago</text:p>
          </table:table-cell>
          <table:table-cell table:formula="of:=[Sheet1.C110]" office:value-type="float" office:value="-0.210093018036522" calcext:value-type="float">
            <text:p>-0.210</text:p>
          </table:table-cell>
          <table:table-cell table:formula="of:=[Sheet1.C209]" office:value-type="float" office:value="-1.26617163024804" calcext:value-type="float">
            <text:p>-1.266</text:p>
          </table:table-cell>
          <table:table-cell table:formula="of:=[$Sheet1.D110]" office:value-type="float" office:value="1.09090037929471" calcext:value-type="float">
            <text:p>1.091</text:p>
          </table:table-cell>
          <table:table-cell table:formula="of:=[$Sheet1.D209]" office:value-type="float" office:value="0.411900174852435" calcext:value-type="float">
            <text:p>0.412</text:p>
          </table:table-cell>
          <table:table-cell table:formula="of:=[.B96]-[.C96]" office:value-type="float" office:value="1.05607861221152" calcext:value-type="float">
            <text:p>1.056</text:p>
          </table:table-cell>
          <table:table-cell table:formula="of:=IF(ABS([.F96])&lt;2*[.D96];&quot;Y&quot;;&quot;N&quot;)" office:value-type="string" office:string-value="Y" calcext:value-type="string">
            <text:p>Y</text:p>
          </table:table-cell>
          <table:table-cell table:formula="of:=[Sheet1.F110]" office:value-type="float" office:value="0.847282579978908" calcext:value-type="float">
            <text:p>0.847</text:p>
          </table:table-cell>
          <table:table-cell table:formula="of:=[Sheet1.F209]" office:value-type="float" office:value="0.00211225774011578" calcext:value-type="float">
            <text:p>0.002</text:p>
          </table:table-cell>
          <table:table-cell table:formula="of:=IF([.H96]&lt;0.05;&quot;Y&quot;;&quot;N&quot;)" office:value-type="string" office:string-value="N" calcext:value-type="string">
            <text:p>N</text:p>
          </table:table-cell>
          <table:table-cell table:formula="of:=IF([.I96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United-States</text:p>
          </table:table-cell>
          <table:table-cell table:formula="of:=[Sheet1.C111]" office:value-type="float" office:value="0.441792864693094" calcext:value-type="float">
            <text:p>0.442</text:p>
          </table:table-cell>
          <table:table-cell table:formula="of:=[Sheet1.C210]" office:value-type="float" office:value="0.0325956658774509" calcext:value-type="float">
            <text:p>0.033</text:p>
          </table:table-cell>
          <table:table-cell table:formula="of:=[$Sheet1.D111]" office:value-type="float" office:value="0.144693561270135" calcext:value-type="float">
            <text:p>0.145</text:p>
          </table:table-cell>
          <table:table-cell table:formula="of:=[$Sheet1.D210]" office:value-type="float" office:value="0.074678469494397" calcext:value-type="float">
            <text:p>0.075</text:p>
          </table:table-cell>
          <table:table-cell table:formula="of:=[.B97]-[.C97]" office:value-type="float" office:value="0.409197198815643" calcext:value-type="float">
            <text:p>0.409</text:p>
          </table:table-cell>
          <table:table-cell table:formula="of:=IF(ABS([.F97])&lt;2*[.D97];&quot;Y&quot;;&quot;N&quot;)" office:value-type="string" office:string-value="N" calcext:value-type="string">
            <text:p>N</text:p>
          </table:table-cell>
          <table:table-cell table:formula="of:=[Sheet1.F111]" office:value-type="float" office:value="0.00226339466001939" calcext:value-type="float">
            <text:p>0.002</text:p>
          </table:table-cell>
          <table:table-cell table:formula="of:=[Sheet1.F210]" office:value-type="float" office:value="0.662488433947555" calcext:value-type="float">
            <text:p>0.662</text:p>
          </table:table-cell>
          <table:table-cell table:formula="of:=IF([.H97]&lt;0.05;&quot;Y&quot;;&quot;N&quot;)" office:value-type="string" office:string-value="Y" calcext:value-type="string">
            <text:p>Y</text:p>
          </table:table-cell>
          <table:table-cell table:formula="of:=IF([.I97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Vietnam</text:p>
          </table:table-cell>
          <table:table-cell table:formula="of:=[Sheet1.C112]" office:value-type="float" office:value="-0.40705292688626" calcext:value-type="float">
            <text:p>-0.407</text:p>
          </table:table-cell>
          <table:table-cell table:formula="of:=[Sheet1.C211]" office:value-type="float" office:value="-0.494052349388348" calcext:value-type="float">
            <text:p>-0.494</text:p>
          </table:table-cell>
          <table:table-cell table:formula="of:=[$Sheet1.D112]" office:value-type="float" office:value="0.627152207321247" calcext:value-type="float">
            <text:p>0.627</text:p>
          </table:table-cell>
          <table:table-cell table:formula="of:=[$Sheet1.D211]" office:value-type="float" office:value="0.232957235245628" calcext:value-type="float">
            <text:p>0.233</text:p>
          </table:table-cell>
          <table:table-cell table:formula="of:=[.B98]-[.C98]" office:value-type="float" office:value="0.086999422502088" calcext:value-type="float">
            <text:p>0.087</text:p>
          </table:table-cell>
          <table:table-cell table:formula="of:=IF(ABS([.F98])&lt;2*[.D98];&quot;Y&quot;;&quot;N&quot;)" office:value-type="string" office:string-value="Y" calcext:value-type="string">
            <text:p>Y</text:p>
          </table:table-cell>
          <table:table-cell table:formula="of:=[Sheet1.F112]" office:value-type="float" office:value="0.516306278307392" calcext:value-type="float">
            <text:p>0.516</text:p>
          </table:table-cell>
          <table:table-cell table:formula="of:=[Sheet1.F211]" office:value-type="float" office:value="0.0339398492479684" calcext:value-type="float">
            <text:p>0.034</text:p>
          </table:table-cell>
          <table:table-cell table:formula="of:=IF([.H98]&lt;0.05;&quot;Y&quot;;&quot;N&quot;)" office:value-type="string" office:string-value="N" calcext:value-type="string">
            <text:p>N</text:p>
          </table:table-cell>
          <table:table-cell table:formula="of:=IF([.I98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ive_countryYugoslavia</text:p>
          </table:table-cell>
          <table:table-cell table:formula="of:=[Sheet1.C113]" office:value-type="float" office:value="0.895980396415459" calcext:value-type="float">
            <text:p>0.896</text:p>
          </table:table-cell>
          <table:table-cell table:formula="of:=[Sheet1.C212]" office:value-type="float" office:value="-0.837394656837935" calcext:value-type="float">
            <text:p>-0.837</text:p>
          </table:table-cell>
          <table:table-cell table:formula="of:=[$Sheet1.D113]" office:value-type="float" office:value="0.792061294233827" calcext:value-type="float">
            <text:p>0.792</text:p>
          </table:table-cell>
          <table:table-cell table:formula="of:=[$Sheet1.D212]" office:value-type="float" office:value="0.453270512829473" calcext:value-type="float">
            <text:p>0.453</text:p>
          </table:table-cell>
          <table:table-cell table:formula="of:=[.B99]-[.C99]" office:value-type="float" office:value="1.73337505325339" calcext:value-type="float">
            <text:p>1.733</text:p>
          </table:table-cell>
          <table:table-cell table:formula="of:=IF(ABS([.F99])&lt;2*[.D99];&quot;Y&quot;;&quot;N&quot;)" office:value-type="string" office:string-value="N" calcext:value-type="string">
            <text:p>N</text:p>
          </table:table-cell>
          <table:table-cell table:formula="of:=[Sheet1.F113]" office:value-type="float" office:value="0.257970571109617" calcext:value-type="float">
            <text:p>0.258</text:p>
          </table:table-cell>
          <table:table-cell table:formula="of:=[Sheet1.F212]" office:value-type="float" office:value="0.0646819330222238" calcext:value-type="float">
            <text:p>0.065</text:p>
          </table:table-cell>
          <table:table-cell table:formula="of:=IF([.H99]&lt;0.05;&quot;Y&quot;;&quot;N&quot;)" office:value-type="string" office:string-value="N" calcext:value-type="string">
            <text:p>N</text:p>
          </table:table-cell>
          <table:table-cell table:formula="of:=IF([.I99]&lt;0.05;&quot;Y&quot;;&quot;N&quot;)" office:value-type="string" office:string-value="N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tes_per_week</text:p>
          </table:table-cell>
          <table:table-cell table:formula="of:=[Sheet1.C114]" office:value-type="float" office:value="0.0300596157896007" calcext:value-type="float">
            <text:p>0.030</text:p>
          </table:table-cell>
          <table:table-cell table:formula="of:=[Sheet1.C213]" office:value-type="float" office:value="0.012093173937588" calcext:value-type="float">
            <text:p>0.012</text:p>
          </table:table-cell>
          <table:table-cell table:formula="of:=[$Sheet1.D114]" office:value-type="float" office:value="0.00168701319410969" calcext:value-type="float">
            <text:p>0.002</text:p>
          </table:table-cell>
          <table:table-cell table:formula="of:=[$Sheet1.D213]" office:value-type="float" office:value="0.00133790537335812" calcext:value-type="float">
            <text:p>0.001</text:p>
          </table:table-cell>
          <table:table-cell table:formula="of:=[.B100]-[.C100]" office:value-type="float" office:value="0.0179664418520127" calcext:value-type="float">
            <text:p>0.018</text:p>
          </table:table-cell>
          <table:table-cell table:formula="of:=IF(ABS([.F100])&lt;2*[.D100];&quot;Y&quot;;&quot;N&quot;)" office:value-type="string" office:string-value="N" calcext:value-type="string">
            <text:p>N</text:p>
          </table:table-cell>
          <table:table-cell table:formula="of:=[Sheet1.F114]" office:value-type="float" office:value="5.10111930734042E-071" calcext:value-type="float">
            <text:p>0.000</text:p>
          </table:table-cell>
          <table:table-cell table:formula="of:=[Sheet1.F213]" office:value-type="float" office:value="1.58276745573837E-019" calcext:value-type="float">
            <text:p>0.000</text:p>
          </table:table-cell>
          <table:table-cell table:formula="of:=IF([.H100]&lt;0.05;&quot;Y&quot;;&quot;N&quot;)" office:value-type="string" office:string-value="Y" calcext:value-type="string">
            <text:p>Y</text:p>
          </table:table-cell>
          <table:table-cell table:formula="of:=IF([.I100]&lt;0.05;&quot;Y&quot;;&quot;N&quot;)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g(I(1 + abs(capital_gain - capital_loss)))</text:p>
          </table:table-cell>
          <table:table-cell table:formula="of:=[Sheet1.C115]" office:value-type="float" office:value="0.186845635276518" calcext:value-type="float">
            <text:p>0.187</text:p>
          </table:table-cell>
          <table:table-cell table:formula="of:=[Sheet1.C214]" office:value-type="float" office:value="0.119414260990489" calcext:value-type="float">
            <text:p>0.119</text:p>
          </table:table-cell>
          <table:table-cell table:formula="of:=[$Sheet1.D115]" office:value-type="float" office:value="0.00586077654881729" calcext:value-type="float">
            <text:p>0.006</text:p>
          </table:table-cell>
          <table:table-cell table:formula="of:=[$Sheet1.D214]" office:value-type="float" office:value="0.00641630091540266" calcext:value-type="float">
            <text:p>0.006</text:p>
          </table:table-cell>
          <table:table-cell table:formula="of:=[.B101]-[.C101]" office:value-type="float" office:value="0.067431374286029" calcext:value-type="float">
            <text:p>0.067</text:p>
          </table:table-cell>
          <table:table-cell table:formula="of:=IF(ABS([.F101])&lt;2*[.D101];&quot;Y&quot;;&quot;N&quot;)" office:value-type="string" office:string-value="N" calcext:value-type="string">
            <text:p>N</text:p>
          </table:table-cell>
          <table:table-cell table:formula="of:=[Sheet1.F115]" office:value-type="float" office:value="4.9446915693473E-223" calcext:value-type="float">
            <text:p>0.000</text:p>
          </table:table-cell>
          <table:table-cell table:formula="of:=[Sheet1.F214]" office:value-type="float" office:value="2.61318855305006E-077" calcext:value-type="float">
            <text:p>0.000</text:p>
          </table:table-cell>
          <table:table-cell table:formula="of:=IF([.H101]&lt;0.05;&quot;Y&quot;;&quot;N&quot;)" office:value-type="string" office:string-value="Y" calcext:value-type="string">
            <text:p>Y</text:p>
          </table:table-cell>
          <table:table-cell table:formula="of:=IF([.I101]&lt;0.05;&quot;Y&quot;;&quot;N&quot;)" office:value-type="string" office:string-value="Y" calcext:value-type="string">
            <text:p>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number:percentage-style style:name="N137">
      <number:number number:decimal-places="3" number:min-decimal-places="3" number:min-integer-digits="1"/>
      <number:text>%</number:text>
    </number:percentage-style>
    <number:percentage-style style:name="N138">
      <number:number number:decimal-places="4" number:min-decimal-places="4" number:min-integer-digits="1"/>
      <number:text>%</number:text>
    </number:percentage-style>
    <number:percentage-style style:name="N13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5:23:54.906789644</meta:creation-date>
    <dc:date>2025-02-15T15:55:37.410495859</dc:date>
    <meta:editing-duration>PT31M39S</meta:editing-duration>
    <meta:editing-cycles>7</meta:editing-cycles>
    <meta:generator>LibreOffice/24.2.7.2$Linux_X86_64 LibreOffice_project/420$Build-2</meta:generator>
    <meta:document-statistic meta:table-count="2" meta:cell-count="2444" meta:object-count="0"/>
  </office:meta>
</office:document-meta>
</file>